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pecifi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recis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c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score</text:p>
          </table:table-cell>
          <table:table-cell table:number-columns-repeated="16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office:value-type="string" calcext:value-type="string">
            <text:p>C_9_682</text:p>
          </table:table-cell>
          <table:table-cell office:value-type="string" calcext:value-type="string">
            <text:p>C_9_1364</text:p>
          </table:table-cell>
          <table:table-cell office:value-type="string" calcext:value-type="string">
            <text:p>C_9_6820</text:p>
          </table:table-cell>
          <table:table-cell office:value-type="string" calcext:value-type="string">
            <text:p>C_9_9548</text:p>
          </table:table-cell>
          <table:table-cell office:value-type="string" calcext:value-type="string">
            <text:p>C_9_682_Gabor</text:p>
          </table:table-cell>
          <table:table-cell office:value-type="string" calcext:value-type="string">
            <text:p>C_9_1364_Gabor</text:p>
          </table:table-cell>
          <table:table-cell office:value-type="string" calcext:value-type="string">
            <text:p>C_9_6820_Gabor</text:p>
          </table:table-cell>
          <table:table-cell office:value-type="string" calcext:value-type="string">
            <text:p>C_9_9548_Gabor</text:p>
          </table:table-cell>
          <table:table-cell office:value-type="string" calcext:value-type="string">
            <text:p>C_16_682</text:p>
          </table:table-cell>
          <table:table-cell office:value-type="string" calcext:value-type="string">
            <text:p>C_16_1364</text:p>
          </table:table-cell>
          <table:table-cell office:value-type="string" calcext:value-type="string">
            <text:p>C_16_6820</text:p>
          </table:table-cell>
          <table:table-cell office:value-type="string" calcext:value-type="string">
            <text:p>C_16_9548</text:p>
          </table:table-cell>
          <table:table-cell office:value-type="string" calcext:value-type="string">
            <text:p>C_16_682_Gabor</text:p>
          </table:table-cell>
          <table:table-cell office:value-type="string" calcext:value-type="string">
            <text:p>C_16_1364_Gabor</text:p>
          </table:table-cell>
          <table:table-cell office:value-type="string" calcext:value-type="string">
            <text:p>C_16_6820_Gabor</text:p>
          </table:table-cell>
          <table:table-cell office:value-type="string" calcext:value-type="string">
            <text:p>C_16_9548_Gabor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976234851579521" calcext:value-type="float">
            <text:p>0.9762348516</text:p>
          </table:table-cell>
          <table:table-cell office:value-type="float" office:value="0.970249608523965" calcext:value-type="float">
            <text:p>0.9702496085</text:p>
          </table:table-cell>
          <table:table-cell office:value-type="float" office:value="0.924127908745819" calcext:value-type="float">
            <text:p>0.9241279087</text:p>
          </table:table-cell>
          <table:table-cell office:value-type="float" office:value="0.950603321335079" calcext:value-type="float">
            <text:p>0.9506033213</text:p>
          </table:table-cell>
          <table:table-cell office:value-type="float" office:value="0.964405807461874" calcext:value-type="float">
            <text:p>0.9644058075</text:p>
          </table:table-cell>
          <table:table-cell office:value-type="float" office:value="0.953240910947713" calcext:value-type="float">
            <text:p>0.9532409109</text:p>
          </table:table-cell>
          <table:table-cell office:value-type="float" office:value="0.863685876393248" calcext:value-type="float">
            <text:p>0.8636858764</text:p>
          </table:table-cell>
          <table:table-cell office:value-type="float" office:value="0.928000756708115" calcext:value-type="float">
            <text:p>0.9280007567</text:p>
          </table:table-cell>
          <table:table-cell office:value-type="float" office:value="0.985430964052288" calcext:value-type="float">
            <text:p>0.9854309641</text:p>
          </table:table-cell>
          <table:table-cell office:value-type="float" office:value="0.971039709286492" calcext:value-type="float">
            <text:p>0.9710397093</text:p>
          </table:table-cell>
          <table:table-cell office:value-type="float" office:value="0.91926612742136" calcext:value-type="float">
            <text:p>0.9192661274</text:p>
          </table:table-cell>
          <table:table-cell office:value-type="float" office:value="0.933953441999346" calcext:value-type="float">
            <text:p>0.933953442</text:p>
          </table:table-cell>
          <table:table-cell office:value-type="float" office:value="0.974893620642702" calcext:value-type="float">
            <text:p>0.9748936206</text:p>
          </table:table-cell>
          <table:table-cell office:value-type="float" office:value="0.966537054057734" calcext:value-type="float">
            <text:p>0.9665370541</text:p>
          </table:table-cell>
          <table:table-cell office:value-type="float" office:value="0.875044657687638" calcext:value-type="float">
            <text:p>0.8750446577</text:p>
          </table:table-cell>
          <table:table-cell office:value-type="float" office:value="0.913808261411977" calcext:value-type="float">
            <text:p>0.9138082614</text:p>
          </table:table-cell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977024952342048" calcext:value-type="float">
            <text:p>0.9770249523</text:p>
          </table:table-cell>
          <table:table-cell office:value-type="float" office:value="0.97520143995098" calcext:value-type="float">
            <text:p>0.97520144</text:p>
          </table:table-cell>
          <table:table-cell office:value-type="float" office:value="0.941877885298295" calcext:value-type="float">
            <text:p>0.9418778853</text:p>
          </table:table-cell>
          <table:table-cell office:value-type="float" office:value="0.943584278366329" calcext:value-type="float">
            <text:p>0.9435842784</text:p>
          </table:table-cell>
          <table:table-cell office:value-type="float" office:value="0.975087656590414" calcext:value-type="float">
            <text:p>0.9750876566</text:p>
          </table:table-cell>
          <table:table-cell office:value-type="float" office:value="0.97856328295207" calcext:value-type="float">
            <text:p>0.978563283</text:p>
          </table:table-cell>
          <table:table-cell office:value-type="float" office:value="0.932767694646662" calcext:value-type="float">
            <text:p>0.9327676946</text:p>
          </table:table-cell>
          <table:table-cell office:value-type="float" office:value="0.941348602135144" calcext:value-type="float">
            <text:p>0.9413486021</text:p>
          </table:table-cell>
          <table:table-cell office:value-type="float" office:value="0.972455575980392" calcext:value-type="float">
            <text:p>0.972455576</text:p>
          </table:table-cell>
          <table:table-cell office:value-type="float" office:value="0.973666343273421" calcext:value-type="float">
            <text:p>0.9736663433</text:p>
          </table:table-cell>
          <table:table-cell office:value-type="float" office:value="0.939171083511845" calcext:value-type="float">
            <text:p>0.9391710835</text:p>
          </table:table-cell>
          <table:table-cell office:value-type="float" office:value="0.950904726357984" calcext:value-type="float">
            <text:p>0.9509047264</text:p>
          </table:table-cell>
          <table:table-cell office:value-type="float" office:value="0.971497310729848" calcext:value-type="float">
            <text:p>0.9714973107</text:p>
          </table:table-cell>
          <table:table-cell office:value-type="float" office:value="0.971648454520697" calcext:value-type="float">
            <text:p>0.9716484545</text:p>
          </table:table-cell>
          <table:table-cell office:value-type="float" office:value="0.941930955456149" calcext:value-type="float">
            <text:p>0.9419309555</text:p>
          </table:table-cell>
          <table:table-cell office:value-type="float" office:value="0.948422864344732" calcext:value-type="float">
            <text:p>0.9484228643</text:p>
          </table:table-cell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974420785675381" calcext:value-type="float">
            <text:p>0.9744207857</text:p>
          </table:table-cell>
          <table:table-cell office:value-type="float" office:value="0.972714886301743" calcext:value-type="float">
            <text:p>0.9727148863</text:p>
          </table:table-cell>
          <table:table-cell office:value-type="float" office:value="0.935944229976173" calcext:value-type="float">
            <text:p>0.93594423</text:p>
          </table:table-cell>
          <table:table-cell office:value-type="float" office:value="0.957907471981348" calcext:value-type="float">
            <text:p>0.957907472</text:p>
          </table:table-cell>
          <table:table-cell office:value-type="float" office:value="0.967409449891068" calcext:value-type="float">
            <text:p>0.9674094499</text:p>
          </table:table-cell>
          <table:table-cell office:value-type="float" office:value="0.965137697440087" calcext:value-type="float">
            <text:p>0.9651376974</text:p>
          </table:table-cell>
          <table:table-cell office:value-type="float" office:value="0.897947607851448" calcext:value-type="float">
            <text:p>0.8979476079</text:p>
          </table:table-cell>
          <table:table-cell office:value-type="float" office:value="0.948090334587696" calcext:value-type="float">
            <text:p>0.9480903346</text:p>
          </table:table-cell>
          <table:table-cell office:value-type="float" office:value="0.975526960784314" calcext:value-type="float">
            <text:p>0.9755269608</text:p>
          </table:table-cell>
          <table:table-cell office:value-type="float" office:value="0.97725702954793" calcext:value-type="float">
            <text:p>0.9772570295</text:p>
          </table:table-cell>
          <table:table-cell office:value-type="float" office:value="0.941836695517263" calcext:value-type="float">
            <text:p>0.9418366955</text:p>
          </table:table-cell>
          <table:table-cell office:value-type="float" office:value="0.951246331499509" calcext:value-type="float">
            <text:p>0.9512463315</text:p>
          </table:table-cell>
          <table:table-cell office:value-type="float" office:value="0.970579214324619" calcext:value-type="float">
            <text:p>0.9705792143</text:p>
          </table:table-cell>
          <table:table-cell office:value-type="float" office:value="0.976236553649237" calcext:value-type="float">
            <text:p>0.9762365536</text:p>
          </table:table-cell>
          <table:table-cell office:value-type="float" office:value="0.920546612781514" calcext:value-type="float">
            <text:p>0.9205466128</text:p>
          </table:table-cell>
          <table:table-cell office:value-type="float" office:value="0.934076151423429" calcext:value-type="float">
            <text:p>0.9340761514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975894607843137" calcext:value-type="float">
            <text:p>0.9758946078</text:p>
          </table:table-cell>
          <table:table-cell office:value-type="float" office:value="0.972295496323529" calcext:value-type="float">
            <text:p>0.9722954963</text:p>
          </table:table-cell>
          <table:table-cell office:value-type="float" office:value="0.937406478389617" calcext:value-type="float">
            <text:p>0.9374064784</text:p>
          </table:table-cell>
          <table:table-cell office:value-type="float" office:value="0.956467809227749" calcext:value-type="float">
            <text:p>0.9564678092</text:p>
          </table:table-cell>
          <table:table-cell office:value-type="float" office:value="0.975415815631808" calcext:value-type="float">
            <text:p>0.9754158156</text:p>
          </table:table-cell>
          <table:table-cell office:value-type="float" office:value="0.971064474400872" calcext:value-type="float">
            <text:p>0.9710644744</text:p>
          </table:table-cell>
          <table:table-cell office:value-type="float" office:value="0.944057274424086" calcext:value-type="float">
            <text:p>0.9440572744</text:p>
          </table:table-cell>
          <table:table-cell office:value-type="float" office:value="0.954140803951244" calcext:value-type="float">
            <text:p>0.954140804</text:p>
          </table:table-cell>
          <table:table-cell office:value-type="float" office:value="0.978130787037037" calcext:value-type="float">
            <text:p>0.978130787</text:p>
          </table:table-cell>
          <table:table-cell office:value-type="float" office:value="0.977493957652506" calcext:value-type="float">
            <text:p>0.9774939577</text:p>
          </table:table-cell>
          <table:table-cell office:value-type="float" office:value="0.93891298176606" calcext:value-type="float">
            <text:p>0.9389129818</text:p>
          </table:table-cell>
          <table:table-cell office:value-type="float" office:value="0.963090539103403" calcext:value-type="float">
            <text:p>0.9630905391</text:p>
          </table:table-cell>
          <table:table-cell office:value-type="float" office:value="0.975515046296296" calcext:value-type="float">
            <text:p>0.9755150463</text:p>
          </table:table-cell>
          <table:table-cell office:value-type="float" office:value="0.976517565359477" calcext:value-type="float">
            <text:p>0.9765175654</text:p>
          </table:table-cell>
          <table:table-cell office:value-type="float" office:value="0.937147213217101" calcext:value-type="float">
            <text:p>0.9371472132</text:p>
          </table:table-cell>
          <table:table-cell office:value-type="float" office:value="0.958835589823298" calcext:value-type="float">
            <text:p>0.9588355898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992706120642702" calcext:value-type="float">
            <text:p>0.9927061206</text:p>
          </table:table-cell>
          <table:table-cell office:value-type="float" office:value="0.98671117578976" calcext:value-type="float">
            <text:p>0.9867111758</text:p>
          </table:table-cell>
          <table:table-cell office:value-type="float" office:value="0.976246741510207" calcext:value-type="float">
            <text:p>0.9762467415</text:p>
          </table:table-cell>
          <table:table-cell office:value-type="float" office:value="0.985422631708115" calcext:value-type="float">
            <text:p>0.9854226317</text:p>
          </table:table-cell>
          <table:table-cell office:value-type="float" office:value="0.98853792211329" calcext:value-type="float">
            <text:p>0.9885379221</text:p>
          </table:table-cell>
          <table:table-cell office:value-type="float" office:value="0.981207958877996" calcext:value-type="float">
            <text:p>0.9812079589</text:p>
          </table:table-cell>
          <table:table-cell office:value-type="float" office:value="0.951229665985555" calcext:value-type="float">
            <text:p>0.951229666</text:p>
          </table:table-cell>
          <table:table-cell office:value-type="float" office:value="0.975136386411976" calcext:value-type="float">
            <text:p>0.9751363864</text:p>
          </table:table-cell>
          <table:table-cell office:value-type="float" office:value="0.991651518246187" calcext:value-type="float">
            <text:p>0.9916515182</text:p>
          </table:table-cell>
          <table:table-cell office:value-type="float" office:value="0.98730919798475" calcext:value-type="float">
            <text:p>0.987309198</text:p>
          </table:table-cell>
          <table:table-cell office:value-type="float" office:value="0.974121608342593" calcext:value-type="float">
            <text:p>0.9741216083</text:p>
          </table:table-cell>
          <table:table-cell office:value-type="float" office:value="0.977733863710733" calcext:value-type="float">
            <text:p>0.9777338637</text:p>
          </table:table-cell>
          <table:table-cell office:value-type="float" office:value="0.988559878812636" calcext:value-type="float">
            <text:p>0.9885598788</text:p>
          </table:table-cell>
          <table:table-cell office:value-type="float" office:value="0.987648931100218" calcext:value-type="float">
            <text:p>0.9876489311</text:p>
          </table:table-cell>
          <table:table-cell office:value-type="float" office:value="0.955291211080691" calcext:value-type="float">
            <text:p>0.9552912111</text:p>
          </table:table-cell>
          <table:table-cell office:value-type="float" office:value="0.976678882219405" calcext:value-type="float">
            <text:p>0.9766788822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994761710239651" calcext:value-type="float">
            <text:p>0.9947617102</text:p>
          </table:table-cell>
          <table:table-cell office:value-type="float" office:value="0.9969921875" calcext:value-type="float">
            <text:p>0.9969921875</text:p>
          </table:table-cell>
          <table:table-cell office:value-type="float" office:value="0.983711936257102" calcext:value-type="float">
            <text:p>0.9837119363</text:p>
          </table:table-cell>
          <table:table-cell office:value-type="float" office:value="0.988919530738711" calcext:value-type="float">
            <text:p>0.9889195307</text:p>
          </table:table-cell>
          <table:table-cell office:value-type="float" office:value="0.996068048747277" calcext:value-type="float">
            <text:p>0.9960680487</text:p>
          </table:table-cell>
          <table:table-cell office:value-type="float" office:value="0.994918130446623" calcext:value-type="float">
            <text:p>0.9949181304</text:p>
          </table:table-cell>
          <table:table-cell office:value-type="float" office:value="0.978920810733023" calcext:value-type="float">
            <text:p>0.9789208107</text:p>
          </table:table-cell>
          <table:table-cell office:value-type="float" office:value="0.987497954842932" calcext:value-type="float">
            <text:p>0.9874979548</text:p>
          </table:table-cell>
          <table:table-cell office:value-type="float" office:value="0.997362642973856" calcext:value-type="float">
            <text:p>0.997362643</text:p>
          </table:table-cell>
          <table:table-cell office:value-type="float" office:value="0.996395782271242" calcext:value-type="float">
            <text:p>0.9963957823</text:p>
          </table:table-cell>
          <table:table-cell office:value-type="float" office:value="0.989345561723905" calcext:value-type="float">
            <text:p>0.9893455617</text:p>
          </table:table-cell>
          <table:table-cell office:value-type="float" office:value="0.993337773028469" calcext:value-type="float">
            <text:p>0.993337773</text:p>
          </table:table-cell>
          <table:table-cell office:value-type="float" office:value="0.996721983932462" calcext:value-type="float">
            <text:p>0.9967219839</text:p>
          </table:table-cell>
          <table:table-cell office:value-type="float" office:value="0.995937670206972" calcext:value-type="float">
            <text:p>0.9959376702</text:p>
          </table:table-cell>
          <table:table-cell office:value-type="float" office:value="0.983182487599661" calcext:value-type="float">
            <text:p>0.9831824876</text:p>
          </table:table-cell>
          <table:table-cell office:value-type="float" office:value="0.990590679707952" calcext:value-type="float">
            <text:p>0.9905906797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991064644607843" calcext:value-type="float">
            <text:p>0.9910646446</text:p>
          </table:table-cell>
          <table:table-cell office:value-type="float" office:value="0.989749795751634" calcext:value-type="float">
            <text:p>0.9897497958</text:p>
          </table:table-cell>
          <table:table-cell office:value-type="float" office:value="0.987985560621334" calcext:value-type="float">
            <text:p>0.9879855606</text:p>
          </table:table-cell>
          <table:table-cell office:value-type="float" office:value="0.985040123425229" calcext:value-type="float">
            <text:p>0.9850401234</text:p>
          </table:table-cell>
          <table:table-cell office:value-type="float" office:value="0.991707175925926" calcext:value-type="float">
            <text:p>0.9917071759</text:p>
          </table:table-cell>
          <table:table-cell office:value-type="float" office:value="0.990473090277778" calcext:value-type="float">
            <text:p>0.9904730903</text:p>
          </table:table-cell>
          <table:table-cell office:value-type="float" office:value="0.988211422022487" calcext:value-type="float">
            <text:p>0.988211422</text:p>
          </table:table-cell>
          <table:table-cell office:value-type="float" office:value="0.983531692265216" calcext:value-type="float">
            <text:p>0.9835316923</text:p>
          </table:table-cell>
          <table:table-cell office:value-type="float" office:value="0.992195499727669" calcext:value-type="float">
            <text:p>0.9921954997</text:p>
          </table:table-cell>
          <table:table-cell office:value-type="float" office:value="0.986714409722222" calcext:value-type="float">
            <text:p>0.9867144097</text:p>
          </table:table-cell>
          <table:table-cell office:value-type="float" office:value="0.988715588522097" calcext:value-type="float">
            <text:p>0.9887155885</text:p>
          </table:table-cell>
          <table:table-cell office:value-type="float" office:value="0.987217640502291" calcext:value-type="float">
            <text:p>0.9872176405</text:p>
          </table:table-cell>
          <table:table-cell office:value-type="float" office:value="0.992493021514161" calcext:value-type="float">
            <text:p>0.9924930215</text:p>
          </table:table-cell>
          <table:table-cell office:value-type="float" office:value="0.987242817265795" calcext:value-type="float">
            <text:p>0.9872428173</text:p>
          </table:table-cell>
          <table:table-cell office:value-type="float" office:value="0.987199844852571" calcext:value-type="float">
            <text:p>0.9871998449</text:p>
          </table:table-cell>
          <table:table-cell office:value-type="float" office:value="0.986158376963351" calcext:value-type="float">
            <text:p>0.986158377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993696384803922" calcext:value-type="float">
            <text:p>0.9936963848</text:p>
          </table:table-cell>
          <table:table-cell office:value-type="float" office:value="0.99292458129085" calcext:value-type="float">
            <text:p>0.9929245813</text:p>
          </table:table-cell>
          <table:table-cell office:value-type="float" office:value="0.986819896530196" calcext:value-type="float">
            <text:p>0.9868198965</text:p>
          </table:table-cell>
          <table:table-cell office:value-type="float" office:value="0.98799537538858" calcext:value-type="float">
            <text:p>0.9879953754</text:p>
          </table:table-cell>
          <table:table-cell office:value-type="float" office:value="0.992153288398693" calcext:value-type="float">
            <text:p>0.9921532884</text:p>
          </table:table-cell>
          <table:table-cell office:value-type="float" office:value="0.993453329248366" calcext:value-type="float">
            <text:p>0.9934533292</text:p>
          </table:table-cell>
          <table:table-cell office:value-type="float" office:value="0.985668215933433" calcext:value-type="float">
            <text:p>0.9856682159</text:p>
          </table:table-cell>
          <table:table-cell office:value-type="float" office:value="0.986068262230039" calcext:value-type="float">
            <text:p>0.9860682622</text:p>
          </table:table-cell>
          <table:table-cell office:value-type="float" office:value="0.994405807461874" calcext:value-type="float">
            <text:p>0.9944058075</text:p>
          </table:table-cell>
          <table:table-cell office:value-type="float" office:value="0.990096422249455" calcext:value-type="float">
            <text:p>0.9900964222</text:p>
          </table:table-cell>
          <table:table-cell office:value-type="float" office:value="0.98666146913232" calcext:value-type="float">
            <text:p>0.9866614691</text:p>
          </table:table-cell>
          <table:table-cell office:value-type="float" office:value="0.988141028918521" calcext:value-type="float">
            <text:p>0.9881410289</text:p>
          </table:table-cell>
          <table:table-cell office:value-type="float" office:value="0.9937794458061" calcext:value-type="float">
            <text:p>0.9937794458</text:p>
          </table:table-cell>
          <table:table-cell office:value-type="float" office:value="0.991386165577342" calcext:value-type="float">
            <text:p>0.9913861656</text:p>
          </table:table-cell>
          <table:table-cell office:value-type="float" office:value="0.985715200474535" calcext:value-type="float">
            <text:p>0.9857152005</text:p>
          </table:table-cell>
          <table:table-cell office:value-type="float" office:value="0.986611443165085" calcext:value-type="float">
            <text:p>0.9866114432</text:p>
          </table:table-cell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998818763616558" calcext:value-type="float">
            <text:p>0.9988187636</text:p>
          </table:table-cell>
          <table:table-cell office:value-type="float" office:value="0.999109562227669" calcext:value-type="float">
            <text:p>0.9991095622</text:p>
          </table:table-cell>
          <table:table-cell office:value-type="float" office:value="0.997368015501856" calcext:value-type="float">
            <text:p>0.9973680155</text:p>
          </table:table-cell>
          <table:table-cell office:value-type="float" office:value="0.998308591193554" calcext:value-type="float">
            <text:p>0.9983085912</text:p>
          </table:table-cell>
          <table:table-cell office:value-type="float" office:value="0.998151211873638" calcext:value-type="float">
            <text:p>0.9981512119</text:p>
          </table:table-cell>
          <table:table-cell office:value-type="float" office:value="0.999247089460784" calcext:value-type="float">
            <text:p>0.9992470895</text:p>
          </table:table-cell>
          <table:table-cell office:value-type="float" office:value="0.99684628573331" calcext:value-type="float">
            <text:p>0.9968462857</text:p>
          </table:table-cell>
          <table:table-cell office:value-type="float" office:value="0.998315621420975" calcext:value-type="float">
            <text:p>0.9983156214</text:p>
          </table:table-cell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8"/>
          <table:table-cell office:value-type="float" office:value="0.99086550245098" calcext:value-type="float">
            <text:p>0.9908655025</text:p>
          </table:table-cell>
          <table:table-cell office:value-type="float" office:value="0.99366881127451" calcext:value-type="float">
            <text:p>0.9936688113</text:p>
          </table:table-cell>
          <table:table-cell office:value-type="float" office:value="0.988422360238442" calcext:value-type="float">
            <text:p>0.9884223602</text:p>
          </table:table-cell>
          <table:table-cell office:value-type="float" office:value="0.99330108802356" calcext:value-type="float">
            <text:p>0.993301088</text:p>
          </table:table-cell>
          <table:table-cell office:value-type="float" office:value="0.990609681372549" calcext:value-type="float">
            <text:p>0.9906096814</text:p>
          </table:table-cell>
          <table:table-cell office:value-type="float" office:value="0.993961822576253" calcext:value-type="float">
            <text:p>0.9939618226</text:p>
          </table:table-cell>
          <table:table-cell office:value-type="float" office:value="0.988851485713836" calcext:value-type="float">
            <text:p>0.9888514857</text:p>
          </table:table-cell>
          <table:table-cell office:value-type="float" office:value="0.993508671465969" calcext:value-type="float">
            <text:p>0.9935086715</text:p>
          </table:table-cell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8"/>
          <table:table-cell office:value-type="float" office:value="0.997007080610022" calcext:value-type="float">
            <text:p>0.9970070806</text:p>
          </table:table-cell>
          <table:table-cell office:value-type="float" office:value="0.99593954248366" calcext:value-type="float">
            <text:p>0.9959395425</text:p>
          </table:table-cell>
          <table:table-cell office:value-type="float" office:value="0.99733076347284" calcext:value-type="float">
            <text:p>0.9973307635</text:p>
          </table:table-cell>
          <table:table-cell office:value-type="float" office:value="0.996509364262925" calcext:value-type="float">
            <text:p>0.9965093643</text:p>
          </table:table-cell>
          <table:table-cell office:value-type="float" office:value="0.996766748366013" calcext:value-type="float">
            <text:p>0.9967667484</text:p>
          </table:table-cell>
          <table:table-cell office:value-type="float" office:value="0.997025292755991" calcext:value-type="float">
            <text:p>0.9970252928</text:p>
          </table:table-cell>
          <table:table-cell office:value-type="float" office:value="0.997496037189562" calcext:value-type="float">
            <text:p>0.9974960372</text:p>
          </table:table-cell>
          <table:table-cell office:value-type="float" office:value="0.997041680301047" calcext:value-type="float">
            <text:p>0.9970416803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8"/>
          <table:table-cell office:value-type="float" office:value="0.967101034858388" calcext:value-type="float">
            <text:p>0.9671010349</text:p>
          </table:table-cell>
          <table:table-cell office:value-type="float" office:value="0.965040679466231" calcext:value-type="float">
            <text:p>0.9650406795</text:p>
          </table:table-cell>
          <table:table-cell office:value-type="float" office:value="0.979215985519096" calcext:value-type="float">
            <text:p>0.9792159855</text:p>
          </table:table-cell>
          <table:table-cell office:value-type="float" office:value="0.967319987831316" calcext:value-type="float">
            <text:p>0.9673199878</text:p>
          </table:table-cell>
          <table:table-cell office:value-type="float" office:value="0.965699550653595" calcext:value-type="float">
            <text:p>0.9656995507</text:p>
          </table:table-cell>
          <table:table-cell office:value-type="float" office:value="0.968483796296296" calcext:value-type="float">
            <text:p>0.9684837963</text:p>
          </table:table-cell>
          <table:table-cell office:value-type="float" office:value="0.974106058696848" calcext:value-type="float">
            <text:p>0.9741060587</text:p>
          </table:table-cell>
          <table:table-cell office:value-type="float" office:value="0.96742218177356" calcext:value-type="float">
            <text:p>0.9674221818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8"/>
          <table:table-cell office:value-type="float" office:value="0.972238051470588" calcext:value-type="float">
            <text:p>0.9722380515</text:p>
          </table:table-cell>
          <table:table-cell office:value-type="float" office:value="0.972730800653595" calcext:value-type="float">
            <text:p>0.9727308007</text:p>
          </table:table-cell>
          <table:table-cell office:value-type="float" office:value="0.974767041695782" calcext:value-type="float">
            <text:p>0.9747670417</text:p>
          </table:table-cell>
          <table:table-cell office:value-type="float" office:value="0.969226713330334" calcext:value-type="float">
            <text:p>0.9692267133</text:p>
          </table:table-cell>
          <table:table-cell office:value-type="float" office:value="0.971939678649238" calcext:value-type="float">
            <text:p>0.9719396786</text:p>
          </table:table-cell>
          <table:table-cell office:value-type="float" office:value="0.972127331835512" calcext:value-type="float">
            <text:p>0.9721273318</text:p>
          </table:table-cell>
          <table:table-cell office:value-type="float" office:value="0.972085208836888" calcext:value-type="float">
            <text:p>0.9720852088</text:p>
          </table:table-cell>
          <table:table-cell office:value-type="float" office:value="0.968430060741165" calcext:value-type="float">
            <text:p>0.9684300607</text:p>
          </table:table-cell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8"/>
          <table:table-cell office:value-type="float" office:value="0.974761710239651" calcext:value-type="float">
            <text:p>0.9747617102</text:p>
          </table:table-cell>
          <table:table-cell office:value-type="float" office:value="0.967210903458606" calcext:value-type="float">
            <text:p>0.9672109035</text:p>
          </table:table-cell>
          <table:table-cell office:value-type="float" office:value="0.96214746380132" calcext:value-type="float">
            <text:p>0.9621474638</text:p>
          </table:table-cell>
          <table:table-cell office:value-type="float" office:value="0.963266550433573" calcext:value-type="float">
            <text:p>0.9632665504</text:p>
          </table:table-cell>
          <table:table-cell office:value-type="float" office:value="0.971885723039216" calcext:value-type="float">
            <text:p>0.971885723</text:p>
          </table:table-cell>
          <table:table-cell office:value-type="float" office:value="0.964026841639434" calcext:value-type="float">
            <text:p>0.9640268416</text:p>
          </table:table-cell>
          <table:table-cell office:value-type="float" office:value="0.950371974374542" calcext:value-type="float">
            <text:p>0.9503719744</text:p>
          </table:table-cell>
          <table:table-cell office:value-type="float" office:value="0.960172611256545" calcext:value-type="float">
            <text:p>0.9601726113</text:p>
          </table:table-cell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8"/>
          <table:table-cell office:value-type="float" office:value="0.993585920479303" calcext:value-type="float">
            <text:p>0.9935859205</text:p>
          </table:table-cell>
          <table:table-cell office:value-type="float" office:value="0.991593307461874" calcext:value-type="float">
            <text:p>0.9915933075</text:p>
          </table:table-cell>
          <table:table-cell office:value-type="float" office:value="0.985525382928485" calcext:value-type="float">
            <text:p>0.9855253829</text:p>
          </table:table-cell>
          <table:table-cell office:value-type="float" office:value="0.987384192981021" calcext:value-type="float">
            <text:p>0.987384193</text:p>
          </table:table-cell>
          <table:table-cell office:value-type="float" office:value="0.99210324754902" calcext:value-type="float">
            <text:p>0.9921032475</text:p>
          </table:table-cell>
          <table:table-cell office:value-type="float" office:value="0.991081409994553" calcext:value-type="float">
            <text:p>0.99108141</text:p>
          </table:table-cell>
          <table:table-cell office:value-type="float" office:value="0.984499441913146" calcext:value-type="float">
            <text:p>0.9844994419</text:p>
          </table:table-cell>
          <table:table-cell office:value-type="float" office:value="0.987071795238874" calcext:value-type="float">
            <text:p>0.9870717952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56941040305011" calcext:value-type="float">
            <text:p>0.9569410403</text:p>
          </table:table-cell>
          <table:table-cell office:value-type="float" office:value="0.951357485702614" calcext:value-type="float">
            <text:p>0.9513574857</text:p>
          </table:table-cell>
          <table:table-cell office:value-type="float" office:value="0.913800594743745" calcext:value-type="float">
            <text:p>0.9138005947</text:p>
          </table:table-cell>
          <table:table-cell office:value-type="float" office:value="0.925719000531741" calcext:value-type="float">
            <text:p>0.9257190005</text:p>
          </table:table-cell>
          <table:table-cell office:value-type="float" office:value="0.949278833061002" calcext:value-type="float">
            <text:p>0.9492788331</text:p>
          </table:table-cell>
          <table:table-cell office:value-type="float" office:value="0.945088422521787" calcext:value-type="float">
            <text:p>0.9450884225</text:p>
          </table:table-cell>
          <table:table-cell office:value-type="float" office:value="0.896964333274148" calcext:value-type="float">
            <text:p>0.8969643333</text:p>
          </table:table-cell>
          <table:table-cell office:value-type="float" office:value="0.916008403039103" calcext:value-type="float">
            <text:p>0.916008403</text:p>
          </table:table-cell>
          <table:table-cell office:value-type="float" office:value="0.907508340141612" calcext:value-type="float">
            <text:p>0.9075083401</text:p>
          </table:table-cell>
          <table:table-cell office:value-type="float" office:value="0.900797164351852" calcext:value-type="float">
            <text:p>0.9007971644</text:p>
          </table:table-cell>
          <table:table-cell office:value-type="float" office:value="0.891152256045523" calcext:value-type="float">
            <text:p>0.891152256</text:p>
          </table:table-cell>
          <table:table-cell office:value-type="float" office:value="0.88369850038858" calcext:value-type="float">
            <text:p>0.8836985004</text:p>
          </table:table-cell>
          <table:table-cell office:value-type="float" office:value="0.905077444172113" calcext:value-type="float">
            <text:p>0.9050774442</text:p>
          </table:table-cell>
          <table:table-cell office:value-type="float" office:value="0.905559470315904" calcext:value-type="float">
            <text:p>0.9055594703</text:p>
          </table:table-cell>
          <table:table-cell office:value-type="float" office:value="0.878143288173284" calcext:value-type="float">
            <text:p>0.8781432882</text:p>
          </table:table-cell>
          <table:table-cell office:value-type="float" office:value="0.879497492126145" calcext:value-type="float">
            <text:p>0.879497492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ensitiv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99025809575092" calcext:value-type="float">
            <text:p>0.8990258096</text:p>
          </table:table-cell>
          <table:table-cell office:value-type="float" office:value="0.905636409460481" calcext:value-type="float">
            <text:p>0.9056364095</text:p>
          </table:table-cell>
          <table:table-cell office:value-type="float" office:value="0.905946485774572" calcext:value-type="float">
            <text:p>0.9059464858</text:p>
          </table:table-cell>
          <table:table-cell office:value-type="float" office:value="0.903222609325853" calcext:value-type="float">
            <text:p>0.9032226093</text:p>
          </table:table-cell>
          <table:table-cell office:value-type="float" office:value="0.862164118411192" calcext:value-type="float">
            <text:p>0.8621641184</text:p>
          </table:table-cell>
          <table:table-cell office:value-type="float" office:value="0.917692759365581" calcext:value-type="float">
            <text:p>0.9176927594</text:p>
          </table:table-cell>
          <table:table-cell office:value-type="float" office:value="0.872656392048199" calcext:value-type="float">
            <text:p>0.872656392</text:p>
          </table:table-cell>
          <table:table-cell office:value-type="float" office:value="0.917959178805149" calcext:value-type="float">
            <text:p>0.9179591788</text:p>
          </table:table-cell>
          <table:table-cell office:value-type="float" office:value="0.92583592693749" calcext:value-type="float">
            <text:p>0.9258359269</text:p>
          </table:table-cell>
          <table:table-cell office:value-type="float" office:value="0.899195490195604" calcext:value-type="float">
            <text:p>0.8991954902</text:p>
          </table:table-cell>
          <table:table-cell office:value-type="float" office:value="0.922328863364531" calcext:value-type="float">
            <text:p>0.9223288634</text:p>
          </table:table-cell>
          <table:table-cell office:value-type="float" office:value="0.951374453260709" calcext:value-type="float">
            <text:p>0.9513744533</text:p>
          </table:table-cell>
          <table:table-cell office:value-type="float" office:value="0.902058852885933" calcext:value-type="float">
            <text:p>0.9020588529</text:p>
          </table:table-cell>
          <table:table-cell office:value-type="float" office:value="0.909135403029284" calcext:value-type="float">
            <text:p>0.909135403</text:p>
          </table:table-cell>
          <table:table-cell office:value-type="float" office:value="0.913696870577094" calcext:value-type="float">
            <text:p>0.9136968706</text:p>
          </table:table-cell>
          <table:table-cell office:value-type="float" office:value="0.921578798245457" calcext:value-type="float">
            <text:p>0.9215787982</text:p>
          </table:table-cell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88426793474246" calcext:value-type="float">
            <text:p>0.2884267935</text:p>
          </table:table-cell>
          <table:table-cell office:value-type="float" office:value="0.64139956653389" calcext:value-type="float">
            <text:p>0.6413995665</text:p>
          </table:table-cell>
          <table:table-cell office:value-type="float" office:value="0.480292233635295" calcext:value-type="float">
            <text:p>0.4802922336</text:p>
          </table:table-cell>
          <table:table-cell office:value-type="float" office:value="0.544402452373916" calcext:value-type="float">
            <text:p>0.5444024524</text:p>
          </table:table-cell>
          <table:table-cell office:value-type="float" office:value="0.272918387770591" calcext:value-type="float">
            <text:p>0.2729183878</text:p>
          </table:table-cell>
          <table:table-cell office:value-type="float" office:value="0.446959618170836" calcext:value-type="float">
            <text:p>0.4469596182</text:p>
          </table:table-cell>
          <table:table-cell office:value-type="float" office:value="0.194157980517758" calcext:value-type="float">
            <text:p>0.1941579805</text:p>
          </table:table-cell>
          <table:table-cell office:value-type="float" office:value="0.352379951468636" calcext:value-type="float">
            <text:p>0.3523799515</text:p>
          </table:table-cell>
          <table:table-cell office:value-type="float" office:value="0.519033020177284" calcext:value-type="float">
            <text:p>0.5190330202</text:p>
          </table:table-cell>
          <table:table-cell office:value-type="float" office:value="0.645857618717604" calcext:value-type="float">
            <text:p>0.6458576187</text:p>
          </table:table-cell>
          <table:table-cell office:value-type="float" office:value="0.486493805272867" calcext:value-type="float">
            <text:p>0.4864938053</text:p>
          </table:table-cell>
          <table:table-cell office:value-type="float" office:value="0.320489290058622" calcext:value-type="float">
            <text:p>0.3204892901</text:p>
          </table:table-cell>
          <table:table-cell office:value-type="float" office:value="0.41062098659577" calcext:value-type="float">
            <text:p>0.4106209866</text:p>
          </table:table-cell>
          <table:table-cell office:value-type="float" office:value="0.487661161802138" calcext:value-type="float">
            <text:p>0.4876611618</text:p>
          </table:table-cell>
          <table:table-cell office:value-type="float" office:value="0.199593344458306" calcext:value-type="float">
            <text:p>0.1995933445</text:p>
          </table:table-cell>
          <table:table-cell office:value-type="float" office:value="0.151093458368284" calcext:value-type="float">
            <text:p>0.1510934584</text:p>
          </table:table-cell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556791897625402" calcext:value-type="float">
            <text:p>0.5567918976</text:p>
          </table:table-cell>
          <table:table-cell office:value-type="float" office:value="0.568246003034193" calcext:value-type="float">
            <text:p>0.568246003</text:p>
          </table:table-cell>
          <table:table-cell office:value-type="float" office:value="0.563036230295946" calcext:value-type="float">
            <text:p>0.5630362303</text:p>
          </table:table-cell>
          <table:table-cell office:value-type="float" office:value="0.59661273985004" calcext:value-type="float">
            <text:p>0.5966127399</text:p>
          </table:table-cell>
          <table:table-cell office:value-type="float" office:value="0.432347909395744" calcext:value-type="float">
            <text:p>0.4323479094</text:p>
          </table:table-cell>
          <table:table-cell office:value-type="float" office:value="0.485286497841055" calcext:value-type="float">
            <text:p>0.4852864978</text:p>
          </table:table-cell>
          <table:table-cell office:value-type="float" office:value="0.477239129287813" calcext:value-type="float">
            <text:p>0.4772391293</text:p>
          </table:table-cell>
          <table:table-cell office:value-type="float" office:value="0.494740261362785" calcext:value-type="float">
            <text:p>0.4947402614</text:p>
          </table:table-cell>
          <table:table-cell office:value-type="float" office:value="0.463401513157142" calcext:value-type="float">
            <text:p>0.4634015132</text:p>
          </table:table-cell>
          <table:table-cell office:value-type="float" office:value="0.616785915725032" calcext:value-type="float">
            <text:p>0.6167859157</text:p>
          </table:table-cell>
          <table:table-cell office:value-type="float" office:value="0.554551705014424" calcext:value-type="float">
            <text:p>0.554551705</text:p>
          </table:table-cell>
          <table:table-cell office:value-type="float" office:value="0.690964763443937" calcext:value-type="float">
            <text:p>0.6909647634</text:p>
          </table:table-cell>
          <table:table-cell office:value-type="float" office:value="0.399378483866906" calcext:value-type="float">
            <text:p>0.3993784839</text:p>
          </table:table-cell>
          <table:table-cell office:value-type="float" office:value="0.572233876027454" calcext:value-type="float">
            <text:p>0.572233876</text:p>
          </table:table-cell>
          <table:table-cell office:value-type="float" office:value="0.481898258581017" calcext:value-type="float">
            <text:p>0.4818982586</text:p>
          </table:table-cell>
          <table:table-cell office:value-type="float" office:value="0.678434687634762" calcext:value-type="float">
            <text:p>0.6784346876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383858144484788" calcext:value-type="float">
            <text:p>0.3838581445</text:p>
          </table:table-cell>
          <table:table-cell office:value-type="float" office:value="0.292588530029115" calcext:value-type="float">
            <text:p>0.29258853</text:p>
          </table:table-cell>
          <table:table-cell office:value-type="float" office:value="0.326415255734982" calcext:value-type="float">
            <text:p>0.3264152557</text:p>
          </table:table-cell>
          <table:table-cell office:value-type="float" office:value="0.575479686581348" calcext:value-type="float">
            <text:p>0.5754796866</text:p>
          </table:table-cell>
          <table:table-cell office:value-type="float" office:value="0.216570677350695" calcext:value-type="float">
            <text:p>0.2165706774</text:p>
          </table:table-cell>
          <table:table-cell office:value-type="float" office:value="0.160265420813867" calcext:value-type="float">
            <text:p>0.1602654208</text:p>
          </table:table-cell>
          <table:table-cell office:value-type="float" office:value="0.0324295731173433" calcext:value-type="float">
            <text:p>0.0324295731</text:p>
          </table:table-cell>
          <table:table-cell office:value-type="float" office:value="0.379447585451202" calcext:value-type="float">
            <text:p>0.3794475855</text:p>
          </table:table-cell>
          <table:table-cell office:value-type="float" office:value="0.56018859733258" calcext:value-type="float">
            <text:p>0.5601885973</text:p>
          </table:table-cell>
          <table:table-cell office:value-type="float" office:value="0.373143829834346" calcext:value-type="float">
            <text:p>0.3731438298</text:p>
          </table:table-cell>
          <table:table-cell office:value-type="float" office:value="0.311097507908794" calcext:value-type="float">
            <text:p>0.3110975079</text:p>
          </table:table-cell>
          <table:table-cell office:value-type="float" office:value="0.341157115517828" calcext:value-type="float">
            <text:p>0.3411571155</text:p>
          </table:table-cell>
          <table:table-cell office:value-type="float" office:value="0.414055953234323" calcext:value-type="float">
            <text:p>0.4140559532</text:p>
          </table:table-cell>
          <table:table-cell office:value-type="float" office:value="0.39251857900054" calcext:value-type="float">
            <text:p>0.392518579</text:p>
          </table:table-cell>
          <table:table-cell office:value-type="float" office:value="0.2335696889736" calcext:value-type="float">
            <text:p>0.233569689</text:p>
          </table:table-cell>
          <table:table-cell office:value-type="float" office:value="0.211463726767872" calcext:value-type="float">
            <text:p>0.2114637268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883712339836085" calcext:value-type="float">
            <text:p>0.8837123398</text:p>
          </table:table-cell>
          <table:table-cell office:value-type="float" office:value="0.765851096373512" calcext:value-type="float">
            <text:p>0.7658510964</text:p>
          </table:table-cell>
          <table:table-cell office:value-type="float" office:value="0.762185726988724" calcext:value-type="float">
            <text:p>0.762185727</text:p>
          </table:table-cell>
          <table:table-cell office:value-type="float" office:value="0.906079238088288" calcext:value-type="float">
            <text:p>0.9060792381</text:p>
          </table:table-cell>
          <table:table-cell office:value-type="float" office:value="0.690372850051945" calcext:value-type="float">
            <text:p>0.6903728501</text:p>
          </table:table-cell>
          <table:table-cell office:value-type="float" office:value="0.622860787403393" calcext:value-type="float">
            <text:p>0.6228607874</text:p>
          </table:table-cell>
          <table:table-cell office:value-type="float" office:value="0.608138244713918" calcext:value-type="float">
            <text:p>0.6081382447</text:p>
          </table:table-cell>
          <table:table-cell office:value-type="float" office:value="0.871956503890749" calcext:value-type="float">
            <text:p>0.8719565039</text:p>
          </table:table-cell>
          <table:table-cell office:value-type="float" office:value="0.87566771675113" calcext:value-type="float">
            <text:p>0.8756677168</text:p>
          </table:table-cell>
          <table:table-cell office:value-type="float" office:value="0.770679201329583" calcext:value-type="float">
            <text:p>0.7706792013</text:p>
          </table:table-cell>
          <table:table-cell office:value-type="float" office:value="0.764166087904468" calcext:value-type="float">
            <text:p>0.7641660879</text:p>
          </table:table-cell>
          <table:table-cell office:value-type="float" office:value="0.807396552899245" calcext:value-type="float">
            <text:p>0.8073965529</text:p>
          </table:table-cell>
          <table:table-cell office:value-type="float" office:value="0.810060265717025" calcext:value-type="float">
            <text:p>0.8100602657</text:p>
          </table:table-cell>
          <table:table-cell office:value-type="float" office:value="0.769680172735267" calcext:value-type="float">
            <text:p>0.7696801727</text:p>
          </table:table-cell>
          <table:table-cell office:value-type="float" office:value="0.626411446122945" calcext:value-type="float">
            <text:p>0.6264114461</text:p>
          </table:table-cell>
          <table:table-cell office:value-type="float" office:value="0.687690185906097" calcext:value-type="float">
            <text:p>0.6876901859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325873338816501" calcext:value-type="float">
            <text:p>0.3258733388</text:p>
          </table:table-cell>
          <table:table-cell office:value-type="float" office:value="0.614043607864153" calcext:value-type="float">
            <text:p>0.6140436079</text:p>
          </table:table-cell>
          <table:table-cell office:value-type="float" office:value="0.640243317222237" calcext:value-type="float">
            <text:p>0.6402433172</text:p>
          </table:table-cell>
          <table:table-cell office:value-type="float" office:value="0.591138609232304" calcext:value-type="float">
            <text:p>0.5911386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643185927681" calcext:value-type="float">
            <text:p>0.2676431859</text:p>
          </table:table-cell>
          <table:table-cell office:value-type="float" office:value="0.512129996155804" calcext:value-type="float">
            <text:p>0.5121299962</text:p>
          </table:table-cell>
          <table:table-cell office:value-type="float" office:value="0.0572906687104809" calcext:value-type="float">
            <text:p>0.0572906687</text:p>
          </table:table-cell>
          <table:table-cell office:value-type="float" office:value="0.307741141164249" calcext:value-type="float">
            <text:p>0.3077411412</text:p>
          </table:table-cell>
          <table:table-cell office:value-type="float" office:value="0.596955730010778" calcext:value-type="float">
            <text:p>0.59695573</text:p>
          </table:table-cell>
          <table:table-cell office:value-type="float" office:value="0.688903055013259" calcext:value-type="float">
            <text:p>0.688903055</text:p>
          </table:table-cell>
          <table:table-cell office:value-type="float" office:value="0.00293798301079389" calcext:value-type="float">
            <text:p>0.002937983</text:p>
          </table:table-cell>
          <table:table-cell office:value-type="float" office:value="0.158593359239737" calcext:value-type="float">
            <text:p>0.1585933592</text:p>
          </table:table-cell>
          <table:table-cell office:value-type="float" office:value="0.471039642445852" calcext:value-type="float">
            <text:p>0.4710396424</text:p>
          </table:table-cell>
          <table:table-cell office:value-type="float" office:value="0.745191264813561" calcext:value-type="float">
            <text:p>0.7451912648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26893065612902" calcext:value-type="float">
            <text:p>0.1268930656</text:p>
          </table:table-cell>
          <table:table-cell office:value-type="float" office:value="0.23182056949166" calcext:value-type="float">
            <text:p>0.2318205695</text:p>
          </table:table-cell>
          <table:table-cell office:value-type="float" office:value="0.246081842592943" calcext:value-type="float">
            <text:p>0.2460818426</text:p>
          </table:table-cell>
          <table:table-cell office:value-type="float" office:value="0.266712035776784" calcext:value-type="float">
            <text:p>0.2667120358</text:p>
          </table:table-cell>
          <table:table-cell office:value-type="float" office:value="0.110143822839147" calcext:value-type="float">
            <text:p>0.1101438228</text:p>
          </table:table-cell>
          <table:table-cell office:value-type="float" office:value="0.123056186011477" calcext:value-type="float">
            <text:p>0.123056186</text:p>
          </table:table-cell>
          <table:table-cell office:value-type="float" office:value="0.0369728830225786" calcext:value-type="float">
            <text:p>0.036972883</text:p>
          </table:table-cell>
          <table:table-cell office:value-type="float" office:value="0.292634649037527" calcext:value-type="float">
            <text:p>0.292634649</text:p>
          </table:table-cell>
          <table:table-cell office:value-type="float" office:value="0.136903079966092" calcext:value-type="float">
            <text:p>0.13690308</text:p>
          </table:table-cell>
          <table:table-cell office:value-type="float" office:value="0.233665587478013" calcext:value-type="float">
            <text:p>0.2336655875</text:p>
          </table:table-cell>
          <table:table-cell office:value-type="float" office:value="0.224029138440445" calcext:value-type="float">
            <text:p>0.2240291384</text:p>
          </table:table-cell>
          <table:table-cell office:value-type="float" office:value="0.279121399766412" calcext:value-type="float">
            <text:p>0.2791213998</text:p>
          </table:table-cell>
          <table:table-cell office:value-type="float" office:value="0.0942121126495244" calcext:value-type="float">
            <text:p>0.0942121126</text:p>
          </table:table-cell>
          <table:table-cell office:value-type="float" office:value="0.268953781833941" calcext:value-type="float">
            <text:p>0.2689537818</text:p>
          </table:table-cell>
          <table:table-cell office:value-type="float" office:value="0.109779468613318" calcext:value-type="float">
            <text:p>0.1097794686</text:p>
          </table:table-cell>
          <table:table-cell office:value-type="float" office:value="0.330775248462945" calcext:value-type="float">
            <text:p>0.3307752485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617719822698691" calcext:value-type="float">
            <text:p>0.6177198227</text:p>
          </table:table-cell>
          <table:table-cell office:value-type="float" office:value="0.692958563555455" calcext:value-type="float">
            <text:p>0.6929585636</text:p>
          </table:table-cell>
          <table:table-cell office:value-type="float" office:value="0.649723281683329" calcext:value-type="float">
            <text:p>0.6497232817</text:p>
          </table:table-cell>
          <table:table-cell office:value-type="float" office:value="0.740086203173452" calcext:value-type="float">
            <text:p>0.7400862032</text:p>
          </table:table-cell>
          <table:table-cell office:value-type="float" office:value="0.637279661890527" calcext:value-type="float">
            <text:p>0.6372796619</text:p>
          </table:table-cell>
          <table:table-cell office:value-type="float" office:value="0.713482231922405" calcext:value-type="float">
            <text:p>0.7134822319</text:p>
          </table:table-cell>
          <table:table-cell office:value-type="float" office:value="0.639620308185842" calcext:value-type="float">
            <text:p>0.6396203082</text:p>
          </table:table-cell>
          <table:table-cell office:value-type="float" office:value="0.684788335795047" calcext:value-type="float">
            <text:p>0.6847883358</text:p>
          </table:table-cell>
          <table:table-cell office:value-type="float" office:value="0.756795062292833" calcext:value-type="float">
            <text:p>0.7567950623</text:p>
          </table:table-cell>
          <table:table-cell office:value-type="float" office:value="0.866227991857434" calcext:value-type="float">
            <text:p>0.8662279919</text:p>
          </table:table-cell>
          <table:table-cell office:value-type="float" office:value="0.647860886755065" calcext:value-type="float">
            <text:p>0.6478608868</text:p>
          </table:table-cell>
          <table:table-cell office:value-type="float" office:value="0.666073463132316" calcext:value-type="float">
            <text:p>0.6660734631</text:p>
          </table:table-cell>
          <table:table-cell office:value-type="float" office:value="0.664693107783747" calcext:value-type="float">
            <text:p>0.6646931078</text:p>
          </table:table-cell>
          <table:table-cell office:value-type="float" office:value="0.740750330345345" calcext:value-type="float">
            <text:p>0.7407503303</text:p>
          </table:table-cell>
          <table:table-cell office:value-type="float" office:value="0.632923763648143" calcext:value-type="float">
            <text:p>0.6329237636</text:p>
          </table:table-cell>
          <table:table-cell office:value-type="float" office:value="0.688457233890239" calcext:value-type="float">
            <text:p>0.6884572339</text:p>
          </table:table-cell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503718266518506" calcext:value-type="float">
            <text:p>0.5037182665</text:p>
          </table:table-cell>
          <table:table-cell office:value-type="float" office:value="0.569918832053168" calcext:value-type="float">
            <text:p>0.5699188321</text:p>
          </table:table-cell>
          <table:table-cell office:value-type="float" office:value="0.908390374708913" calcext:value-type="float">
            <text:p>0.9083903747</text:p>
          </table:table-cell>
          <table:table-cell office:value-type="float" office:value="0.834940728931542" calcext:value-type="float">
            <text:p>0.8349407289</text:p>
          </table:table-cell>
          <table:table-cell office:value-type="float" office:value="0.0715445764595265" calcext:value-type="float">
            <text:p>0.0715445765</text:p>
          </table:table-cell>
          <table:table-cell office:value-type="float" office:value="0.660892302663834" calcext:value-type="float">
            <text:p>0.6608923027</text:p>
          </table:table-cell>
          <table:table-cell office:value-type="float" office:value="0.74072871827441" calcext:value-type="float">
            <text:p>0.7407287183</text:p>
          </table:table-cell>
          <table:table-cell office:value-type="float" office:value="0.847142203210582" calcext:value-type="float">
            <text:p>0.8471422032</text:p>
          </table:table-cell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8"/>
          <table:table-cell office:value-type="float" office:value="0.0298882580551839" calcext:value-type="float">
            <text:p>0.0298882581</text:p>
          </table:table-cell>
          <table:table-cell office:value-type="float" office:value="0.32065572961029" calcext:value-type="float">
            <text:p>0.3206557296</text:p>
          </table:table-cell>
          <table:table-cell office:value-type="float" office:value="0.262108675186005" calcext:value-type="float">
            <text:p>0.2621086752</text:p>
          </table:table-cell>
          <table:table-cell office:value-type="float" office:value="0.414665980366925" calcext:value-type="float">
            <text:p>0.4146659804</text:p>
          </table:table-cell>
          <table:table-cell office:value-type="float" office:value="0.0127110982533541" calcext:value-type="float">
            <text:p>0.0127110983</text:p>
          </table:table-cell>
          <table:table-cell office:value-type="float" office:value="0.193139033934501" calcext:value-type="float">
            <text:p>0.1931390339</text:p>
          </table:table-cell>
          <table:table-cell office:value-type="float" office:value="0.102259862318812" calcext:value-type="float">
            <text:p>0.1022598623</text:p>
          </table:table-cell>
          <table:table-cell office:value-type="float" office:value="0.19186367145851" calcext:value-type="float">
            <text:p>0.1918636715</text:p>
          </table:table-cell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8"/>
          <table:table-cell office:value-type="float" office:value="0.48112861854159" calcext:value-type="float">
            <text:p>0.4811286185</text:p>
          </table:table-cell>
          <table:table-cell office:value-type="float" office:value="0.597737556561086" calcext:value-type="float">
            <text:p>0.5977375566</text:p>
          </table:table-cell>
          <table:table-cell office:value-type="float" office:value="0.59057624338521" calcext:value-type="float">
            <text:p>0.5905762434</text:p>
          </table:table-cell>
          <table:table-cell office:value-type="float" office:value="0.503352359113681" calcext:value-type="float">
            <text:p>0.5033523591</text:p>
          </table:table-cell>
          <table:table-cell office:value-type="float" office:value="0.222379992671308" calcext:value-type="float">
            <text:p>0.2223799927</text:p>
          </table:table-cell>
          <table:table-cell office:value-type="float" office:value="0.537273755656109" calcext:value-type="float">
            <text:p>0.5372737557</text:p>
          </table:table-cell>
          <table:table-cell office:value-type="float" office:value="0.0593427193376423" calcext:value-type="float">
            <text:p>0.0593427193</text:p>
          </table:table-cell>
          <table:table-cell office:value-type="float" office:value="0.357792677151616" calcext:value-type="float">
            <text:p>0.3577926772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8"/>
          <table:table-cell office:value-type="float" office:value="0.918699627183144" calcext:value-type="float">
            <text:p>0.9186996272</text:p>
          </table:table-cell>
          <table:table-cell office:value-type="float" office:value="0.941888077585795" calcext:value-type="float">
            <text:p>0.9418880776</text:p>
          </table:table-cell>
          <table:table-cell office:value-type="float" office:value="0.919924380889345" calcext:value-type="float">
            <text:p>0.9199243809</text:p>
          </table:table-cell>
          <table:table-cell office:value-type="float" office:value="0.880630945306135" calcext:value-type="float">
            <text:p>0.8806309453</text:p>
          </table:table-cell>
          <table:table-cell office:value-type="float" office:value="0.904930412676804" calcext:value-type="float">
            <text:p>0.9049304127</text:p>
          </table:table-cell>
          <table:table-cell office:value-type="float" office:value="0.944918512883507" calcext:value-type="float">
            <text:p>0.9449185129</text:p>
          </table:table-cell>
          <table:table-cell office:value-type="float" office:value="0.935380627390044" calcext:value-type="float">
            <text:p>0.9353806274</text:p>
          </table:table-cell>
          <table:table-cell office:value-type="float" office:value="0.874495743583891" calcext:value-type="float">
            <text:p>0.8744957436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8"/>
          <table:table-cell office:value-type="float" office:value="0.895513495606944" calcext:value-type="float">
            <text:p>0.8955134956</text:p>
          </table:table-cell>
          <table:table-cell office:value-type="float" office:value="0.893664746505758" calcext:value-type="float">
            <text:p>0.8936647465</text:p>
          </table:table-cell>
          <table:table-cell office:value-type="float" office:value="0.842338116566779" calcext:value-type="float">
            <text:p>0.8423381166</text:p>
          </table:table-cell>
          <table:table-cell office:value-type="float" office:value="0.88976704074279" calcext:value-type="float">
            <text:p>0.8897670407</text:p>
          </table:table-cell>
          <table:table-cell office:value-type="float" office:value="0.891550598019293" calcext:value-type="float">
            <text:p>0.891550598</text:p>
          </table:table-cell>
          <table:table-cell office:value-type="float" office:value="0.896229337688206" calcext:value-type="float">
            <text:p>0.8962293377</text:p>
          </table:table-cell>
          <table:table-cell office:value-type="float" office:value="0.77141896927225" calcext:value-type="float">
            <text:p>0.7714189693</text:p>
          </table:table-cell>
          <table:table-cell office:value-type="float" office:value="0.863096974778624" calcext:value-type="float">
            <text:p>0.8630969748</text:p>
          </table:table-cell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8"/>
          <table:table-cell office:value-type="float" office:value="0.806279156266385" calcext:value-type="float">
            <text:p>0.8062791563</text:p>
          </table:table-cell>
          <table:table-cell office:value-type="float" office:value="0.832457694135503" calcext:value-type="float">
            <text:p>0.8324576941</text:p>
          </table:table-cell>
          <table:table-cell office:value-type="float" office:value="0.845617769318344" calcext:value-type="float">
            <text:p>0.8456177693</text:p>
          </table:table-cell>
          <table:table-cell office:value-type="float" office:value="0.819496009270795" calcext:value-type="float">
            <text:p>0.8194960093</text:p>
          </table:table-cell>
          <table:table-cell office:value-type="float" office:value="0.808103033372022" calcext:value-type="float">
            <text:p>0.8081030334</text:p>
          </table:table-cell>
          <table:table-cell office:value-type="float" office:value="0.837546231683425" calcext:value-type="float">
            <text:p>0.8375462317</text:p>
          </table:table-cell>
          <table:table-cell office:value-type="float" office:value="0.707428636932107" calcext:value-type="float">
            <text:p>0.7074286369</text:p>
          </table:table-cell>
          <table:table-cell office:value-type="float" office:value="0.751381764744261" calcext:value-type="float">
            <text:p>0.7513817647</text:p>
          </table:table-cell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0.588020873539084" calcext:value-type="float">
            <text:p>0.5880208735</text:p>
          </table:table-cell>
          <table:table-cell office:value-type="float" office:value="0.548963888564496" calcext:value-type="float">
            <text:p>0.5489638886</text:p>
          </table:table-cell>
          <table:table-cell office:value-type="float" office:value="0.628993737395181" calcext:value-type="float">
            <text:p>0.6289937374</text:p>
          </table:table-cell>
          <table:table-cell office:value-type="float" office:value="0.509849972667085" calcext:value-type="float">
            <text:p>0.5098499727</text:p>
          </table:table-cell>
          <table:table-cell office:value-type="float" office:value="0.578048818143922" calcext:value-type="float">
            <text:p>0.5780488181</text:p>
          </table:table-cell>
          <table:table-cell office:value-type="float" office:value="0.5603046699625" calcext:value-type="float">
            <text:p>0.56030467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79543230016313" calcext:value-type="float">
            <text:p>0.97954323</text:p>
          </table:table-cell>
          <table:table-cell office:value-type="float" office:value="0.973734057404137" calcext:value-type="float">
            <text:p>0.9737340574</text:p>
          </table:table-cell>
          <table:table-cell office:value-type="float" office:value="0.899740365210818" calcext:value-type="float">
            <text:p>0.8997403652</text:p>
          </table:table-cell>
          <table:table-cell office:value-type="float" office:value="0.929319894146816" calcext:value-type="float">
            <text:p>0.9293198941</text:p>
          </table:table-cell>
          <table:table-cell office:value-type="float" office:value="0.978093622721822" calcext:value-type="float">
            <text:p>0.9780936227</text:p>
          </table:table-cell>
          <table:table-cell office:value-type="float" office:value="0.974221282618042" calcext:value-type="float">
            <text:p>0.9742212826</text:p>
          </table:table-cell>
          <table:table-cell office:value-type="float" office:value="0.880888057981025" calcext:value-type="float">
            <text:p>0.880888058</text:p>
          </table:table-cell>
          <table:table-cell office:value-type="float" office:value="0.923245578434971" calcext:value-type="float">
            <text:p>0.9232455784</text:p>
          </table:table-cell>
          <table:table-cell office:value-type="float" office:value="0.896708920038158" calcext:value-type="float">
            <text:p>0.89670892</text:p>
          </table:table-cell>
          <table:table-cell office:value-type="float" office:value="0.839993168308614" calcext:value-type="float">
            <text:p>0.8399931683</text:p>
          </table:table-cell>
          <table:table-cell office:value-type="float" office:value="0.658350542836035" calcext:value-type="float">
            <text:p>0.6583505428</text:p>
          </table:table-cell>
          <table:table-cell office:value-type="float" office:value="0.650837988826816" calcext:value-type="float">
            <text:p>0.6508379888</text:p>
          </table:table-cell>
          <table:table-cell office:value-type="float" office:value="0.887978127419018" calcext:value-type="float">
            <text:p>0.8879781274</text:p>
          </table:table-cell>
          <table:table-cell office:value-type="float" office:value="0.839860884097483" calcext:value-type="float">
            <text:p>0.8398608841</text:p>
          </table:table-cell>
          <table:table-cell office:value-type="float" office:value="0.614057678275863" calcext:value-type="float">
            <text:p>0.6140576783</text:p>
          </table:table-cell>
          <table:table-cell office:value-type="float" office:value="0.670109529013422" calcext:value-type="float">
            <text:p>0.67010952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pecificit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985440093786903" calcext:value-type="float">
            <text:p>0.9854400938</text:p>
          </table:table-cell>
          <table:table-cell office:value-type="float" office:value="0.979560355439737" calcext:value-type="float">
            <text:p>0.9795603554</text:p>
          </table:table-cell>
          <table:table-cell office:value-type="float" office:value="0.931662336803395" calcext:value-type="float">
            <text:p>0.9316623368</text:p>
          </table:table-cell>
          <table:table-cell office:value-type="float" office:value="0.964363025355345" calcext:value-type="float">
            <text:p>0.9643630254</text:p>
          </table:table-cell>
          <table:table-cell office:value-type="float" office:value="0.976595565124577" calcext:value-type="float">
            <text:p>0.9765955651</text:p>
          </table:table-cell>
          <table:table-cell office:value-type="float" office:value="0.958363391300055" calcext:value-type="float">
            <text:p>0.9583633913</text:p>
          </table:table-cell>
          <table:table-cell office:value-type="float" office:value="0.859968471823294" calcext:value-type="float">
            <text:p>0.8599684718</text:p>
          </table:table-cell>
          <table:table-cell office:value-type="float" office:value="0.930916904101898" calcext:value-type="float">
            <text:p>0.9309169041</text:p>
          </table:table-cell>
          <table:table-cell office:value-type="float" office:value="0.991598870433204" calcext:value-type="float">
            <text:p>0.9915988704</text:p>
          </table:table-cell>
          <table:table-cell office:value-type="float" office:value="0.982800440664927" calcext:value-type="float">
            <text:p>0.9828004407</text:p>
          </table:table-cell>
          <table:table-cell office:value-type="float" office:value="0.918084708377699" calcext:value-type="float">
            <text:p>0.9180847084</text:p>
          </table:table-cell>
          <table:table-cell office:value-type="float" office:value="0.928252907331083" calcext:value-type="float">
            <text:p>0.9282529073</text:p>
          </table:table-cell>
          <table:table-cell office:value-type="float" office:value="0.982431799164752" calcext:value-type="float">
            <text:p>0.9824317992</text:p>
          </table:table-cell>
          <table:table-cell office:value-type="float" office:value="0.975933570673361" calcext:value-type="float">
            <text:p>0.9759335707</text:p>
          </table:table-cell>
          <table:table-cell office:value-type="float" office:value="0.860134962162284" calcext:value-type="float">
            <text:p>0.8601349622</text:p>
          </table:table-cell>
          <table:table-cell office:value-type="float" office:value="0.911265572359906" calcext:value-type="float">
            <text:p>0.9112655724</text:p>
          </table:table-cell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994928848632619" calcext:value-type="float">
            <text:p>0.9949288486</text:p>
          </table:table-cell>
          <table:table-cell office:value-type="float" office:value="0.982555851292148" calcext:value-type="float">
            <text:p>0.9825558513</text:p>
          </table:table-cell>
          <table:table-cell office:value-type="float" office:value="0.97083368642345" calcext:value-type="float">
            <text:p>0.9708336864</text:p>
          </table:table-cell>
          <table:table-cell office:value-type="float" office:value="0.969706636908904" calcext:value-type="float">
            <text:p>0.9697066369</text:p>
          </table:table-cell>
          <table:table-cell office:value-type="float" office:value="0.993344408522552" calcext:value-type="float">
            <text:p>0.9933444085</text:p>
          </table:table-cell>
          <table:table-cell office:value-type="float" office:value="0.990275715783112" calcext:value-type="float">
            <text:p>0.9902757158</text:p>
          </table:table-cell>
          <table:table-cell office:value-type="float" office:value="0.979101535212049" calcext:value-type="float">
            <text:p>0.9791015352</text:p>
          </table:table-cell>
          <table:table-cell office:value-type="float" office:value="0.979890562868948" calcext:value-type="float">
            <text:p>0.9798905629</text:p>
          </table:table-cell>
          <table:table-cell office:value-type="float" office:value="0.985321770874485" calcext:value-type="float">
            <text:p>0.9853217709</text:p>
          </table:table-cell>
          <table:table-cell office:value-type="float" office:value="0.982640719828302" calcext:value-type="float">
            <text:p>0.9826407198</text:p>
          </table:table-cell>
          <table:table-cell office:value-type="float" office:value="0.967043206658993" calcext:value-type="float">
            <text:p>0.9670432067</text:p>
          </table:table-cell>
          <table:table-cell office:value-type="float" office:value="0.986528748397855" calcext:value-type="float">
            <text:p>0.9865287484</text:p>
          </table:table-cell>
          <table:table-cell office:value-type="float" office:value="0.987412584474908" calcext:value-type="float">
            <text:p>0.9874125845</text:p>
          </table:table-cell>
          <table:table-cell office:value-type="float" office:value="0.984898511298531" calcext:value-type="float">
            <text:p>0.9848985113</text:p>
          </table:table-cell>
          <table:table-cell office:value-type="float" office:value="0.987637966399978" calcext:value-type="float">
            <text:p>0.9876379664</text:p>
          </table:table-cell>
          <table:table-cell office:value-type="float" office:value="0.99347899510555" calcext:value-type="float">
            <text:p>0.9934789951</text:p>
          </table:table-cell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985073144506875" calcext:value-type="float">
            <text:p>0.9850731445</text:p>
          </table:table-cell>
          <table:table-cell office:value-type="float" office:value="0.988020968119449" calcext:value-type="float">
            <text:p>0.9880209681</text:p>
          </table:table-cell>
          <table:table-cell office:value-type="float" office:value="0.972018159253984" calcext:value-type="float">
            <text:p>0.9720181593</text:p>
          </table:table-cell>
          <table:table-cell office:value-type="float" office:value="0.983646162232492" calcext:value-type="float">
            <text:p>0.9836461622</text:p>
          </table:table-cell>
          <table:table-cell office:value-type="float" office:value="0.981057134927658" calcext:value-type="float">
            <text:p>0.9810571349</text:p>
          </table:table-cell>
          <table:table-cell office:value-type="float" office:value="0.983296428618745" calcext:value-type="float">
            <text:p>0.9832964286</text:p>
          </table:table-cell>
          <table:table-cell office:value-type="float" office:value="0.938645602840276" calcext:value-type="float">
            <text:p>0.9386456028</text:p>
          </table:table-cell>
          <table:table-cell office:value-type="float" office:value="0.98038706097846" calcext:value-type="float">
            <text:p>0.980387061</text:p>
          </table:table-cell>
          <table:table-cell office:value-type="float" office:value="0.991224927926945" calcext:value-type="float">
            <text:p>0.9912249279</text:p>
          </table:table-cell>
          <table:table-cell office:value-type="float" office:value="0.987205563641" calcext:value-type="float">
            <text:p>0.9872055636</text:p>
          </table:table-cell>
          <table:table-cell office:value-type="float" office:value="0.976791482258062" calcext:value-type="float">
            <text:p>0.9767914823</text:p>
          </table:table-cell>
          <table:table-cell office:value-type="float" office:value="0.968874511847366" calcext:value-type="float">
            <text:p>0.9688745118</text:p>
          </table:table-cell>
          <table:table-cell office:value-type="float" office:value="0.988087991402808" calcext:value-type="float">
            <text:p>0.9880879914</text:p>
          </table:table-cell>
          <table:table-cell office:value-type="float" office:value="0.987386502307777" calcext:value-type="float">
            <text:p>0.9873865023</text:p>
          </table:table-cell>
          <table:table-cell office:value-type="float" office:value="0.960137250299826" calcext:value-type="float">
            <text:p>0.9601372503</text:p>
          </table:table-cell>
          <table:table-cell office:value-type="float" office:value="0.951390069814664" calcext:value-type="float">
            <text:p>0.9513900698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989058372052237" calcext:value-type="float">
            <text:p>0.9890583721</text:p>
          </table:table-cell>
          <table:table-cell office:value-type="float" office:value="0.994346365818995" calcext:value-type="float">
            <text:p>0.9943463658</text:p>
          </table:table-cell>
          <table:table-cell office:value-type="float" office:value="0.973275112782322" calcext:value-type="float">
            <text:p>0.9732751128</text:p>
          </table:table-cell>
          <table:table-cell office:value-type="float" office:value="0.97730308615017" calcext:value-type="float">
            <text:p>0.9773030862</text:p>
          </table:table-cell>
          <table:table-cell office:value-type="float" office:value="0.992288523800642" calcext:value-type="float">
            <text:p>0.9922885238</text:p>
          </table:table-cell>
          <table:table-cell office:value-type="float" office:value="0.997368197923325" calcext:value-type="float">
            <text:p>0.9973681979</text:p>
          </table:table-cell>
          <table:table-cell office:value-type="float" office:value="0.997574967490712" calcext:value-type="float">
            <text:p>0.9975749675</text:p>
          </table:table-cell>
          <table:table-cell office:value-type="float" office:value="0.985569322692755" calcext:value-type="float">
            <text:p>0.9855693227</text:p>
          </table:table-cell>
          <table:table-cell office:value-type="float" office:value="0.985297480866591" calcext:value-type="float">
            <text:p>0.9852974809</text:p>
          </table:table-cell>
          <table:table-cell office:value-type="float" office:value="0.992734634376851" calcext:value-type="float">
            <text:p>0.9927346344</text:p>
          </table:table-cell>
          <table:table-cell office:value-type="float" office:value="0.97749364335826" calcext:value-type="float">
            <text:p>0.9774936434</text:p>
          </table:table-cell>
          <table:table-cell office:value-type="float" office:value="0.991407677047812" calcext:value-type="float">
            <text:p>0.991407677</text:p>
          </table:table-cell>
          <table:table-cell office:value-type="float" office:value="0.985142706573043" calcext:value-type="float">
            <text:p>0.9851427066</text:p>
          </table:table-cell>
          <table:table-cell office:value-type="float" office:value="0.99124502109871" calcext:value-type="float">
            <text:p>0.9912450211</text:p>
          </table:table-cell>
          <table:table-cell office:value-type="float" office:value="0.980383621838796" calcext:value-type="float">
            <text:p>0.9803836218</text:p>
          </table:table-cell>
          <table:table-cell office:value-type="float" office:value="0.992864042611539" calcext:value-type="float">
            <text:p>0.9928640426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994337288829538" calcext:value-type="float">
            <text:p>0.9943372888</text:p>
          </table:table-cell>
          <table:table-cell office:value-type="float" office:value="0.99342198375397" calcext:value-type="float">
            <text:p>0.9934219838</text:p>
          </table:table-cell>
          <table:table-cell office:value-type="float" office:value="0.982511061315661" calcext:value-type="float">
            <text:p>0.9825110613</text:p>
          </table:table-cell>
          <table:table-cell office:value-type="float" office:value="0.987710218221118" calcext:value-type="float">
            <text:p>0.9877102182</text:p>
          </table:table-cell>
          <table:table-cell office:value-type="float" office:value="0.993000171026696" calcext:value-type="float">
            <text:p>0.993000171</text:p>
          </table:table-cell>
          <table:table-cell office:value-type="float" office:value="0.992096296230042" calcext:value-type="float">
            <text:p>0.9920962962</text:p>
          </table:table-cell>
          <table:table-cell office:value-type="float" office:value="0.961269954686223" calcext:value-type="float">
            <text:p>0.9612699547</text:p>
          </table:table-cell>
          <table:table-cell office:value-type="float" office:value="0.978111213891624" calcext:value-type="float">
            <text:p>0.9781112139</text:p>
          </table:table-cell>
          <table:table-cell office:value-type="float" office:value="0.993407270870007" calcext:value-type="float">
            <text:p>0.9934072709</text:p>
          </table:table-cell>
          <table:table-cell office:value-type="float" office:value="0.991389111892643" calcext:value-type="float">
            <text:p>0.9913891119</text:p>
          </table:table-cell>
          <table:table-cell office:value-type="float" office:value="0.983136717975776" calcext:value-type="float">
            <text:p>0.983136718</text:p>
          </table:table-cell>
          <table:table-cell office:value-type="float" office:value="0.983343462372852" calcext:value-type="float">
            <text:p>0.9833434624</text:p>
          </table:table-cell>
          <table:table-cell office:value-type="float" office:value="0.991261990314445" calcext:value-type="float">
            <text:p>0.9912619903</text:p>
          </table:table-cell>
          <table:table-cell office:value-type="float" office:value="0.991754058656283" calcext:value-type="float">
            <text:p>0.9917540587</text:p>
          </table:table-cell>
          <table:table-cell office:value-type="float" office:value="0.969412712296961" calcext:value-type="float">
            <text:p>0.9694127123</text:p>
          </table:table-cell>
          <table:table-cell office:value-type="float" office:value="0.986195943375786" calcext:value-type="float">
            <text:p>0.9861959434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997402128706298" calcext:value-type="float">
            <text:p>0.9974021287</text:p>
          </table:table-cell>
          <table:table-cell office:value-type="float" office:value="0.998948222542287" calcext:value-type="float">
            <text:p>0.9989482225</text:p>
          </table:table-cell>
          <table:table-cell office:value-type="float" office:value="0.99190990346276" calcext:value-type="float">
            <text:p>0.9919099035</text:p>
          </table:table-cell>
          <table:table-cell office:value-type="float" office:value="0.993874295322016" calcext:value-type="float">
            <text:p>0.99387429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5897705619832" calcext:value-type="float">
            <text:p>0.9958977056</text:p>
          </table:table-cell>
          <table:table-cell office:value-type="float" office:value="0.993419144619509" calcext:value-type="float">
            <text:p>0.9934191446</text:p>
          </table:table-cell>
          <table:table-cell office:value-type="float" office:value="0.999874563596513" calcext:value-type="float">
            <text:p>0.9998745636</text:p>
          </table:table-cell>
          <table:table-cell office:value-type="float" office:value="0.999455823855841" calcext:value-type="float">
            <text:p>0.9994558239</text:p>
          </table:table-cell>
          <table:table-cell office:value-type="float" office:value="0.996123461300549" calcext:value-type="float">
            <text:p>0.9961234613</text:p>
          </table:table-cell>
          <table:table-cell office:value-type="float" office:value="0.997797264984911" calcext:value-type="float">
            <text:p>0.997797265</text:p>
          </table:table-cell>
          <table:table-cell office:value-type="float" office:value="0.999377425850446" calcext:value-type="float">
            <text:p>0.9993774259</text:p>
          </table:table-cell>
          <table:table-cell office:value-type="float" office:value="0.999658415351546" calcext:value-type="float">
            <text:p>0.9996584154</text:p>
          </table:table-cell>
          <table:table-cell office:value-type="float" office:value="0.992028926759907" calcext:value-type="float">
            <text:p>0.9920289268</text:p>
          </table:table-cell>
          <table:table-cell office:value-type="float" office:value="0.994185396907002" calcext:value-type="float">
            <text:p>0.9941853969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998460177565388" calcext:value-type="float">
            <text:p>0.9984601776</text:p>
          </table:table-cell>
          <table:table-cell office:value-type="float" office:value="0.996314263363853" calcext:value-type="float">
            <text:p>0.9963142634</text:p>
          </table:table-cell>
          <table:table-cell office:value-type="float" office:value="0.996868570669888" calcext:value-type="float">
            <text:p>0.9968685707</text:p>
          </table:table-cell>
          <table:table-cell office:value-type="float" office:value="0.997042932323645" calcext:value-type="float">
            <text:p>0.9970429323</text:p>
          </table:table-cell>
          <table:table-cell office:value-type="float" office:value="0.999251546731894" calcext:value-type="float">
            <text:p>0.9992515467</text:p>
          </table:table-cell>
          <table:table-cell office:value-type="float" office:value="0.997985836820678" calcext:value-type="float">
            <text:p>0.9979858368</text:p>
          </table:table-cell>
          <table:table-cell office:value-type="float" office:value="0.999600853420624" calcext:value-type="float">
            <text:p>0.9996008534</text:p>
          </table:table-cell>
          <table:table-cell office:value-type="float" office:value="0.995076145727269" calcext:value-type="float">
            <text:p>0.9950761457</text:p>
          </table:table-cell>
          <table:table-cell office:value-type="float" office:value="0.998422865991443" calcext:value-type="float">
            <text:p>0.998422866</text:p>
          </table:table-cell>
          <table:table-cell office:value-type="float" office:value="0.996906281558654" calcext:value-type="float">
            <text:p>0.9969062816</text:p>
          </table:table-cell>
          <table:table-cell office:value-type="float" office:value="0.996607719623148" calcext:value-type="float">
            <text:p>0.9966077196</text:p>
          </table:table-cell>
          <table:table-cell office:value-type="float" office:value="0.995528607317433" calcext:value-type="float">
            <text:p>0.9955286073</text:p>
          </table:table-cell>
          <table:table-cell office:value-type="float" office:value="0.999033386070198" calcext:value-type="float">
            <text:p>0.9990333861</text:p>
          </table:table-cell>
          <table:table-cell office:value-type="float" office:value="0.996964245112689" calcext:value-type="float">
            <text:p>0.9969642451</text:p>
          </table:table-cell>
          <table:table-cell office:value-type="float" office:value="0.996255473652157" calcext:value-type="float">
            <text:p>0.9962554737</text:p>
          </table:table-cell>
          <table:table-cell office:value-type="float" office:value="0.993850646910316" calcext:value-type="float">
            <text:p>0.9938506469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996196111435893" calcext:value-type="float">
            <text:p>0.9961961114</text:p>
          </table:table-cell>
          <table:table-cell office:value-type="float" office:value="0.996576895045082" calcext:value-type="float">
            <text:p>0.996576895</text:p>
          </table:table-cell>
          <table:table-cell office:value-type="float" office:value="0.991820772722876" calcext:value-type="float">
            <text:p>0.9918207727</text:p>
          </table:table-cell>
          <table:table-cell office:value-type="float" office:value="0.991719133368199" calcext:value-type="float">
            <text:p>0.9917191334</text:p>
          </table:table-cell>
          <table:table-cell office:value-type="float" office:value="0.994512709555692" calcext:value-type="float">
            <text:p>0.9945127096</text:p>
          </table:table-cell>
          <table:table-cell office:value-type="float" office:value="0.99686218968286" calcext:value-type="float">
            <text:p>0.9968621897</text:p>
          </table:table-cell>
          <table:table-cell office:value-type="float" office:value="0.99080188582854" calcext:value-type="float">
            <text:p>0.9908018858</text:p>
          </table:table-cell>
          <table:table-cell office:value-type="float" office:value="0.990593683859812" calcext:value-type="float">
            <text:p>0.9905936839</text:p>
          </table:table-cell>
          <table:table-cell office:value-type="float" office:value="0.996188258333469" calcext:value-type="float">
            <text:p>0.9961882583</text:p>
          </table:table-cell>
          <table:table-cell office:value-type="float" office:value="0.991288490269621" calcext:value-type="float">
            <text:p>0.9912884903</text:p>
          </table:table-cell>
          <table:table-cell office:value-type="float" office:value="0.991515500812348" calcext:value-type="float">
            <text:p>0.9915155008</text:p>
          </table:table-cell>
          <table:table-cell office:value-type="float" office:value="0.992276397976692" calcext:value-type="float">
            <text:p>0.992276398</text:p>
          </table:table-cell>
          <table:table-cell office:value-type="float" office:value="0.996248106175903" calcext:value-type="float">
            <text:p>0.9962481062</text:p>
          </table:table-cell>
          <table:table-cell office:value-type="float" office:value="0.993798200370567" calcext:value-type="float">
            <text:p>0.9937982004</text:p>
          </table:table-cell>
          <table:table-cell office:value-type="float" office:value="0.990769680601996" calcext:value-type="float">
            <text:p>0.9907696806</text:p>
          </table:table-cell>
          <table:table-cell office:value-type="float" office:value="0.990439763128285" calcext:value-type="float">
            <text:p>0.9904397631</text:p>
          </table:table-cell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999806600186476" calcext:value-type="float">
            <text:p>0.9998066002</text:p>
          </table:table-cell>
          <table:table-cell office:value-type="float" office:value="0.999781112292207" calcext:value-type="float">
            <text:p>0.9997811123</text:p>
          </table:table-cell>
          <table:table-cell office:value-type="float" office:value="0.997793201252425" calcext:value-type="float">
            <text:p>0.9977932013</text:p>
          </table:table-cell>
          <table:table-cell office:value-type="float" office:value="0.998972750882399" calcext:value-type="float">
            <text:p>0.9989727509</text:p>
          </table:table-cell>
          <table:table-cell office:value-type="float" office:value="1" calcext:value-type="float">
            <text:p>1</text:p>
          </table:table-cell>
          <table:table-cell office:value-type="float" office:value="0.999776509513305" calcext:value-type="float">
            <text:p>0.9997765095</text:p>
          </table:table-cell>
          <table:table-cell office:value-type="float" office:value="0.998070161070793" calcext:value-type="float">
            <text:p>0.9980701611</text:p>
          </table:table-cell>
          <table:table-cell office:value-type="float" office:value="0.99893020551977" calcext:value-type="float">
            <text:p>0.9989302055</text:p>
          </table:table-cell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8"/>
          <table:table-cell office:value-type="float" office:value="0.999997594457906" calcext:value-type="float">
            <text:p>0.9999975945</text:p>
          </table:table-cell>
          <table:table-cell office:value-type="float" office:value="0.998340873144108" calcext:value-type="float">
            <text:p>0.9983408731</text:p>
          </table:table-cell>
          <table:table-cell office:value-type="float" office:value="0.99669728075648" calcext:value-type="float">
            <text:p>0.9966972808</text:p>
          </table:table-cell>
          <table:table-cell office:value-type="float" office:value="0.997352670794374" calcext:value-type="float">
            <text:p>0.9973526708</text:p>
          </table:table-cell>
          <table:table-cell office:value-type="float" office:value="0.99990257554519" calcext:value-type="float">
            <text:p>0.9999025755</text:p>
          </table:table-cell>
          <table:table-cell office:value-type="float" office:value="0.999521140391988" calcext:value-type="float">
            <text:p>0.9995211404</text:p>
          </table:table-cell>
          <table:table-cell office:value-type="float" office:value="0.998952459117665" calcext:value-type="float">
            <text:p>0.9989524591</text:p>
          </table:table-cell>
          <table:table-cell office:value-type="float" office:value="0.99912176169738" calcext:value-type="float">
            <text:p>0.9991217617</text:p>
          </table:table-cell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8"/>
          <table:table-cell office:value-type="float" office:value="0.998931213619236" calcext:value-type="float">
            <text:p>0.9989312136</text:p>
          </table:table-cell>
          <table:table-cell office:value-type="float" office:value="0.997141452355263" calcext:value-type="float">
            <text:p>0.9971414524</text:p>
          </table:table-cell>
          <table:table-cell office:value-type="float" office:value="0.998265001806332" calcext:value-type="float">
            <text:p>0.9982650018</text:p>
          </table:table-cell>
          <table:table-cell office:value-type="float" office:value="0.997777158239281" calcext:value-type="float">
            <text:p>0.9977771582</text:p>
          </table:table-cell>
          <table:table-cell office:value-type="float" office:value="0.999655070379993" calcext:value-type="float">
            <text:p>0.9996550704</text:p>
          </table:table-cell>
          <table:table-cell office:value-type="float" office:value="0.99841298023737" calcext:value-type="float">
            <text:p>0.9984129802</text:p>
          </table:table-cell>
          <table:table-cell office:value-type="float" office:value="0.999650798228337" calcext:value-type="float">
            <text:p>0.9996507982</text:p>
          </table:table-cell>
          <table:table-cell office:value-type="float" office:value="0.998685043422978" calcext:value-type="float">
            <text:p>0.9986850434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8"/>
          <table:table-cell office:value-type="float" office:value="0.974463690836171" calcext:value-type="float">
            <text:p>0.9744636908</text:p>
          </table:table-cell>
          <table:table-cell office:value-type="float" office:value="0.969575278620107" calcext:value-type="float">
            <text:p>0.9695752786</text:p>
          </table:table-cell>
          <table:table-cell office:value-type="float" office:value="0.984040479061683" calcext:value-type="float">
            <text:p>0.9840404791</text:p>
          </table:table-cell>
          <table:table-cell office:value-type="float" office:value="0.980263440111462" calcext:value-type="float">
            <text:p>0.9802634401</text:p>
          </table:table-cell>
          <table:table-cell office:value-type="float" office:value="0.974943543307519" calcext:value-type="float">
            <text:p>0.9749435433</text:p>
          </table:table-cell>
          <table:table-cell office:value-type="float" office:value="0.973099222017186" calcext:value-type="float">
            <text:p>0.973099222</text:p>
          </table:table-cell>
          <table:table-cell office:value-type="float" office:value="0.977257105028622" calcext:value-type="float">
            <text:p>0.977257105</text:p>
          </table:table-cell>
          <table:table-cell office:value-type="float" office:value="0.981296933221214" calcext:value-type="float">
            <text:p>0.9812969332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8"/>
          <table:table-cell office:value-type="float" office:value="0.977911045354724" calcext:value-type="float">
            <text:p>0.9779110454</text:p>
          </table:table-cell>
          <table:table-cell office:value-type="float" office:value="0.979600537190171" calcext:value-type="float">
            <text:p>0.9796005372</text:p>
          </table:table-cell>
          <table:table-cell office:value-type="float" office:value="0.982128299632369" calcext:value-type="float">
            <text:p>0.9821282996</text:p>
          </table:table-cell>
          <table:table-cell office:value-type="float" office:value="0.975156077644701" calcext:value-type="float">
            <text:p>0.9751560776</text:p>
          </table:table-cell>
          <table:table-cell office:value-type="float" office:value="0.977883626550031" calcext:value-type="float">
            <text:p>0.9778836266</text:p>
          </table:table-cell>
          <table:table-cell office:value-type="float" office:value="0.978721808176416" calcext:value-type="float">
            <text:p>0.9787218082</text:p>
          </table:table-cell>
          <table:table-cell office:value-type="float" office:value="0.983239538958962" calcext:value-type="float">
            <text:p>0.983239539</text:p>
          </table:table-cell>
          <table:table-cell office:value-type="float" office:value="0.976290126365527" calcext:value-type="float">
            <text:p>0.9762901264</text:p>
          </table:table-cell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8"/>
          <table:table-cell office:value-type="float" office:value="0.981413643087666" calcext:value-type="float">
            <text:p>0.9814136431</text:p>
          </table:table-cell>
          <table:table-cell office:value-type="float" office:value="0.973605875614313" calcext:value-type="float">
            <text:p>0.9736058756</text:p>
          </table:table-cell>
          <table:table-cell office:value-type="float" office:value="0.968833095266726" calcext:value-type="float">
            <text:p>0.9688330953</text:p>
          </table:table-cell>
          <table:table-cell office:value-type="float" office:value="0.972722697273441" calcext:value-type="float">
            <text:p>0.9727226973</text:p>
          </table:table-cell>
          <table:table-cell office:value-type="float" office:value="0.978352098504454" calcext:value-type="float">
            <text:p>0.9783520985</text:p>
          </table:table-cell>
          <table:table-cell office:value-type="float" office:value="0.970029221716083" calcext:value-type="float">
            <text:p>0.9700292217</text:p>
          </table:table-cell>
          <table:table-cell office:value-type="float" office:value="0.96431030681695" calcext:value-type="float">
            <text:p>0.9643103068</text:p>
          </table:table-cell>
          <table:table-cell office:value-type="float" office:value="0.973905305642143" calcext:value-type="float">
            <text:p>0.9739053056</text:p>
          </table:table-cell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.991370564760017" calcext:value-type="float">
            <text:p>0.9913705648</text:p>
          </table:table-cell>
          <table:table-cell office:value-type="float" office:value="0.991745987403265" calcext:value-type="float">
            <text:p>0.9917459874</text:p>
          </table:table-cell>
          <table:table-cell office:value-type="float" office:value="0.994447295733322" calcext:value-type="float">
            <text:p>0.9944472957</text:p>
          </table:table-cell>
          <table:table-cell office:value-type="float" office:value="0.995161272880728" calcext:value-type="float">
            <text:p>0.9951612729</text:p>
          </table:table-cell>
          <table:table-cell office:value-type="float" office:value="0.990476173611411" calcext:value-type="float">
            <text:p>0.9904761736</text:p>
          </table:table-cell>
          <table:table-cell office:value-type="float" office:value="0.991317653489224" calcext:value-type="float">
            <text:p>0.9913176535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873058016919931" calcext:value-type="float">
            <text:p>0.8730580169</text:p>
          </table:table-cell>
          <table:table-cell office:value-type="float" office:value="0.891035300519121" calcext:value-type="float">
            <text:p>0.8910353005</text:p>
          </table:table-cell>
          <table:table-cell office:value-type="float" office:value="0.924241329636114" calcext:value-type="float">
            <text:p>0.9242413296</text:p>
          </table:table-cell>
          <table:table-cell office:value-type="float" office:value="0.921761105617316" calcext:value-type="float">
            <text:p>0.9217611056</text:p>
          </table:table-cell>
          <table:table-cell office:value-type="float" office:value="0.842339120323965" calcext:value-type="float">
            <text:p>0.8423391203</text:p>
          </table:table-cell>
          <table:table-cell office:value-type="float" office:value="0.86655280924321" calcext:value-type="float">
            <text:p>0.8665528092</text:p>
          </table:table-cell>
          <table:table-cell office:value-type="float" office:value="0.908902127603831" calcext:value-type="float">
            <text:p>0.9089021276</text:p>
          </table:table-cell>
          <table:table-cell office:value-type="float" office:value="0.908053716576224" calcext:value-type="float">
            <text:p>0.9080537166</text:p>
          </table:table-cell>
          <table:table-cell office:value-type="float" office:value="0.920153744908641" calcext:value-type="float">
            <text:p>0.9201537449</text:p>
          </table:table-cell>
          <table:table-cell office:value-type="float" office:value="0.946021971772796" calcext:value-type="float">
            <text:p>0.9460219718</text:p>
          </table:table-cell>
          <table:table-cell office:value-type="float" office:value="0.958932793880709" calcext:value-type="float">
            <text:p>0.9589327939</text:p>
          </table:table-cell>
          <table:table-cell office:value-type="float" office:value="0.956392426315615" calcext:value-type="float">
            <text:p>0.9563924263</text:p>
          </table:table-cell>
          <table:table-cell office:value-type="float" office:value="0.925099610132058" calcext:value-type="float">
            <text:p>0.9250996101</text:p>
          </table:table-cell>
          <table:table-cell office:value-type="float" office:value="0.954424776922456" calcext:value-type="float">
            <text:p>0.9544247769</text:p>
          </table:table-cell>
          <table:table-cell office:value-type="float" office:value="0.955032175400986" calcext:value-type="float">
            <text:p>0.9550321754</text:p>
          </table:table-cell>
          <table:table-cell office:value-type="float" office:value="0.944863805110868" calcext:value-type="float">
            <text:p>0.944863805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Precis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80407705981023" calcext:value-type="float">
            <text:p>0.880407706</text:p>
          </table:table-cell>
          <table:table-cell office:value-type="float" office:value="0.86458577919749" calcext:value-type="float">
            <text:p>0.8645857792</text:p>
          </table:table-cell>
          <table:table-cell office:value-type="float" office:value="0.846004559339443" calcext:value-type="float">
            <text:p>0.8460045593</text:p>
          </table:table-cell>
          <table:table-cell office:value-type="float" office:value="0.880388513878224" calcext:value-type="float">
            <text:p>0.8803885139</text:p>
          </table:table-cell>
          <table:table-cell office:value-type="float" office:value="0.81453884543042" calcext:value-type="float">
            <text:p>0.8145388454</text:p>
          </table:table-cell>
          <table:table-cell office:value-type="float" office:value="0.760538386285888" calcext:value-type="float">
            <text:p>0.7605383863</text:p>
          </table:table-cell>
          <table:table-cell office:value-type="float" office:value="0.720865102389563" calcext:value-type="float">
            <text:p>0.7208651024</text:p>
          </table:table-cell>
          <table:table-cell office:value-type="float" office:value="0.794190430748502" calcext:value-type="float">
            <text:p>0.7941904307</text:p>
          </table:table-cell>
          <table:table-cell office:value-type="float" office:value="0.91939224757027" calcext:value-type="float">
            <text:p>0.9193922476</text:p>
          </table:table-cell>
          <table:table-cell office:value-type="float" office:value="0.895377115762168" calcext:value-type="float">
            <text:p>0.8953771158</text:p>
          </table:table-cell>
          <table:table-cell office:value-type="float" office:value="0.812848126398721" calcext:value-type="float">
            <text:p>0.8128481264</text:p>
          </table:table-cell>
          <table:table-cell office:value-type="float" office:value="0.812698922362012" calcext:value-type="float">
            <text:p>0.8126989224</text:p>
          </table:table-cell>
          <table:table-cell office:value-type="float" office:value="0.841626001943779" calcext:value-type="float">
            <text:p>0.8416260019</text:p>
          </table:table-cell>
          <table:table-cell office:value-type="float" office:value="0.860799003751398" calcext:value-type="float">
            <text:p>0.8607990038</text:p>
          </table:table-cell>
          <table:table-cell office:value-type="float" office:value="0.7159029285659" calcext:value-type="float">
            <text:p>0.7159029286</text:p>
          </table:table-cell>
          <table:table-cell office:value-type="float" office:value="0.772647857013544" calcext:value-type="float">
            <text:p>0.772647857</text:p>
          </table:table-cell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596579700480676" calcext:value-type="float">
            <text:p>0.5965797005</text:p>
          </table:table-cell>
          <table:table-cell office:value-type="float" office:value="0.447543991097105" calcext:value-type="float">
            <text:p>0.4475439911</text:p>
          </table:table-cell>
          <table:table-cell office:value-type="float" office:value="0.508120105380923" calcext:value-type="float">
            <text:p>0.5081201054</text:p>
          </table:table-cell>
          <table:table-cell office:value-type="float" office:value="0.540445114739196" calcext:value-type="float">
            <text:p>0.5404451147</text:p>
          </table:table-cell>
          <table:table-cell office:value-type="float" office:value="0.516013511797425" calcext:value-type="float">
            <text:p>0.5160135118</text:p>
          </table:table-cell>
          <table:table-cell office:value-type="float" office:value="0.503148623005169" calcext:value-type="float">
            <text:p>0.503148623</text:p>
          </table:table-cell>
          <table:table-cell office:value-type="float" office:value="0.36821070473318" calcext:value-type="float">
            <text:p>0.3682107047</text:p>
          </table:table-cell>
          <table:table-cell office:value-type="float" office:value="0.534170494409813" calcext:value-type="float">
            <text:p>0.5341704944</text:p>
          </table:table-cell>
          <table:table-cell office:value-type="float" office:value="0.500845238095238" calcext:value-type="float">
            <text:p>0.5008452381</text:p>
          </table:table-cell>
          <table:table-cell office:value-type="float" office:value="0.504598624654417" calcext:value-type="float">
            <text:p>0.5045986247</text:p>
          </table:table-cell>
          <table:table-cell office:value-type="float" office:value="0.476136722295296" calcext:value-type="float">
            <text:p>0.4761367223</text:p>
          </table:table-cell>
          <table:table-cell office:value-type="float" office:value="0.573447789275635" calcext:value-type="float">
            <text:p>0.5734477893</text:p>
          </table:table-cell>
          <table:table-cell office:value-type="float" office:value="0.480697573656846" calcext:value-type="float">
            <text:p>0.4806975737</text:p>
          </table:table-cell>
          <table:table-cell office:value-type="float" office:value="0.469231596576679" calcext:value-type="float">
            <text:p>0.4692315966</text:p>
          </table:table-cell>
          <table:table-cell office:value-type="float" office:value="0.498524906060314" calcext:value-type="float">
            <text:p>0.4985249061</text:p>
          </table:table-cell>
          <table:table-cell office:value-type="float" office:value="0.566972913107617" calcext:value-type="float">
            <text:p>0.5669729131</text:p>
          </table:table-cell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487557001695819" calcext:value-type="float">
            <text:p>0.4875570017</text:p>
          </table:table-cell>
          <table:table-cell office:value-type="float" office:value="0.642233658936772" calcext:value-type="float">
            <text:p>0.6422336589</text:p>
          </table:table-cell>
          <table:table-cell office:value-type="float" office:value="0.660612947273058" calcext:value-type="float">
            <text:p>0.6606129473</text:p>
          </table:table-cell>
          <table:table-cell office:value-type="float" office:value="0.72214105412542" calcext:value-type="float">
            <text:p>0.7221410541</text:p>
          </table:table-cell>
          <table:table-cell office:value-type="float" office:value="0.367952988864558" calcext:value-type="float">
            <text:p>0.3679529889</text:p>
          </table:table-cell>
          <table:table-cell office:value-type="float" office:value="0.523680353014069" calcext:value-type="float">
            <text:p>0.523680353</text:p>
          </table:table-cell>
          <table:table-cell office:value-type="float" office:value="0.429372823110731" calcext:value-type="float">
            <text:p>0.4293728231</text:p>
          </table:table-cell>
          <table:table-cell office:value-type="float" office:value="0.642480062900146" calcext:value-type="float">
            <text:p>0.6424800629</text:p>
          </table:table-cell>
          <table:table-cell office:value-type="float" office:value="0.61813518176405" calcext:value-type="float">
            <text:p>0.6181351818</text:p>
          </table:table-cell>
          <table:table-cell office:value-type="float" office:value="0.570900217333282" calcext:value-type="float">
            <text:p>0.5709002173</text:p>
          </table:table-cell>
          <table:table-cell office:value-type="float" office:value="0.683203960399996" calcext:value-type="float">
            <text:p>0.6832039604</text:p>
          </table:table-cell>
          <table:table-cell office:value-type="float" office:value="0.600559419982713" calcext:value-type="float">
            <text:p>0.60055942</text:p>
          </table:table-cell>
          <table:table-cell office:value-type="float" office:value="0.506830611014678" calcext:value-type="float">
            <text:p>0.506830611</text:p>
          </table:table-cell>
          <table:table-cell office:value-type="float" office:value="0.555962958174015" calcext:value-type="float">
            <text:p>0.5559629582</text:p>
          </table:table-cell>
          <table:table-cell office:value-type="float" office:value="0.521782529086926" calcext:value-type="float">
            <text:p>0.5217825291</text:p>
          </table:table-cell>
          <table:table-cell office:value-type="float" office:value="0.485927507176971" calcext:value-type="float">
            <text:p>0.4859275072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438216901911738" calcext:value-type="float">
            <text:p>0.4382169019</text:p>
          </table:table-cell>
          <table:table-cell office:value-type="float" office:value="0.626717176405068" calcext:value-type="float">
            <text:p>0.6267171764</text:p>
          </table:table-cell>
          <table:table-cell office:value-type="float" office:value="0.417597376049952" calcext:value-type="float">
            <text:p>0.417597376</text:p>
          </table:table-cell>
          <table:table-cell office:value-type="float" office:value="0.580993789283621" calcext:value-type="float">
            <text:p>0.5809937893</text:p>
          </table:table-cell>
          <table:table-cell office:value-type="float" office:value="0.384404905759962" calcext:value-type="float">
            <text:p>0.3844049058</text:p>
          </table:table-cell>
          <table:table-cell office:value-type="float" office:value="0.663929000190739" calcext:value-type="float">
            <text:p>0.6639290002</text:p>
          </table:table-cell>
          <table:table-cell office:value-type="float" office:value="0.439795131079994" calcext:value-type="float">
            <text:p>0.4397951311</text:p>
          </table:table-cell>
          <table:table-cell office:value-type="float" office:value="0.589824403421882" calcext:value-type="float">
            <text:p>0.5898244034</text:p>
          </table:table-cell>
          <table:table-cell office:value-type="float" office:value="0.395166976475867" calcext:value-type="float">
            <text:p>0.3951669765</text:p>
          </table:table-cell>
          <table:table-cell office:value-type="float" office:value="0.564306755335569" calcext:value-type="float">
            <text:p>0.5643067553</text:p>
          </table:table-cell>
          <table:table-cell office:value-type="float" office:value="0.459293661208421" calcext:value-type="float">
            <text:p>0.4592936612</text:p>
          </table:table-cell>
          <table:table-cell office:value-type="float" office:value="0.643848706259036" calcext:value-type="float">
            <text:p>0.6438487063</text:p>
          </table:table-cell>
          <table:table-cell office:value-type="float" office:value="0.323356645562135" calcext:value-type="float">
            <text:p>0.3233566456</text:p>
          </table:table-cell>
          <table:table-cell office:value-type="float" office:value="0.530655391120507" calcext:value-type="float">
            <text:p>0.5306553911</text:p>
          </table:table-cell>
          <table:table-cell office:value-type="float" office:value="0.422534039524719" calcext:value-type="float">
            <text:p>0.4225340395</text:p>
          </table:table-cell>
          <table:table-cell office:value-type="float" office:value="0.574330357142857" calcext:value-type="float">
            <text:p>0.5743303571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700196643343852" calcext:value-type="float">
            <text:p>0.7001966433</text:p>
          </table:table-cell>
          <table:table-cell office:value-type="float" office:value="0.779618493068184" calcext:value-type="float">
            <text:p>0.7796184931</text:p>
          </table:table-cell>
          <table:table-cell office:value-type="float" office:value="0.560509620487133" calcext:value-type="float">
            <text:p>0.5605096205</text:p>
          </table:table-cell>
          <table:table-cell office:value-type="float" office:value="0.680065046217049" calcext:value-type="float">
            <text:p>0.6800650462</text:p>
          </table:table-cell>
          <table:table-cell office:value-type="float" office:value="0.596126627195343" calcext:value-type="float">
            <text:p>0.5961266272</text:p>
          </table:table-cell>
          <table:table-cell office:value-type="float" office:value="0.705407278123141" calcext:value-type="float">
            <text:p>0.7054072781</text:p>
          </table:table-cell>
          <table:table-cell office:value-type="float" office:value="0.314836398864364" calcext:value-type="float">
            <text:p>0.3148363989</text:p>
          </table:table-cell>
          <table:table-cell office:value-type="float" office:value="0.534564093386389" calcext:value-type="float">
            <text:p>0.5345640934</text:p>
          </table:table-cell>
          <table:table-cell office:value-type="float" office:value="0.667847660500544" calcext:value-type="float">
            <text:p>0.6678476605</text:p>
          </table:table-cell>
          <table:table-cell office:value-type="float" office:value="0.627645653910038" calcext:value-type="float">
            <text:p>0.6276456539</text:p>
          </table:table-cell>
          <table:table-cell office:value-type="float" office:value="0.660529083529096" calcext:value-type="float">
            <text:p>0.6605290835</text:p>
          </table:table-cell>
          <table:table-cell office:value-type="float" office:value="0.614841760751293" calcext:value-type="float">
            <text:p>0.6148417608</text:p>
          </table:table-cell>
          <table:table-cell office:value-type="float" office:value="0.58391680310672" calcext:value-type="float">
            <text:p>0.5839168031</text:p>
          </table:table-cell>
          <table:table-cell office:value-type="float" office:value="0.63740968793488" calcext:value-type="float">
            <text:p>0.6374096879</text:p>
          </table:table-cell>
          <table:table-cell office:value-type="float" office:value="0.467901516209379" calcext:value-type="float">
            <text:p>0.4679015162</text:p>
          </table:table-cell>
          <table:table-cell office:value-type="float" office:value="0.621301110730786" calcext:value-type="float">
            <text:p>0.6213011107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331177686859355" calcext:value-type="float">
            <text:p>0.3311776869</text:p>
          </table:table-cell>
          <table:table-cell office:value-type="float" office:value="0.748871596920123" calcext:value-type="float">
            <text:p>0.7488715969</text:p>
          </table:table-cell>
          <table:table-cell office:value-type="float" office:value="0.653848264938466" calcext:value-type="float">
            <text:p>0.6538482649</text:p>
          </table:table-cell>
          <table:table-cell office:value-type="float" office:value="0.545871889705988" calcext:value-type="float">
            <text:p>0.545871889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608949526800103" calcext:value-type="float">
            <text:p>0.6089495268</text:p>
          </table:table-cell>
          <table:table-cell office:value-type="float" office:value="0.492216130932766" calcext:value-type="float">
            <text:p>0.4922161309</text:p>
          </table:table-cell>
          <table:table-cell office:value-type="float" office:value="0.549632352941177" calcext:value-type="float">
            <text:p>0.5496323529</text:p>
          </table:table-cell>
          <table:table-cell office:value-type="float" office:value="0.71533336314448" calcext:value-type="float">
            <text:p>0.7153333631</text:p>
          </table:table-cell>
          <table:table-cell office:value-type="float" office:value="0.726773098567148" calcext:value-type="float">
            <text:p>0.7267730986</text:p>
          </table:table-cell>
          <table:table-cell office:value-type="float" office:value="0.820829706991587" calcext:value-type="float">
            <text:p>0.820829707</text:p>
          </table:table-cell>
          <table:table-cell office:value-type="float" office:value="0.0124526258798051" calcext:value-type="float">
            <text:p>0.0124526259</text:p>
          </table:table-cell>
          <table:table-cell office:value-type="float" office:value="0.673529411764706" calcext:value-type="float">
            <text:p>0.6735294118</text:p>
          </table:table-cell>
          <table:table-cell office:value-type="float" office:value="0.505133458620056" calcext:value-type="float">
            <text:p>0.5051334586</text:p>
          </table:table-cell>
          <table:table-cell office:value-type="float" office:value="0.652454670191242" calcext:value-type="float">
            <text:p>0.6524546702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413572175732218" calcext:value-type="float">
            <text:p>0.4135721757</text:p>
          </table:table-cell>
          <table:table-cell office:value-type="float" office:value="0.352646735115413" calcext:value-type="float">
            <text:p>0.3526467351</text:p>
          </table:table-cell>
          <table:table-cell office:value-type="float" office:value="0.484778608095724" calcext:value-type="float">
            <text:p>0.4847786081</text:p>
          </table:table-cell>
          <table:table-cell office:value-type="float" office:value="0.601132409525563" calcext:value-type="float">
            <text:p>0.6011324095</text:p>
          </table:table-cell>
          <table:table-cell office:value-type="float" office:value="0.557405339559436" calcext:value-type="float">
            <text:p>0.5574053396</text:p>
          </table:table-cell>
          <table:table-cell office:value-type="float" office:value="0.346042363433668" calcext:value-type="float">
            <text:p>0.3460423634</text:p>
          </table:table-cell>
          <table:table-cell office:value-type="float" office:value="0.525859982248998" calcext:value-type="float">
            <text:p>0.5258599822</text:p>
          </table:table-cell>
          <table:table-cell office:value-type="float" office:value="0.498261900190032" calcext:value-type="float">
            <text:p>0.4982619002</text:p>
          </table:table-cell>
          <table:table-cell office:value-type="float" office:value="0.387264370878572" calcext:value-type="float">
            <text:p>0.3872643709</text:p>
          </table:table-cell>
          <table:table-cell office:value-type="float" office:value="0.50549420247894" calcext:value-type="float">
            <text:p>0.5054942025</text:p>
          </table:table-cell>
          <table:table-cell office:value-type="float" office:value="0.405324974837334" calcext:value-type="float">
            <text:p>0.4053249748</text:p>
          </table:table-cell>
          <table:table-cell office:value-type="float" office:value="0.422856713627562" calcext:value-type="float">
            <text:p>0.4228567136</text:p>
          </table:table-cell>
          <table:table-cell office:value-type="float" office:value="0.415084552339454" calcext:value-type="float">
            <text:p>0.4150845523</text:p>
          </table:table-cell>
          <table:table-cell office:value-type="float" office:value="0.545260736988992" calcext:value-type="float">
            <text:p>0.545260737</text:p>
          </table:table-cell>
          <table:table-cell office:value-type="float" office:value="0.232290744611335" calcext:value-type="float">
            <text:p>0.2322907446</text:p>
          </table:table-cell>
          <table:table-cell office:value-type="float" office:value="0.387006742210362" calcext:value-type="float">
            <text:p>0.3870067422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519157046631002" calcext:value-type="float">
            <text:p>0.5191570466</text:p>
          </table:table-cell>
          <table:table-cell office:value-type="float" office:value="0.711383708093661" calcext:value-type="float">
            <text:p>0.7113837081</text:p>
          </table:table-cell>
          <table:table-cell office:value-type="float" office:value="0.540956135901991" calcext:value-type="float">
            <text:p>0.5409561359</text:p>
          </table:table-cell>
          <table:table-cell office:value-type="float" office:value="0.573094995234353" calcext:value-type="float">
            <text:p>0.5730949952</text:p>
          </table:table-cell>
          <table:table-cell office:value-type="float" office:value="0.435714914985464" calcext:value-type="float">
            <text:p>0.435714915</text:p>
          </table:table-cell>
          <table:table-cell office:value-type="float" office:value="0.734646007707045" calcext:value-type="float">
            <text:p>0.7346460077</text:p>
          </table:table-cell>
          <table:table-cell office:value-type="float" office:value="0.507779323584625" calcext:value-type="float">
            <text:p>0.5077793236</text:p>
          </table:table-cell>
          <table:table-cell office:value-type="float" office:value="0.522334958492555" calcext:value-type="float">
            <text:p>0.5223349585</text:p>
          </table:table-cell>
          <table:table-cell office:value-type="float" office:value="0.598293996457874" calcext:value-type="float">
            <text:p>0.5982939965</text:p>
          </table:table-cell>
          <table:table-cell office:value-type="float" office:value="0.488994954865959" calcext:value-type="float">
            <text:p>0.4889949549</text:p>
          </table:table-cell>
          <table:table-cell office:value-type="float" office:value="0.522443176737781" calcext:value-type="float">
            <text:p>0.5224431767</text:p>
          </table:table-cell>
          <table:table-cell office:value-type="float" office:value="0.525461545192055" calcext:value-type="float">
            <text:p>0.5254615452</text:p>
          </table:table-cell>
          <table:table-cell office:value-type="float" office:value="0.570629562760028" calcext:value-type="float">
            <text:p>0.5706295628</text:p>
          </table:table-cell>
          <table:table-cell office:value-type="float" office:value="0.534767251492143" calcext:value-type="float">
            <text:p>0.5347672515</text:p>
          </table:table-cell>
          <table:table-cell office:value-type="float" office:value="0.495563685972963" calcext:value-type="float">
            <text:p>0.495563686</text:p>
          </table:table-cell>
          <table:table-cell office:value-type="float" office:value="0.480423991472326" calcext:value-type="float">
            <text:p>0.4804239915</text:p>
          </table:table-cell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838622456240216" calcext:value-type="float">
            <text:p>0.8386224562</text:p>
          </table:table-cell>
          <table:table-cell office:value-type="float" office:value="0.802916346891788" calcext:value-type="float">
            <text:p>0.8029163469</text:p>
          </table:table-cell>
          <table:table-cell office:value-type="float" office:value="0.662960890210364" calcext:value-type="float">
            <text:p>0.6629608902</text:p>
          </table:table-cell>
          <table:table-cell office:value-type="float" office:value="0.767676767676768" calcext:value-type="float">
            <text:p>0.7676767677</text:p>
          </table:table-cell>
          <table:table-cell office:value-type="float" office:value="1" calcext:value-type="float">
            <text:p>1</text:p>
          </table:table-cell>
          <table:table-cell office:value-type="float" office:value="0.822285481903213" calcext:value-type="float">
            <text:p>0.8222854819</text:p>
          </table:table-cell>
          <table:table-cell office:value-type="float" office:value="0.647161094624699" calcext:value-type="float">
            <text:p>0.6471610946</text:p>
          </table:table-cell>
          <table:table-cell office:value-type="float" office:value="0.76299402900199" calcext:value-type="float">
            <text:p>0.762994029</text:p>
          </table:table-cell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8"/>
          <table:table-cell office:value-type="float" office:value="0.991601679664067" calcext:value-type="float">
            <text:p>0.9916016797</text:p>
          </table:table-cell>
          <table:table-cell office:value-type="float" office:value="0.572953658160002" calcext:value-type="float">
            <text:p>0.5729536582</text:p>
          </table:table-cell>
          <table:table-cell office:value-type="float" office:value="0.474836374365377" calcext:value-type="float">
            <text:p>0.4748363744</text:p>
          </table:table-cell>
          <table:table-cell office:value-type="float" office:value="0.523072998794175" calcext:value-type="float">
            <text:p>0.5230729988</text:p>
          </table:table-cell>
          <table:table-cell office:value-type="float" office:value="0.553543307086614" calcext:value-type="float">
            <text:p>0.5535433071</text:p>
          </table:table-cell>
          <table:table-cell office:value-type="float" office:value="0.736837147970236" calcext:value-type="float">
            <text:p>0.736837148</text:p>
          </table:table-cell>
          <table:table-cell office:value-type="float" office:value="0.526554781701592" calcext:value-type="float">
            <text:p>0.5265547817</text:p>
          </table:table-cell>
          <table:table-cell office:value-type="float" office:value="0.604692931633835" calcext:value-type="float">
            <text:p>0.6046929316</text:p>
          </table:table-cell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8"/>
          <table:table-cell office:value-type="float" office:value="0.62673031026253" calcext:value-type="float">
            <text:p>0.6267303103</text:p>
          </table:table-cell>
          <table:table-cell office:value-type="float" office:value="0.386936145284124" calcext:value-type="float">
            <text:p>0.3869361453</text:p>
          </table:table-cell>
          <table:table-cell office:value-type="float" office:value="0.438773511682396" calcext:value-type="float">
            <text:p>0.4387735117</text:p>
          </table:table-cell>
          <table:table-cell office:value-type="float" office:value="0.367944466712823" calcext:value-type="float">
            <text:p>0.3679444667</text:p>
          </table:table-cell>
          <table:table-cell office:value-type="float" office:value="0.70628455048007" calcext:value-type="float">
            <text:p>0.7062845505</text:p>
          </table:table-cell>
          <table:table-cell office:value-type="float" office:value="0.505400372439479" calcext:value-type="float">
            <text:p>0.5054003724</text:p>
          </table:table-cell>
          <table:table-cell office:value-type="float" office:value="0.280739030023095" calcext:value-type="float">
            <text:p>0.28073903</text:p>
          </table:table-cell>
          <table:table-cell office:value-type="float" office:value="0.411589299538378" calcext:value-type="float">
            <text:p>0.4115892995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8"/>
          <table:table-cell office:value-type="float" office:value="0.845502045387675" calcext:value-type="float">
            <text:p>0.8455020454</text:p>
          </table:table-cell>
          <table:table-cell office:value-type="float" office:value="0.858423881128551" calcext:value-type="float">
            <text:p>0.8584238811</text:p>
          </table:table-cell>
          <table:table-cell office:value-type="float" office:value="0.82425906645197" calcext:value-type="float">
            <text:p>0.8242590665</text:p>
          </table:table-cell>
          <table:table-cell office:value-type="float" office:value="0.869486761135039" calcext:value-type="float">
            <text:p>0.8694867611</text:p>
          </table:table-cell>
          <table:table-cell office:value-type="float" office:value="0.846006720145009" calcext:value-type="float">
            <text:p>0.8460067201</text:p>
          </table:table-cell>
          <table:table-cell office:value-type="float" office:value="0.873091389563462" calcext:value-type="float">
            <text:p>0.8730913896</text:p>
          </table:table-cell>
          <table:table-cell office:value-type="float" office:value="0.769934038414896" calcext:value-type="float">
            <text:p>0.7699340384</text:p>
          </table:table-cell>
          <table:table-cell office:value-type="float" office:value="0.874705738782644" calcext:value-type="float">
            <text:p>0.8747057388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8"/>
          <table:table-cell office:value-type="float" office:value="0.749850438541108" calcext:value-type="float">
            <text:p>0.7498504385</text:p>
          </table:table-cell>
          <table:table-cell office:value-type="float" office:value="0.791940844557528" calcext:value-type="float">
            <text:p>0.7919408446</text:p>
          </table:table-cell>
          <table:table-cell office:value-type="float" office:value="0.723751597590755" calcext:value-type="float">
            <text:p>0.7237515976</text:p>
          </table:table-cell>
          <table:table-cell office:value-type="float" office:value="0.727705831697359" calcext:value-type="float">
            <text:p>0.7277058317</text:p>
          </table:table-cell>
          <table:table-cell office:value-type="float" office:value="0.74878432642756" calcext:value-type="float">
            <text:p>0.7487843264</text:p>
          </table:table-cell>
          <table:table-cell office:value-type="float" office:value="0.785389627351907" calcext:value-type="float">
            <text:p>0.7853896274</text:p>
          </table:table-cell>
          <table:table-cell office:value-type="float" office:value="0.718977187364249" calcext:value-type="float">
            <text:p>0.7189771874</text:p>
          </table:table-cell>
          <table:table-cell office:value-type="float" office:value="0.730921491065687" calcext:value-type="float">
            <text:p>0.7309214911</text:p>
          </table:table-cell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8"/>
          <table:table-cell office:value-type="float" office:value="0.631365076691476" calcext:value-type="float">
            <text:p>0.6313650767</text:p>
          </table:table-cell>
          <table:table-cell office:value-type="float" office:value="0.599482190491135" calcext:value-type="float">
            <text:p>0.5994821905</text:p>
          </table:table-cell>
          <table:table-cell office:value-type="float" office:value="0.608860570458491" calcext:value-type="float">
            <text:p>0.6088605705</text:p>
          </table:table-cell>
          <table:table-cell office:value-type="float" office:value="0.663979922418372" calcext:value-type="float">
            <text:p>0.6639799224</text:p>
          </table:table-cell>
          <table:table-cell office:value-type="float" office:value="0.595766542004202" calcext:value-type="float">
            <text:p>0.595766542</text:p>
          </table:table-cell>
          <table:table-cell office:value-type="float" office:value="0.570115074798619" calcext:value-type="float">
            <text:p>0.5701150748</text:p>
          </table:table-cell>
          <table:table-cell office:value-type="float" office:value="0.532103114800926" calcext:value-type="float">
            <text:p>0.5321031148</text:p>
          </table:table-cell>
          <table:table-cell office:value-type="float" office:value="0.654443314935466" calcext:value-type="float">
            <text:p>0.6544433149</text:p>
          </table:table-cell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8"/>
          <table:table-cell table:number-columns-repeated="2" office:value-type="string" calcext:value-type="string">
            <text:p>NaN</text:p>
          </table:table-cell>
          <table:table-cell office:value-type="float" office:value="0.500498702322678" calcext:value-type="float">
            <text:p>0.5004987023</text:p>
          </table:table-cell>
          <table:table-cell office:value-type="float" office:value="0.39820226834204" calcext:value-type="float">
            <text:p>0.3982022683</text:p>
          </table:table-cell>
          <table:table-cell office:value-type="float" office:value="0.422385373416255" calcext:value-type="float">
            <text:p>0.4223853734</text:p>
          </table:table-cell>
          <table:table-cell office:value-type="float" office:value="0.471824850341474" calcext:value-type="float">
            <text:p>0.4718248503</text:p>
          </table:table-cell>
          <table:table-cell office:value-type="float" office:value="0.471598867380768" calcext:value-type="float">
            <text:p>0.4715988674</text:p>
          </table:table-cell>
          <table:table-cell office:value-type="float" office:value="0.391001204306528" calcext:value-type="float">
            <text:p>0.3910012043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66259471892946" calcext:value-type="float">
            <text:p>0.9662594719</text:p>
          </table:table-cell>
          <table:table-cell office:value-type="float" office:value="0.960143593689314" calcext:value-type="float">
            <text:p>0.9601435937</text:p>
          </table:table-cell>
          <table:table-cell office:value-type="float" office:value="0.89815751468755" calcext:value-type="float">
            <text:p>0.8981575147</text:p>
          </table:table-cell>
          <table:table-cell office:value-type="float" office:value="0.928853928532346" calcext:value-type="float">
            <text:p>0.9288539285</text:p>
          </table:table-cell>
          <table:table-cell office:value-type="float" office:value="0.958374890835473" calcext:value-type="float">
            <text:p>0.9583748908</text:p>
          </table:table-cell>
          <table:table-cell office:value-type="float" office:value="0.951644799824944" calcext:value-type="float">
            <text:p>0.9516447998</text:p>
          </table:table-cell>
          <table:table-cell office:value-type="float" office:value="0.877757208540933" calcext:value-type="float">
            <text:p>0.8777572085</text:p>
          </table:table-cell>
          <table:table-cell office:value-type="float" office:value="0.91692036268449" calcext:value-type="float">
            <text:p>0.9169203627</text:p>
          </table:table-cell>
          <table:table-cell office:value-type="float" office:value="0.929329148880781" calcext:value-type="float">
            <text:p>0.9293291489</text:p>
          </table:table-cell>
          <table:table-cell office:value-type="float" office:value="0.92047416097309" calcext:value-type="float">
            <text:p>0.920474161</text:p>
          </table:table-cell>
          <table:table-cell office:value-type="float" office:value="0.823554205831582" calcext:value-type="float">
            <text:p>0.8235542058</text:p>
          </table:table-cell>
          <table:table-cell office:value-type="float" office:value="0.823297213701197" calcext:value-type="float">
            <text:p>0.8232972137</text:p>
          </table:table-cell>
          <table:table-cell office:value-type="float" office:value="0.932804506771827" calcext:value-type="float">
            <text:p>0.9328045068</text:p>
          </table:table-cell>
          <table:table-cell office:value-type="float" office:value="0.932002357611178" calcext:value-type="float">
            <text:p>0.9320023576</text:p>
          </table:table-cell>
          <table:table-cell office:value-type="float" office:value="0.799027882658558" calcext:value-type="float">
            <text:p>0.7990278827</text:p>
          </table:table-cell>
          <table:table-cell office:value-type="float" office:value="0.791411227854435" calcext:value-type="float">
            <text:p>0.791411227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Recal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99025809575092" calcext:value-type="float">
            <text:p>0.8990258096</text:p>
          </table:table-cell>
          <table:table-cell office:value-type="float" office:value="0.905636409460481" calcext:value-type="float">
            <text:p>0.9056364095</text:p>
          </table:table-cell>
          <table:table-cell office:value-type="float" office:value="0.905946485774572" calcext:value-type="float">
            <text:p>0.9059464858</text:p>
          </table:table-cell>
          <table:table-cell office:value-type="float" office:value="0.903222609325853" calcext:value-type="float">
            <text:p>0.9032226093</text:p>
          </table:table-cell>
          <table:table-cell office:value-type="float" office:value="0.862164118411192" calcext:value-type="float">
            <text:p>0.8621641184</text:p>
          </table:table-cell>
          <table:table-cell office:value-type="float" office:value="0.917692759365581" calcext:value-type="float">
            <text:p>0.9176927594</text:p>
          </table:table-cell>
          <table:table-cell office:value-type="float" office:value="0.872656392048199" calcext:value-type="float">
            <text:p>0.872656392</text:p>
          </table:table-cell>
          <table:table-cell office:value-type="float" office:value="0.917959178805149" calcext:value-type="float">
            <text:p>0.9179591788</text:p>
          </table:table-cell>
          <table:table-cell office:value-type="float" office:value="0.92583592693749" calcext:value-type="float">
            <text:p>0.9258359269</text:p>
          </table:table-cell>
          <table:table-cell office:value-type="float" office:value="0.899195490195604" calcext:value-type="float">
            <text:p>0.8991954902</text:p>
          </table:table-cell>
          <table:table-cell office:value-type="float" office:value="0.922328863364531" calcext:value-type="float">
            <text:p>0.9223288634</text:p>
          </table:table-cell>
          <table:table-cell office:value-type="float" office:value="0.951374453260709" calcext:value-type="float">
            <text:p>0.9513744533</text:p>
          </table:table-cell>
          <table:table-cell office:value-type="float" office:value="0.902058852885933" calcext:value-type="float">
            <text:p>0.9020588529</text:p>
          </table:table-cell>
          <table:table-cell office:value-type="float" office:value="0.909135403029284" calcext:value-type="float">
            <text:p>0.909135403</text:p>
          </table:table-cell>
          <table:table-cell office:value-type="float" office:value="0.913696870577094" calcext:value-type="float">
            <text:p>0.9136968706</text:p>
          </table:table-cell>
          <table:table-cell office:value-type="float" office:value="0.921578798245457" calcext:value-type="float">
            <text:p>0.9215787982</text:p>
          </table:table-cell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88426793474246" calcext:value-type="float">
            <text:p>0.2884267935</text:p>
          </table:table-cell>
          <table:table-cell office:value-type="float" office:value="0.64139956653389" calcext:value-type="float">
            <text:p>0.6413995665</text:p>
          </table:table-cell>
          <table:table-cell office:value-type="float" office:value="0.480292233635295" calcext:value-type="float">
            <text:p>0.4802922336</text:p>
          </table:table-cell>
          <table:table-cell office:value-type="float" office:value="0.544402452373916" calcext:value-type="float">
            <text:p>0.5444024524</text:p>
          </table:table-cell>
          <table:table-cell office:value-type="float" office:value="0.272918387770591" calcext:value-type="float">
            <text:p>0.2729183878</text:p>
          </table:table-cell>
          <table:table-cell office:value-type="float" office:value="0.446959618170836" calcext:value-type="float">
            <text:p>0.4469596182</text:p>
          </table:table-cell>
          <table:table-cell office:value-type="float" office:value="0.194157980517758" calcext:value-type="float">
            <text:p>0.1941579805</text:p>
          </table:table-cell>
          <table:table-cell office:value-type="float" office:value="0.352379951468636" calcext:value-type="float">
            <text:p>0.3523799515</text:p>
          </table:table-cell>
          <table:table-cell office:value-type="float" office:value="0.519033020177284" calcext:value-type="float">
            <text:p>0.5190330202</text:p>
          </table:table-cell>
          <table:table-cell office:value-type="float" office:value="0.645857618717604" calcext:value-type="float">
            <text:p>0.6458576187</text:p>
          </table:table-cell>
          <table:table-cell office:value-type="float" office:value="0.486493805272867" calcext:value-type="float">
            <text:p>0.4864938053</text:p>
          </table:table-cell>
          <table:table-cell office:value-type="float" office:value="0.320489290058622" calcext:value-type="float">
            <text:p>0.3204892901</text:p>
          </table:table-cell>
          <table:table-cell office:value-type="float" office:value="0.41062098659577" calcext:value-type="float">
            <text:p>0.4106209866</text:p>
          </table:table-cell>
          <table:table-cell office:value-type="float" office:value="0.487661161802138" calcext:value-type="float">
            <text:p>0.4876611618</text:p>
          </table:table-cell>
          <table:table-cell office:value-type="float" office:value="0.199593344458306" calcext:value-type="float">
            <text:p>0.1995933445</text:p>
          </table:table-cell>
          <table:table-cell office:value-type="float" office:value="0.151093458368284" calcext:value-type="float">
            <text:p>0.1510934584</text:p>
          </table:table-cell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556791897625402" calcext:value-type="float">
            <text:p>0.5567918976</text:p>
          </table:table-cell>
          <table:table-cell office:value-type="float" office:value="0.568246003034193" calcext:value-type="float">
            <text:p>0.568246003</text:p>
          </table:table-cell>
          <table:table-cell office:value-type="float" office:value="0.563036230295946" calcext:value-type="float">
            <text:p>0.5630362303</text:p>
          </table:table-cell>
          <table:table-cell office:value-type="float" office:value="0.59661273985004" calcext:value-type="float">
            <text:p>0.5966127399</text:p>
          </table:table-cell>
          <table:table-cell office:value-type="float" office:value="0.432347909395744" calcext:value-type="float">
            <text:p>0.4323479094</text:p>
          </table:table-cell>
          <table:table-cell office:value-type="float" office:value="0.485286497841055" calcext:value-type="float">
            <text:p>0.4852864978</text:p>
          </table:table-cell>
          <table:table-cell office:value-type="float" office:value="0.477239129287813" calcext:value-type="float">
            <text:p>0.4772391293</text:p>
          </table:table-cell>
          <table:table-cell office:value-type="float" office:value="0.494740261362785" calcext:value-type="float">
            <text:p>0.4947402614</text:p>
          </table:table-cell>
          <table:table-cell office:value-type="float" office:value="0.463401513157142" calcext:value-type="float">
            <text:p>0.4634015132</text:p>
          </table:table-cell>
          <table:table-cell office:value-type="float" office:value="0.616785915725032" calcext:value-type="float">
            <text:p>0.6167859157</text:p>
          </table:table-cell>
          <table:table-cell office:value-type="float" office:value="0.554551705014424" calcext:value-type="float">
            <text:p>0.554551705</text:p>
          </table:table-cell>
          <table:table-cell office:value-type="float" office:value="0.690964763443937" calcext:value-type="float">
            <text:p>0.6909647634</text:p>
          </table:table-cell>
          <table:table-cell office:value-type="float" office:value="0.399378483866906" calcext:value-type="float">
            <text:p>0.3993784839</text:p>
          </table:table-cell>
          <table:table-cell office:value-type="float" office:value="0.572233876027454" calcext:value-type="float">
            <text:p>0.572233876</text:p>
          </table:table-cell>
          <table:table-cell office:value-type="float" office:value="0.481898258581017" calcext:value-type="float">
            <text:p>0.4818982586</text:p>
          </table:table-cell>
          <table:table-cell office:value-type="float" office:value="0.678434687634762" calcext:value-type="float">
            <text:p>0.6784346876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383858144484788" calcext:value-type="float">
            <text:p>0.3838581445</text:p>
          </table:table-cell>
          <table:table-cell office:value-type="float" office:value="0.292588530029115" calcext:value-type="float">
            <text:p>0.29258853</text:p>
          </table:table-cell>
          <table:table-cell office:value-type="float" office:value="0.326415255734982" calcext:value-type="float">
            <text:p>0.3264152557</text:p>
          </table:table-cell>
          <table:table-cell office:value-type="float" office:value="0.575479686581348" calcext:value-type="float">
            <text:p>0.5754796866</text:p>
          </table:table-cell>
          <table:table-cell office:value-type="float" office:value="0.216570677350695" calcext:value-type="float">
            <text:p>0.2165706774</text:p>
          </table:table-cell>
          <table:table-cell office:value-type="float" office:value="0.160265420813867" calcext:value-type="float">
            <text:p>0.1602654208</text:p>
          </table:table-cell>
          <table:table-cell office:value-type="float" office:value="0.0324295731173433" calcext:value-type="float">
            <text:p>0.0324295731</text:p>
          </table:table-cell>
          <table:table-cell office:value-type="float" office:value="0.379447585451202" calcext:value-type="float">
            <text:p>0.3794475855</text:p>
          </table:table-cell>
          <table:table-cell office:value-type="float" office:value="0.56018859733258" calcext:value-type="float">
            <text:p>0.5601885973</text:p>
          </table:table-cell>
          <table:table-cell office:value-type="float" office:value="0.373143829834346" calcext:value-type="float">
            <text:p>0.3731438298</text:p>
          </table:table-cell>
          <table:table-cell office:value-type="float" office:value="0.311097507908794" calcext:value-type="float">
            <text:p>0.3110975079</text:p>
          </table:table-cell>
          <table:table-cell office:value-type="float" office:value="0.341157115517828" calcext:value-type="float">
            <text:p>0.3411571155</text:p>
          </table:table-cell>
          <table:table-cell office:value-type="float" office:value="0.414055953234323" calcext:value-type="float">
            <text:p>0.4140559532</text:p>
          </table:table-cell>
          <table:table-cell office:value-type="float" office:value="0.39251857900054" calcext:value-type="float">
            <text:p>0.392518579</text:p>
          </table:table-cell>
          <table:table-cell office:value-type="float" office:value="0.2335696889736" calcext:value-type="float">
            <text:p>0.233569689</text:p>
          </table:table-cell>
          <table:table-cell office:value-type="float" office:value="0.211463726767872" calcext:value-type="float">
            <text:p>0.2114637268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883712339836085" calcext:value-type="float">
            <text:p>0.8837123398</text:p>
          </table:table-cell>
          <table:table-cell office:value-type="float" office:value="0.765851096373512" calcext:value-type="float">
            <text:p>0.7658510964</text:p>
          </table:table-cell>
          <table:table-cell office:value-type="float" office:value="0.762185726988724" calcext:value-type="float">
            <text:p>0.762185727</text:p>
          </table:table-cell>
          <table:table-cell office:value-type="float" office:value="0.906079238088288" calcext:value-type="float">
            <text:p>0.9060792381</text:p>
          </table:table-cell>
          <table:table-cell office:value-type="float" office:value="0.690372850051945" calcext:value-type="float">
            <text:p>0.6903728501</text:p>
          </table:table-cell>
          <table:table-cell office:value-type="float" office:value="0.622860787403393" calcext:value-type="float">
            <text:p>0.6228607874</text:p>
          </table:table-cell>
          <table:table-cell office:value-type="float" office:value="0.608138244713918" calcext:value-type="float">
            <text:p>0.6081382447</text:p>
          </table:table-cell>
          <table:table-cell office:value-type="float" office:value="0.871956503890749" calcext:value-type="float">
            <text:p>0.8719565039</text:p>
          </table:table-cell>
          <table:table-cell office:value-type="float" office:value="0.87566771675113" calcext:value-type="float">
            <text:p>0.8756677168</text:p>
          </table:table-cell>
          <table:table-cell office:value-type="float" office:value="0.770679201329583" calcext:value-type="float">
            <text:p>0.7706792013</text:p>
          </table:table-cell>
          <table:table-cell office:value-type="float" office:value="0.764166087904468" calcext:value-type="float">
            <text:p>0.7641660879</text:p>
          </table:table-cell>
          <table:table-cell office:value-type="float" office:value="0.807396552899245" calcext:value-type="float">
            <text:p>0.8073965529</text:p>
          </table:table-cell>
          <table:table-cell office:value-type="float" office:value="0.810060265717025" calcext:value-type="float">
            <text:p>0.8100602657</text:p>
          </table:table-cell>
          <table:table-cell office:value-type="float" office:value="0.769680172735267" calcext:value-type="float">
            <text:p>0.7696801727</text:p>
          </table:table-cell>
          <table:table-cell office:value-type="float" office:value="0.626411446122945" calcext:value-type="float">
            <text:p>0.6264114461</text:p>
          </table:table-cell>
          <table:table-cell office:value-type="float" office:value="0.687690185906097" calcext:value-type="float">
            <text:p>0.6876901859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325873338816501" calcext:value-type="float">
            <text:p>0.3258733388</text:p>
          </table:table-cell>
          <table:table-cell office:value-type="float" office:value="0.614043607864153" calcext:value-type="float">
            <text:p>0.6140436079</text:p>
          </table:table-cell>
          <table:table-cell office:value-type="float" office:value="0.640243317222237" calcext:value-type="float">
            <text:p>0.6402433172</text:p>
          </table:table-cell>
          <table:table-cell office:value-type="float" office:value="0.591138609232304" calcext:value-type="float">
            <text:p>0.5911386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643185927681" calcext:value-type="float">
            <text:p>0.2676431859</text:p>
          </table:table-cell>
          <table:table-cell office:value-type="float" office:value="0.512129996155804" calcext:value-type="float">
            <text:p>0.5121299962</text:p>
          </table:table-cell>
          <table:table-cell office:value-type="float" office:value="0.0572906687104809" calcext:value-type="float">
            <text:p>0.0572906687</text:p>
          </table:table-cell>
          <table:table-cell office:value-type="float" office:value="0.307741141164249" calcext:value-type="float">
            <text:p>0.3077411412</text:p>
          </table:table-cell>
          <table:table-cell office:value-type="float" office:value="0.596955730010778" calcext:value-type="float">
            <text:p>0.59695573</text:p>
          </table:table-cell>
          <table:table-cell office:value-type="float" office:value="0.688903055013259" calcext:value-type="float">
            <text:p>0.688903055</text:p>
          </table:table-cell>
          <table:table-cell office:value-type="float" office:value="0.00293798301079389" calcext:value-type="float">
            <text:p>0.002937983</text:p>
          </table:table-cell>
          <table:table-cell office:value-type="float" office:value="0.158593359239737" calcext:value-type="float">
            <text:p>0.1585933592</text:p>
          </table:table-cell>
          <table:table-cell office:value-type="float" office:value="0.471039642445852" calcext:value-type="float">
            <text:p>0.4710396424</text:p>
          </table:table-cell>
          <table:table-cell office:value-type="float" office:value="0.745191264813561" calcext:value-type="float">
            <text:p>0.7451912648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26893065612902" calcext:value-type="float">
            <text:p>0.1268930656</text:p>
          </table:table-cell>
          <table:table-cell office:value-type="float" office:value="0.23182056949166" calcext:value-type="float">
            <text:p>0.2318205695</text:p>
          </table:table-cell>
          <table:table-cell office:value-type="float" office:value="0.246081842592943" calcext:value-type="float">
            <text:p>0.2460818426</text:p>
          </table:table-cell>
          <table:table-cell office:value-type="float" office:value="0.266712035776784" calcext:value-type="float">
            <text:p>0.2667120358</text:p>
          </table:table-cell>
          <table:table-cell office:value-type="float" office:value="0.110143822839147" calcext:value-type="float">
            <text:p>0.1101438228</text:p>
          </table:table-cell>
          <table:table-cell office:value-type="float" office:value="0.123056186011477" calcext:value-type="float">
            <text:p>0.123056186</text:p>
          </table:table-cell>
          <table:table-cell office:value-type="float" office:value="0.0369728830225786" calcext:value-type="float">
            <text:p>0.036972883</text:p>
          </table:table-cell>
          <table:table-cell office:value-type="float" office:value="0.292634649037527" calcext:value-type="float">
            <text:p>0.292634649</text:p>
          </table:table-cell>
          <table:table-cell office:value-type="float" office:value="0.136903079966092" calcext:value-type="float">
            <text:p>0.13690308</text:p>
          </table:table-cell>
          <table:table-cell office:value-type="float" office:value="0.233665587478013" calcext:value-type="float">
            <text:p>0.2336655875</text:p>
          </table:table-cell>
          <table:table-cell office:value-type="float" office:value="0.224029138440445" calcext:value-type="float">
            <text:p>0.2240291384</text:p>
          </table:table-cell>
          <table:table-cell office:value-type="float" office:value="0.279121399766412" calcext:value-type="float">
            <text:p>0.2791213998</text:p>
          </table:table-cell>
          <table:table-cell office:value-type="float" office:value="0.0942121126495244" calcext:value-type="float">
            <text:p>0.0942121126</text:p>
          </table:table-cell>
          <table:table-cell office:value-type="float" office:value="0.268953781833941" calcext:value-type="float">
            <text:p>0.2689537818</text:p>
          </table:table-cell>
          <table:table-cell office:value-type="float" office:value="0.109779468613318" calcext:value-type="float">
            <text:p>0.1097794686</text:p>
          </table:table-cell>
          <table:table-cell office:value-type="float" office:value="0.330775248462945" calcext:value-type="float">
            <text:p>0.3307752485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617719822698691" calcext:value-type="float">
            <text:p>0.6177198227</text:p>
          </table:table-cell>
          <table:table-cell office:value-type="float" office:value="0.692958563555455" calcext:value-type="float">
            <text:p>0.6929585636</text:p>
          </table:table-cell>
          <table:table-cell office:value-type="float" office:value="0.649723281683329" calcext:value-type="float">
            <text:p>0.6497232817</text:p>
          </table:table-cell>
          <table:table-cell office:value-type="float" office:value="0.740086203173452" calcext:value-type="float">
            <text:p>0.7400862032</text:p>
          </table:table-cell>
          <table:table-cell office:value-type="float" office:value="0.637279661890527" calcext:value-type="float">
            <text:p>0.6372796619</text:p>
          </table:table-cell>
          <table:table-cell office:value-type="float" office:value="0.713482231922405" calcext:value-type="float">
            <text:p>0.7134822319</text:p>
          </table:table-cell>
          <table:table-cell office:value-type="float" office:value="0.639620308185842" calcext:value-type="float">
            <text:p>0.6396203082</text:p>
          </table:table-cell>
          <table:table-cell office:value-type="float" office:value="0.684788335795047" calcext:value-type="float">
            <text:p>0.6847883358</text:p>
          </table:table-cell>
          <table:table-cell office:value-type="float" office:value="0.756795062292833" calcext:value-type="float">
            <text:p>0.7567950623</text:p>
          </table:table-cell>
          <table:table-cell office:value-type="float" office:value="0.866227991857434" calcext:value-type="float">
            <text:p>0.8662279919</text:p>
          </table:table-cell>
          <table:table-cell office:value-type="float" office:value="0.647860886755065" calcext:value-type="float">
            <text:p>0.6478608868</text:p>
          </table:table-cell>
          <table:table-cell office:value-type="float" office:value="0.666073463132316" calcext:value-type="float">
            <text:p>0.6660734631</text:p>
          </table:table-cell>
          <table:table-cell office:value-type="float" office:value="0.664693107783747" calcext:value-type="float">
            <text:p>0.6646931078</text:p>
          </table:table-cell>
          <table:table-cell office:value-type="float" office:value="0.740750330345345" calcext:value-type="float">
            <text:p>0.7407503303</text:p>
          </table:table-cell>
          <table:table-cell office:value-type="float" office:value="0.632923763648143" calcext:value-type="float">
            <text:p>0.6329237636</text:p>
          </table:table-cell>
          <table:table-cell office:value-type="float" office:value="0.688457233890239" calcext:value-type="float">
            <text:p>0.6884572339</text:p>
          </table:table-cell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503718266518506" calcext:value-type="float">
            <text:p>0.5037182665</text:p>
          </table:table-cell>
          <table:table-cell office:value-type="float" office:value="0.569918832053168" calcext:value-type="float">
            <text:p>0.5699188321</text:p>
          </table:table-cell>
          <table:table-cell office:value-type="float" office:value="0.908390374708913" calcext:value-type="float">
            <text:p>0.9083903747</text:p>
          </table:table-cell>
          <table:table-cell office:value-type="float" office:value="0.834940728931542" calcext:value-type="float">
            <text:p>0.8349407289</text:p>
          </table:table-cell>
          <table:table-cell office:value-type="float" office:value="0.0715445764595265" calcext:value-type="float">
            <text:p>0.0715445765</text:p>
          </table:table-cell>
          <table:table-cell office:value-type="float" office:value="0.660892302663834" calcext:value-type="float">
            <text:p>0.6608923027</text:p>
          </table:table-cell>
          <table:table-cell office:value-type="float" office:value="0.74072871827441" calcext:value-type="float">
            <text:p>0.7407287183</text:p>
          </table:table-cell>
          <table:table-cell office:value-type="float" office:value="0.847142203210582" calcext:value-type="float">
            <text:p>0.8471422032</text:p>
          </table:table-cell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8"/>
          <table:table-cell office:value-type="float" office:value="0.0298882580551839" calcext:value-type="float">
            <text:p>0.0298882581</text:p>
          </table:table-cell>
          <table:table-cell office:value-type="float" office:value="0.32065572961029" calcext:value-type="float">
            <text:p>0.3206557296</text:p>
          </table:table-cell>
          <table:table-cell office:value-type="float" office:value="0.262108675186005" calcext:value-type="float">
            <text:p>0.2621086752</text:p>
          </table:table-cell>
          <table:table-cell office:value-type="float" office:value="0.414665980366925" calcext:value-type="float">
            <text:p>0.4146659804</text:p>
          </table:table-cell>
          <table:table-cell office:value-type="float" office:value="0.0127110982533541" calcext:value-type="float">
            <text:p>0.0127110983</text:p>
          </table:table-cell>
          <table:table-cell office:value-type="float" office:value="0.193139033934501" calcext:value-type="float">
            <text:p>0.1931390339</text:p>
          </table:table-cell>
          <table:table-cell office:value-type="float" office:value="0.102259862318812" calcext:value-type="float">
            <text:p>0.1022598623</text:p>
          </table:table-cell>
          <table:table-cell office:value-type="float" office:value="0.19186367145851" calcext:value-type="float">
            <text:p>0.1918636715</text:p>
          </table:table-cell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8"/>
          <table:table-cell office:value-type="float" office:value="0.48112861854159" calcext:value-type="float">
            <text:p>0.4811286185</text:p>
          </table:table-cell>
          <table:table-cell office:value-type="float" office:value="0.597737556561086" calcext:value-type="float">
            <text:p>0.5977375566</text:p>
          </table:table-cell>
          <table:table-cell office:value-type="float" office:value="0.59057624338521" calcext:value-type="float">
            <text:p>0.5905762434</text:p>
          </table:table-cell>
          <table:table-cell office:value-type="float" office:value="0.503352359113681" calcext:value-type="float">
            <text:p>0.5033523591</text:p>
          </table:table-cell>
          <table:table-cell office:value-type="float" office:value="0.222379992671308" calcext:value-type="float">
            <text:p>0.2223799927</text:p>
          </table:table-cell>
          <table:table-cell office:value-type="float" office:value="0.537273755656109" calcext:value-type="float">
            <text:p>0.5372737557</text:p>
          </table:table-cell>
          <table:table-cell office:value-type="float" office:value="0.0593427193376423" calcext:value-type="float">
            <text:p>0.0593427193</text:p>
          </table:table-cell>
          <table:table-cell office:value-type="float" office:value="0.357792677151616" calcext:value-type="float">
            <text:p>0.3577926772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8"/>
          <table:table-cell office:value-type="float" office:value="0.918699627183144" calcext:value-type="float">
            <text:p>0.9186996272</text:p>
          </table:table-cell>
          <table:table-cell office:value-type="float" office:value="0.941888077585795" calcext:value-type="float">
            <text:p>0.9418880776</text:p>
          </table:table-cell>
          <table:table-cell office:value-type="float" office:value="0.919924380889345" calcext:value-type="float">
            <text:p>0.9199243809</text:p>
          </table:table-cell>
          <table:table-cell office:value-type="float" office:value="0.880630945306135" calcext:value-type="float">
            <text:p>0.8806309453</text:p>
          </table:table-cell>
          <table:table-cell office:value-type="float" office:value="0.904930412676804" calcext:value-type="float">
            <text:p>0.9049304127</text:p>
          </table:table-cell>
          <table:table-cell office:value-type="float" office:value="0.944918512883507" calcext:value-type="float">
            <text:p>0.9449185129</text:p>
          </table:table-cell>
          <table:table-cell office:value-type="float" office:value="0.935380627390044" calcext:value-type="float">
            <text:p>0.9353806274</text:p>
          </table:table-cell>
          <table:table-cell office:value-type="float" office:value="0.874495743583891" calcext:value-type="float">
            <text:p>0.8744957436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8"/>
          <table:table-cell office:value-type="float" office:value="0.895513495606944" calcext:value-type="float">
            <text:p>0.8955134956</text:p>
          </table:table-cell>
          <table:table-cell office:value-type="float" office:value="0.893664746505758" calcext:value-type="float">
            <text:p>0.8936647465</text:p>
          </table:table-cell>
          <table:table-cell office:value-type="float" office:value="0.842338116566779" calcext:value-type="float">
            <text:p>0.8423381166</text:p>
          </table:table-cell>
          <table:table-cell office:value-type="float" office:value="0.88976704074279" calcext:value-type="float">
            <text:p>0.8897670407</text:p>
          </table:table-cell>
          <table:table-cell office:value-type="float" office:value="0.891550598019293" calcext:value-type="float">
            <text:p>0.891550598</text:p>
          </table:table-cell>
          <table:table-cell office:value-type="float" office:value="0.896229337688206" calcext:value-type="float">
            <text:p>0.8962293377</text:p>
          </table:table-cell>
          <table:table-cell office:value-type="float" office:value="0.77141896927225" calcext:value-type="float">
            <text:p>0.7714189693</text:p>
          </table:table-cell>
          <table:table-cell office:value-type="float" office:value="0.863096974778624" calcext:value-type="float">
            <text:p>0.8630969748</text:p>
          </table:table-cell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8"/>
          <table:table-cell office:value-type="float" office:value="0.806279156266385" calcext:value-type="float">
            <text:p>0.8062791563</text:p>
          </table:table-cell>
          <table:table-cell office:value-type="float" office:value="0.832457694135503" calcext:value-type="float">
            <text:p>0.8324576941</text:p>
          </table:table-cell>
          <table:table-cell office:value-type="float" office:value="0.845617769318344" calcext:value-type="float">
            <text:p>0.8456177693</text:p>
          </table:table-cell>
          <table:table-cell office:value-type="float" office:value="0.819496009270795" calcext:value-type="float">
            <text:p>0.8194960093</text:p>
          </table:table-cell>
          <table:table-cell office:value-type="float" office:value="0.808103033372022" calcext:value-type="float">
            <text:p>0.8081030334</text:p>
          </table:table-cell>
          <table:table-cell office:value-type="float" office:value="0.837546231683425" calcext:value-type="float">
            <text:p>0.8375462317</text:p>
          </table:table-cell>
          <table:table-cell office:value-type="float" office:value="0.707428636932107" calcext:value-type="float">
            <text:p>0.7074286369</text:p>
          </table:table-cell>
          <table:table-cell office:value-type="float" office:value="0.751381764744261" calcext:value-type="float">
            <text:p>0.7513817647</text:p>
          </table:table-cell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0.588020873539084" calcext:value-type="float">
            <text:p>0.5880208735</text:p>
          </table:table-cell>
          <table:table-cell office:value-type="float" office:value="0.548963888564496" calcext:value-type="float">
            <text:p>0.5489638886</text:p>
          </table:table-cell>
          <table:table-cell office:value-type="float" office:value="0.628993737395181" calcext:value-type="float">
            <text:p>0.6289937374</text:p>
          </table:table-cell>
          <table:table-cell office:value-type="float" office:value="0.509849972667085" calcext:value-type="float">
            <text:p>0.5098499727</text:p>
          </table:table-cell>
          <table:table-cell office:value-type="float" office:value="0.578048818143922" calcext:value-type="float">
            <text:p>0.5780488181</text:p>
          </table:table-cell>
          <table:table-cell office:value-type="float" office:value="0.5603046699625" calcext:value-type="float">
            <text:p>0.56030467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79543230016313" calcext:value-type="float">
            <text:p>0.97954323</text:p>
          </table:table-cell>
          <table:table-cell office:value-type="float" office:value="0.973734057404137" calcext:value-type="float">
            <text:p>0.9737340574</text:p>
          </table:table-cell>
          <table:table-cell office:value-type="float" office:value="0.899740365210818" calcext:value-type="float">
            <text:p>0.8997403652</text:p>
          </table:table-cell>
          <table:table-cell office:value-type="float" office:value="0.929319894146816" calcext:value-type="float">
            <text:p>0.9293198941</text:p>
          </table:table-cell>
          <table:table-cell office:value-type="float" office:value="0.978093622721822" calcext:value-type="float">
            <text:p>0.9780936227</text:p>
          </table:table-cell>
          <table:table-cell office:value-type="float" office:value="0.974221282618042" calcext:value-type="float">
            <text:p>0.9742212826</text:p>
          </table:table-cell>
          <table:table-cell office:value-type="float" office:value="0.880888057981025" calcext:value-type="float">
            <text:p>0.880888058</text:p>
          </table:table-cell>
          <table:table-cell office:value-type="float" office:value="0.923245578434971" calcext:value-type="float">
            <text:p>0.9232455784</text:p>
          </table:table-cell>
          <table:table-cell office:value-type="float" office:value="0.896708920038158" calcext:value-type="float">
            <text:p>0.89670892</text:p>
          </table:table-cell>
          <table:table-cell office:value-type="float" office:value="0.839993168308614" calcext:value-type="float">
            <text:p>0.8399931683</text:p>
          </table:table-cell>
          <table:table-cell office:value-type="float" office:value="0.658350542836035" calcext:value-type="float">
            <text:p>0.6583505428</text:p>
          </table:table-cell>
          <table:table-cell office:value-type="float" office:value="0.650837988826816" calcext:value-type="float">
            <text:p>0.6508379888</text:p>
          </table:table-cell>
          <table:table-cell office:value-type="float" office:value="0.887978127419018" calcext:value-type="float">
            <text:p>0.8879781274</text:p>
          </table:table-cell>
          <table:table-cell office:value-type="float" office:value="0.839860884097483" calcext:value-type="float">
            <text:p>0.8398608841</text:p>
          </table:table-cell>
          <table:table-cell office:value-type="float" office:value="0.614057678275863" calcext:value-type="float">
            <text:p>0.6140576783</text:p>
          </table:table-cell>
          <table:table-cell office:value-type="float" office:value="0.670109529013422" calcext:value-type="float">
            <text:p>0.67010952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Fscor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89619357740796" calcext:value-type="float">
            <text:p>0.8896193577</text:p>
          </table:table-cell>
          <table:table-cell office:value-type="float" office:value="0.884635121805371" calcext:value-type="float">
            <text:p>0.8846351218</text:p>
          </table:table-cell>
          <table:table-cell office:value-type="float" office:value="0.874950084501882" calcext:value-type="float">
            <text:p>0.8749500845</text:p>
          </table:table-cell>
          <table:table-cell office:value-type="float" office:value="0.891659398599317" calcext:value-type="float">
            <text:p>0.8916593986</text:p>
          </table:table-cell>
          <table:table-cell office:value-type="float" office:value="0.837675104925177" calcext:value-type="float">
            <text:p>0.8376751049</text:p>
          </table:table-cell>
          <table:table-cell office:value-type="float" office:value="0.831757379932561" calcext:value-type="float">
            <text:p>0.8317573799</text:p>
          </table:table-cell>
          <table:table-cell office:value-type="float" office:value="0.789531288533618" calcext:value-type="float">
            <text:p>0.7895312885</text:p>
          </table:table-cell>
          <table:table-cell office:value-type="float" office:value="0.851601275445617" calcext:value-type="float">
            <text:p>0.8516012754</text:p>
          </table:table-cell>
          <table:table-cell office:value-type="float" office:value="0.922602836340752" calcext:value-type="float">
            <text:p>0.9226028363</text:p>
          </table:table-cell>
          <table:table-cell office:value-type="float" office:value="0.897282240734966" calcext:value-type="float">
            <text:p>0.8972822407</text:p>
          </table:table-cell>
          <table:table-cell office:value-type="float" office:value="0.864134659383205" calcext:value-type="float">
            <text:p>0.8641346594</text:p>
          </table:table-cell>
          <table:table-cell office:value-type="float" office:value="0.876585978352281" calcext:value-type="float">
            <text:p>0.8765859784</text:p>
          </table:table-cell>
          <table:table-cell office:value-type="float" office:value="0.870795182706938" calcext:value-type="float">
            <text:p>0.8707951827</text:p>
          </table:table-cell>
          <table:table-cell office:value-type="float" office:value="0.884307176813593" calcext:value-type="float">
            <text:p>0.8843071768</text:p>
          </table:table-cell>
          <table:table-cell office:value-type="float" office:value="0.802796202861145" calcext:value-type="float">
            <text:p>0.8027962029</text:p>
          </table:table-cell>
          <table:table-cell office:value-type="float" office:value="0.840567442760031" calcext:value-type="float">
            <text:p>0.8405674428</text:p>
          </table:table-cell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388854932109078" calcext:value-type="float">
            <text:p>0.3888549321</text:p>
          </table:table-cell>
          <table:table-cell office:value-type="float" office:value="0.527216529971525" calcext:value-type="float">
            <text:p>0.52721653</text:p>
          </table:table-cell>
          <table:table-cell office:value-type="float" office:value="0.49381443499847" calcext:value-type="float">
            <text:p>0.493814435</text:p>
          </table:table-cell>
          <table:table-cell office:value-type="float" office:value="0.542416565712488" calcext:value-type="float">
            <text:p>0.5424165657</text:p>
          </table:table-cell>
          <table:table-cell office:value-type="float" office:value="0.357013262576164" calcext:value-type="float">
            <text:p>0.3570132626</text:p>
          </table:table-cell>
          <table:table-cell office:value-type="float" office:value="0.473392623440917" calcext:value-type="float">
            <text:p>0.4733926234</text:p>
          </table:table-cell>
          <table:table-cell office:value-type="float" office:value="0.254249742956844" calcext:value-type="float">
            <text:p>0.254249743</text:p>
          </table:table-cell>
          <table:table-cell office:value-type="float" office:value="0.424636801596995" calcext:value-type="float">
            <text:p>0.4246368016</text:p>
          </table:table-cell>
          <table:table-cell office:value-type="float" office:value="0.509776955163838" calcext:value-type="float">
            <text:p>0.5097769552</text:p>
          </table:table-cell>
          <table:table-cell office:value-type="float" office:value="0.566555865127492" calcext:value-type="float">
            <text:p>0.5665558651</text:p>
          </table:table-cell>
          <table:table-cell office:value-type="float" office:value="0.481259547096977" calcext:value-type="float">
            <text:p>0.4812595471</text:p>
          </table:table-cell>
          <table:table-cell office:value-type="float" office:value="0.411178547392853" calcext:value-type="float">
            <text:p>0.4111785474</text:p>
          </table:table-cell>
          <table:table-cell office:value-type="float" office:value="0.442904525388149" calcext:value-type="float">
            <text:p>0.4429045254</text:p>
          </table:table-cell>
          <table:table-cell office:value-type="float" office:value="0.478268904299236" calcext:value-type="float">
            <text:p>0.4782689043</text:p>
          </table:table-cell>
          <table:table-cell office:value-type="float" office:value="0.285058450262322" calcext:value-type="float">
            <text:p>0.2850584503</text:p>
          </table:table-cell>
          <table:table-cell office:value-type="float" office:value="0.238601615799092" calcext:value-type="float">
            <text:p>0.2386016158</text:p>
          </table:table-cell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51987949305296" calcext:value-type="float">
            <text:p>0.5198794931</text:p>
          </table:table-cell>
          <table:table-cell office:value-type="float" office:value="0.602978672290323" calcext:value-type="float">
            <text:p>0.6029786723</text:p>
          </table:table-cell>
          <table:table-cell office:value-type="float" office:value="0.607934088193905" calcext:value-type="float">
            <text:p>0.6079340882</text:p>
          </table:table-cell>
          <table:table-cell office:value-type="float" office:value="0.653402560551011" calcext:value-type="float">
            <text:p>0.6534025606</text:p>
          </table:table-cell>
          <table:table-cell office:value-type="float" office:value="0.397559732438946" calcext:value-type="float">
            <text:p>0.3975597324</text:p>
          </table:table-cell>
          <table:table-cell office:value-type="float" office:value="0.503752931599248" calcext:value-type="float">
            <text:p>0.5037529316</text:p>
          </table:table-cell>
          <table:table-cell office:value-type="float" office:value="0.45204237976147" calcext:value-type="float">
            <text:p>0.4520423798</text:p>
          </table:table-cell>
          <table:table-cell office:value-type="float" office:value="0.559013495376303" calcext:value-type="float">
            <text:p>0.5590134954</text:p>
          </table:table-cell>
          <table:table-cell office:value-type="float" office:value="0.529699602260833" calcext:value-type="float">
            <text:p>0.5296996023</text:p>
          </table:table-cell>
          <table:table-cell office:value-type="float" office:value="0.592956680278492" calcext:value-type="float">
            <text:p>0.5929566803</text:p>
          </table:table-cell>
          <table:table-cell office:value-type="float" office:value="0.612191778553601" calcext:value-type="float">
            <text:p>0.6121917786</text:p>
          </table:table-cell>
          <table:table-cell office:value-type="float" office:value="0.64259795191973" calcext:value-type="float">
            <text:p>0.6425979519</text:p>
          </table:table-cell>
          <table:table-cell office:value-type="float" office:value="0.446734075276148" calcext:value-type="float">
            <text:p>0.4467340753</text:p>
          </table:table-cell>
          <table:table-cell office:value-type="float" office:value="0.563981087057001" calcext:value-type="float">
            <text:p>0.5639810871</text:p>
          </table:table-cell>
          <table:table-cell office:value-type="float" office:value="0.501047933196419" calcext:value-type="float">
            <text:p>0.5010479332</text:p>
          </table:table-cell>
          <table:table-cell office:value-type="float" office:value="0.566267228554345" calcext:value-type="float">
            <text:p>0.5662672286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409240318355497" calcext:value-type="float">
            <text:p>0.4092403184</text:p>
          </table:table-cell>
          <table:table-cell office:value-type="float" office:value="0.398932055147609" calcext:value-type="float">
            <text:p>0.3989320551</text:p>
          </table:table-cell>
          <table:table-cell office:value-type="float" office:value="0.366418924825472" calcext:value-type="float">
            <text:p>0.3664189248</text:p>
          </table:table-cell>
          <table:table-cell office:value-type="float" office:value="0.57822359222303" calcext:value-type="float">
            <text:p>0.5782235922</text:p>
          </table:table-cell>
          <table:table-cell office:value-type="float" office:value="0.277052290166125" calcext:value-type="float">
            <text:p>0.2770522902</text:p>
          </table:table-cell>
          <table:table-cell office:value-type="float" office:value="0.258203302265508" calcext:value-type="float">
            <text:p>0.2582033023</text:p>
          </table:table-cell>
          <table:table-cell office:value-type="float" office:value="0.0604050073333316" calcext:value-type="float">
            <text:p>0.0604050073</text:p>
          </table:table-cell>
          <table:table-cell office:value-type="float" office:value="0.46180524824376" calcext:value-type="float">
            <text:p>0.4618052482</text:p>
          </table:table-cell>
          <table:table-cell office:value-type="float" office:value="0.463425430976881" calcext:value-type="float">
            <text:p>0.463425431</text:p>
          </table:table-cell>
          <table:table-cell office:value-type="float" office:value="0.449234524397127" calcext:value-type="float">
            <text:p>0.4492345244</text:p>
          </table:table-cell>
          <table:table-cell office:value-type="float" office:value="0.370941721889093" calcext:value-type="float">
            <text:p>0.3709417219</text:p>
          </table:table-cell>
          <table:table-cell office:value-type="float" office:value="0.445994455263183" calcext:value-type="float">
            <text:p>0.4459944553</text:p>
          </table:table-cell>
          <table:table-cell office:value-type="float" office:value="0.363128442154102" calcext:value-type="float">
            <text:p>0.3631284422</text:p>
          </table:table-cell>
          <table:table-cell office:value-type="float" office:value="0.451252108059949" calcext:value-type="float">
            <text:p>0.4512521081</text:p>
          </table:table-cell>
          <table:table-cell office:value-type="float" office:value="0.300840065086752" calcext:value-type="float">
            <text:p>0.3008400651</text:p>
          </table:table-cell>
          <table:table-cell office:value-type="float" office:value="0.309114156505024" calcext:value-type="float">
            <text:p>0.3091141565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781323195468579" calcext:value-type="float">
            <text:p>0.7813231955</text:p>
          </table:table-cell>
          <table:table-cell office:value-type="float" office:value="0.772673473161031" calcext:value-type="float">
            <text:p>0.7726734732</text:p>
          </table:table-cell>
          <table:table-cell office:value-type="float" office:value="0.645972533872479" calcext:value-type="float">
            <text:p>0.6459725339</text:p>
          </table:table-cell>
          <table:table-cell office:value-type="float" office:value="0.776969440956862" calcext:value-type="float">
            <text:p>0.776969441</text:p>
          </table:table-cell>
          <table:table-cell office:value-type="float" office:value="0.639797599435161" calcext:value-type="float">
            <text:p>0.6397975994</text:p>
          </table:table-cell>
          <table:table-cell office:value-type="float" office:value="0.661569067412148" calcext:value-type="float">
            <text:p>0.6615690674</text:p>
          </table:table-cell>
          <table:table-cell office:value-type="float" office:value="0.414884756173014" calcext:value-type="float">
            <text:p>0.4148847562</text:p>
          </table:table-cell>
          <table:table-cell office:value-type="float" office:value="0.662793902737112" calcext:value-type="float">
            <text:p>0.6627939027</text:p>
          </table:table-cell>
          <table:table-cell office:value-type="float" office:value="0.757767165299501" calcext:value-type="float">
            <text:p>0.7577671653</text:p>
          </table:table-cell>
          <table:table-cell office:value-type="float" office:value="0.691847033199565" calcext:value-type="float">
            <text:p>0.6918470332</text:p>
          </table:table-cell>
          <table:table-cell office:value-type="float" office:value="0.708578137735466" calcext:value-type="float">
            <text:p>0.7085781377</text:p>
          </table:table-cell>
          <table:table-cell office:value-type="float" office:value="0.698084299156454" calcext:value-type="float">
            <text:p>0.6980842992</text:p>
          </table:table-cell>
          <table:table-cell office:value-type="float" office:value="0.678645024025244" calcext:value-type="float">
            <text:p>0.678645024</text:p>
          </table:table-cell>
          <table:table-cell office:value-type="float" office:value="0.697328027762484" calcext:value-type="float">
            <text:p>0.6973280278</text:p>
          </table:table-cell>
          <table:table-cell office:value-type="float" office:value="0.535676493838016" calcext:value-type="float">
            <text:p>0.5356764938</text:p>
          </table:table-cell>
          <table:table-cell office:value-type="float" office:value="0.652812096520214" calcext:value-type="float">
            <text:p>0.6528120965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328504101937511" calcext:value-type="float">
            <text:p>0.3285041019</text:p>
          </table:table-cell>
          <table:table-cell office:value-type="float" office:value="0.674788593722683" calcext:value-type="float">
            <text:p>0.6747885937</text:p>
          </table:table-cell>
          <table:table-cell office:value-type="float" office:value="0.646974275816319" calcext:value-type="float">
            <text:p>0.6469742758</text:p>
          </table:table-cell>
          <table:table-cell office:value-type="float" office:value="0.567604169004811" calcext:value-type="float">
            <text:p>0.567604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1851577261617" calcext:value-type="float">
            <text:p>0.3718515773</text:p>
          </table:table-cell>
          <table:table-cell office:value-type="float" office:value="0.501975640555624" calcext:value-type="float">
            <text:p>0.5019756406</text:p>
          </table:table-cell>
          <table:table-cell office:value-type="float" office:value="0.103765399965296" calcext:value-type="float">
            <text:p>0.1037654</text:p>
          </table:table-cell>
          <table:table-cell office:value-type="float" office:value="0.430345013114534" calcext:value-type="float">
            <text:p>0.4303450131</text:p>
          </table:table-cell>
          <table:table-cell office:value-type="float" office:value="0.655498854812176" calcext:value-type="float">
            <text:p>0.6554988548</text:p>
          </table:table-cell>
          <table:table-cell office:value-type="float" office:value="0.749102234545437" calcext:value-type="float">
            <text:p>0.7491022345</text:p>
          </table:table-cell>
          <table:table-cell office:value-type="float" office:value="0.00475427626479252" calcext:value-type="float">
            <text:p>0.0047542763</text:p>
          </table:table-cell>
          <table:table-cell office:value-type="float" office:value="0.256734452368347" calcext:value-type="float">
            <text:p>0.2567344524</text:p>
          </table:table-cell>
          <table:table-cell office:value-type="float" office:value="0.487491170318087" calcext:value-type="float">
            <text:p>0.4874911703</text:p>
          </table:table-cell>
          <table:table-cell office:value-type="float" office:value="0.695746338519785" calcext:value-type="float">
            <text:p>0.6957463385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94200985433391" calcext:value-type="float">
            <text:p>0.1942009854</text:p>
          </table:table-cell>
          <table:table-cell office:value-type="float" office:value="0.279744534277376" calcext:value-type="float">
            <text:p>0.2797445343</text:p>
          </table:table-cell>
          <table:table-cell office:value-type="float" office:value="0.326451412215368" calcext:value-type="float">
            <text:p>0.3264514122</text:p>
          </table:table-cell>
          <table:table-cell office:value-type="float" office:value="0.369488448267038" calcext:value-type="float">
            <text:p>0.3694884483</text:p>
          </table:table-cell>
          <table:table-cell office:value-type="float" office:value="0.183940774487472" calcext:value-type="float">
            <text:p>0.1839407745</text:p>
          </table:table-cell>
          <table:table-cell office:value-type="float" office:value="0.181550991760311" calcext:value-type="float">
            <text:p>0.1815509918</text:p>
          </table:table-cell>
          <table:table-cell office:value-type="float" office:value="0.0690882171586269" calcext:value-type="float">
            <text:p>0.0690882172</text:p>
          </table:table-cell>
          <table:table-cell office:value-type="float" office:value="0.368717492656372" calcext:value-type="float">
            <text:p>0.3687174927</text:p>
          </table:table-cell>
          <table:table-cell office:value-type="float" office:value="0.202292931577391" calcext:value-type="float">
            <text:p>0.2022929316</text:p>
          </table:table-cell>
          <table:table-cell office:value-type="float" office:value="0.319596929902937" calcext:value-type="float">
            <text:p>0.3195969299</text:p>
          </table:table-cell>
          <table:table-cell office:value-type="float" office:value="0.288564428150879" calcext:value-type="float">
            <text:p>0.2885644282</text:p>
          </table:table-cell>
          <table:table-cell office:value-type="float" office:value="0.336273611830141" calcext:value-type="float">
            <text:p>0.3362736118</text:p>
          </table:table-cell>
          <table:table-cell office:value-type="float" office:value="0.15356861841979" calcext:value-type="float">
            <text:p>0.1535686184</text:p>
          </table:table-cell>
          <table:table-cell office:value-type="float" office:value="0.360224323955204" calcext:value-type="float">
            <text:p>0.360224324</text:p>
          </table:table-cell>
          <table:table-cell office:value-type="float" office:value="0.149096609534235" calcext:value-type="float">
            <text:p>0.1490966095</text:p>
          </table:table-cell>
          <table:table-cell office:value-type="float" office:value="0.356688389998158" calcext:value-type="float">
            <text:p>0.35668839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564165931156222" calcext:value-type="float">
            <text:p>0.5641659312</text:p>
          </table:table-cell>
          <table:table-cell office:value-type="float" office:value="0.702050265735368" calcext:value-type="float">
            <text:p>0.7020502657</text:p>
          </table:table-cell>
          <table:table-cell office:value-type="float" office:value="0.590371834221765" calcext:value-type="float">
            <text:p>0.5903718342</text:p>
          </table:table-cell>
          <table:table-cell office:value-type="float" office:value="0.645972847608475" calcext:value-type="float">
            <text:p>0.6459728476</text:p>
          </table:table-cell>
          <table:table-cell office:value-type="float" office:value="0.517565064515116" calcext:value-type="float">
            <text:p>0.5175650645</text:p>
          </table:table-cell>
          <table:table-cell office:value-type="float" office:value="0.723909470042279" calcext:value-type="float">
            <text:p>0.72390947</text:p>
          </table:table-cell>
          <table:table-cell office:value-type="float" office:value="0.566125277450966" calcext:value-type="float">
            <text:p>0.5661252775</text:p>
          </table:table-cell>
          <table:table-cell office:value-type="float" office:value="0.592630245222442" calcext:value-type="float">
            <text:p>0.5926302452</text:p>
          </table:table-cell>
          <table:table-cell office:value-type="float" office:value="0.668274811009397" calcext:value-type="float">
            <text:p>0.668274811</text:p>
          </table:table-cell>
          <table:table-cell office:value-type="float" office:value="0.625109128805817" calcext:value-type="float">
            <text:p>0.6251091288</text:p>
          </table:table-cell>
          <table:table-cell office:value-type="float" office:value="0.578431726111051" calcext:value-type="float">
            <text:p>0.5784317261</text:p>
          </table:table-cell>
          <table:table-cell office:value-type="float" office:value="0.587470764524362" calcext:value-type="float">
            <text:p>0.5874707645</text:p>
          </table:table-cell>
          <table:table-cell office:value-type="float" office:value="0.614080104750742" calcext:value-type="float">
            <text:p>0.6140801048</text:p>
          </table:table-cell>
          <table:table-cell office:value-type="float" office:value="0.621126707842036" calcext:value-type="float">
            <text:p>0.6211267078</text:p>
          </table:table-cell>
          <table:table-cell office:value-type="float" office:value="0.555883954861287" calcext:value-type="float">
            <text:p>0.5558839549</text:p>
          </table:table-cell>
          <table:table-cell office:value-type="float" office:value="0.565928111576867" calcext:value-type="float">
            <text:p>0.5659281116</text:p>
          </table:table-cell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629392288796326" calcext:value-type="float">
            <text:p>0.6293922888</text:p>
          </table:table-cell>
          <table:table-cell office:value-type="float" office:value="0.666645426450441" calcext:value-type="float">
            <text:p>0.6666454265</text:p>
          </table:table-cell>
          <table:table-cell office:value-type="float" office:value="0.766508806681725" calcext:value-type="float">
            <text:p>0.7665088067</text:p>
          </table:table-cell>
          <table:table-cell office:value-type="float" office:value="0.799897169904051" calcext:value-type="float">
            <text:p>0.7998971699</text:p>
          </table:table-cell>
          <table:table-cell office:value-type="float" office:value="0.133535417996171" calcext:value-type="float">
            <text:p>0.133535418</text:p>
          </table:table-cell>
          <table:table-cell office:value-type="float" office:value="0.732807828214189" calcext:value-type="float">
            <text:p>0.7328078282</text:p>
          </table:table-cell>
          <table:table-cell office:value-type="float" office:value="0.690790873573859" calcext:value-type="float">
            <text:p>0.6907908736</text:p>
          </table:table-cell>
          <table:table-cell office:value-type="float" office:value="0.80286926017069" calcext:value-type="float">
            <text:p>0.8028692602</text:p>
          </table:table-cell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8"/>
          <table:table-cell office:value-type="float" office:value="0.0580274867042283" calcext:value-type="float">
            <text:p>0.0580274867</text:p>
          </table:table-cell>
          <table:table-cell office:value-type="float" office:value="0.411188324125813" calcext:value-type="float">
            <text:p>0.4111883241</text:p>
          </table:table-cell>
          <table:table-cell office:value-type="float" office:value="0.337769371246335" calcext:value-type="float">
            <text:p>0.3377693712</text:p>
          </table:table-cell>
          <table:table-cell office:value-type="float" office:value="0.462603310022354" calcext:value-type="float">
            <text:p>0.46260331</text:p>
          </table:table-cell>
          <table:table-cell office:value-type="float" office:value="0.0248515271493213" calcext:value-type="float">
            <text:p>0.0248515271</text:p>
          </table:table-cell>
          <table:table-cell office:value-type="float" office:value="0.306055182261866" calcext:value-type="float">
            <text:p>0.3060551823</text:p>
          </table:table-cell>
          <table:table-cell office:value-type="float" office:value="0.171260068422865" calcext:value-type="float">
            <text:p>0.1712600684</text:p>
          </table:table-cell>
          <table:table-cell office:value-type="float" office:value="0.291300343297329" calcext:value-type="float">
            <text:p>0.2913003433</text:p>
          </table:table-cell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8"/>
          <table:table-cell office:value-type="float" office:value="0.544361525704809" calcext:value-type="float">
            <text:p>0.5443615257</text:p>
          </table:table-cell>
          <table:table-cell office:value-type="float" office:value="0.46977240398293" calcext:value-type="float">
            <text:p>0.469772404</text:p>
          </table:table-cell>
          <table:table-cell office:value-type="float" office:value="0.503481369574536" calcext:value-type="float">
            <text:p>0.5034813696</text:p>
          </table:table-cell>
          <table:table-cell office:value-type="float" office:value="0.425126569621186" calcext:value-type="float">
            <text:p>0.4251265696</text:p>
          </table:table-cell>
          <table:table-cell office:value-type="float" office:value="0.338256810422908" calcext:value-type="float">
            <text:p>0.3382568104</text:p>
          </table:table-cell>
          <table:table-cell office:value-type="float" office:value="0.520849897189856" calcext:value-type="float">
            <text:p>0.5208498972</text:p>
          </table:table-cell>
          <table:table-cell office:value-type="float" office:value="0.0979753691404991" calcext:value-type="float">
            <text:p>0.0979753691</text:p>
          </table:table-cell>
          <table:table-cell office:value-type="float" office:value="0.382810208272221" calcext:value-type="float">
            <text:p>0.3828102083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8"/>
          <table:table-cell office:value-type="float" office:value="0.880582334726317" calcext:value-type="float">
            <text:p>0.8805823347</text:p>
          </table:table-cell>
          <table:table-cell office:value-type="float" office:value="0.898221239087151" calcext:value-type="float">
            <text:p>0.8982212391</text:p>
          </table:table-cell>
          <table:table-cell office:value-type="float" office:value="0.869468188743654" calcext:value-type="float">
            <text:p>0.8694681887</text:p>
          </table:table-cell>
          <table:table-cell office:value-type="float" office:value="0.875023371938276" calcext:value-type="float">
            <text:p>0.8750233719</text:p>
          </table:table-cell>
          <table:table-cell office:value-type="float" office:value="0.874477096906806" calcext:value-type="float">
            <text:p>0.8744770969</text:p>
          </table:table-cell>
          <table:table-cell office:value-type="float" office:value="0.90758605475942" calcext:value-type="float">
            <text:p>0.9075860548</text:p>
          </table:table-cell>
          <table:table-cell office:value-type="float" office:value="0.844631666334185" calcext:value-type="float">
            <text:p>0.8446316663</text:p>
          </table:table-cell>
          <table:table-cell office:value-type="float" office:value="0.874600728578092" calcext:value-type="float">
            <text:p>0.8746007286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8"/>
          <table:table-cell office:value-type="float" office:value="0.816234236649951" calcext:value-type="float">
            <text:p>0.8162342366</text:p>
          </table:table-cell>
          <table:table-cell office:value-type="float" office:value="0.839733349072034" calcext:value-type="float">
            <text:p>0.8397333491</text:p>
          </table:table-cell>
          <table:table-cell office:value-type="float" office:value="0.778555087956435" calcext:value-type="float">
            <text:p>0.778555088</text:p>
          </table:table-cell>
          <table:table-cell office:value-type="float" office:value="0.800617649214501" calcext:value-type="float">
            <text:p>0.8006176492</text:p>
          </table:table-cell>
          <table:table-cell office:value-type="float" office:value="0.813954643121536" calcext:value-type="float">
            <text:p>0.8139546431</text:p>
          </table:table-cell>
          <table:table-cell office:value-type="float" office:value="0.837156621306297" calcext:value-type="float">
            <text:p>0.8371566213</text:p>
          </table:table-cell>
          <table:table-cell office:value-type="float" office:value="0.744275457685661" calcext:value-type="float">
            <text:p>0.7442754577</text:p>
          </table:table-cell>
          <table:table-cell office:value-type="float" office:value="0.791529259236438" calcext:value-type="float">
            <text:p>0.7915292592</text:p>
          </table:table-cell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8"/>
          <table:table-cell office:value-type="float" office:value="0.708181467515803" calcext:value-type="float">
            <text:p>0.7081814675</text:p>
          </table:table-cell>
          <table:table-cell office:value-type="float" office:value="0.697017475844205" calcext:value-type="float">
            <text:p>0.6970174758</text:p>
          </table:table-cell>
          <table:table-cell office:value-type="float" office:value="0.707969728165221" calcext:value-type="float">
            <text:p>0.7079697282</text:p>
          </table:table-cell>
          <table:table-cell office:value-type="float" office:value="0.733586416920446" calcext:value-type="float">
            <text:p>0.7335864169</text:p>
          </table:table-cell>
          <table:table-cell office:value-type="float" office:value="0.685876748409672" calcext:value-type="float">
            <text:p>0.6858767484</text:p>
          </table:table-cell>
          <table:table-cell office:value-type="float" office:value="0.678427019801852" calcext:value-type="float">
            <text:p>0.6784270198</text:p>
          </table:table-cell>
          <table:table-cell office:value-type="float" office:value="0.607366419915673" calcext:value-type="float">
            <text:p>0.6073664199</text:p>
          </table:table-cell>
          <table:table-cell office:value-type="float" office:value="0.699570351971984" calcext:value-type="float">
            <text:p>0.699570352</text:p>
          </table:table-cell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0.540741187703426" calcext:value-type="float">
            <text:p>0.5407411877</text:p>
          </table:table-cell>
          <table:table-cell office:value-type="float" office:value="0.46158462075587" calcext:value-type="float">
            <text:p>0.4615846208</text:p>
          </table:table-cell>
          <table:table-cell office:value-type="float" office:value="0.505389068346819" calcext:value-type="float">
            <text:p>0.5053890683</text:p>
          </table:table-cell>
          <table:table-cell office:value-type="float" office:value="0.490100960953655" calcext:value-type="float">
            <text:p>0.490100961</text:p>
          </table:table-cell>
          <table:table-cell office:value-type="float" office:value="0.519426035396241" calcext:value-type="float">
            <text:p>0.5194260354</text:p>
          </table:table-cell>
          <table:table-cell office:value-type="float" office:value="0.460587507466507" calcext:value-type="float">
            <text:p>0.4605875075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72856007654996" calcext:value-type="float">
            <text:p>0.9728560077</text:p>
          </table:table-cell>
          <table:table-cell office:value-type="float" office:value="0.966891071568112" calcext:value-type="float">
            <text:p>0.9668910716</text:p>
          </table:table-cell>
          <table:table-cell office:value-type="float" office:value="0.898948243186646" calcext:value-type="float">
            <text:p>0.8989482432</text:p>
          </table:table-cell>
          <table:table-cell office:value-type="float" office:value="0.929086852915565" calcext:value-type="float">
            <text:p>0.9290868529</text:p>
          </table:table-cell>
          <table:table-cell office:value-type="float" office:value="0.968133860520076" calcext:value-type="float">
            <text:p>0.9681338605</text:p>
          </table:table-cell>
          <table:table-cell office:value-type="float" office:value="0.962800711777625" calcext:value-type="float">
            <text:p>0.9628007118</text:p>
          </table:table-cell>
          <table:table-cell office:value-type="float" office:value="0.879319846394747" calcext:value-type="float">
            <text:p>0.8793198464</text:p>
          </table:table-cell>
          <table:table-cell office:value-type="float" office:value="0.920072099704718" calcext:value-type="float">
            <text:p>0.9200720997</text:p>
          </table:table-cell>
          <table:table-cell office:value-type="float" office:value="0.912727671604594" calcext:value-type="float">
            <text:p>0.9127276716</text:p>
          </table:table-cell>
          <table:table-cell office:value-type="float" office:value="0.878394042265439" calcext:value-type="float">
            <text:p>0.8783940423</text:p>
          </table:table-cell>
          <table:table-cell office:value-type="float" office:value="0.731743870787381" calcext:value-type="float">
            <text:p>0.7317438708</text:p>
          </table:table-cell>
          <table:table-cell office:value-type="float" office:value="0.726979590275168" calcext:value-type="float">
            <text:p>0.7269795903</text:p>
          </table:table-cell>
          <table:table-cell office:value-type="float" office:value="0.909839520233966" calcext:value-type="float">
            <text:p>0.9098395202</text:p>
          </table:table-cell>
          <table:table-cell office:value-type="float" office:value="0.883535823328476" calcext:value-type="float">
            <text:p>0.8835358233</text:p>
          </table:table-cell>
          <table:table-cell office:value-type="float" office:value="0.694436657011122" calcext:value-type="float">
            <text:p>0.694436657</text:p>
          </table:table-cell>
          <table:table-cell office:value-type="float" office:value="0.725726545670154" calcext:value-type="float">
            <text:p>0.725726545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C_9_682</text:p>
          </table:table-cell>
          <table:table-cell table:style-name="ce1" office:value-type="string" calcext:value-type="string">
            <text:p>C_9_1364</text:p>
          </table:table-cell>
          <table:table-cell table:style-name="ce1" office:value-type="string" calcext:value-type="string">
            <text:p>C_9_6820</text:p>
          </table:table-cell>
          <table:table-cell table:style-name="ce1" office:value-type="string" calcext:value-type="string">
            <text:p>C_9_9548</text:p>
          </table:table-cell>
          <table:table-cell table:style-name="ce1" office:value-type="string" calcext:value-type="string">
            <text:p>C_9_682_Gabor</text:p>
          </table:table-cell>
          <table:table-cell table:style-name="ce1" office:value-type="string" calcext:value-type="string">
            <text:p>C_9_1364_Gabor</text:p>
          </table:table-cell>
          <table:table-cell table:style-name="ce1" office:value-type="string" calcext:value-type="string">
            <text:p>C_9_6820_Gabor</text:p>
          </table:table-cell>
          <table:table-cell table:style-name="ce1" office:value-type="string" calcext:value-type="string">
            <text:p>C_9_9548_Gabor</text:p>
          </table:table-cell>
          <table:table-cell table:style-name="ce1" office:value-type="string" calcext:value-type="string">
            <text:p>C_16_682</text:p>
          </table:table-cell>
          <table:table-cell table:style-name="ce1" office:value-type="string" calcext:value-type="string">
            <text:p>C_16_1364</text:p>
          </table:table-cell>
          <table:table-cell table:style-name="ce1" office:value-type="string" calcext:value-type="string">
            <text:p>C_16_6820</text:p>
          </table:table-cell>
          <table:table-cell table:style-name="ce1" office:value-type="string" calcext:value-type="string">
            <text:p>C_16_9548</text:p>
          </table:table-cell>
          <table:table-cell table:style-name="ce1" office:value-type="string" calcext:value-type="string">
            <text:p>C_16_682_Gabor</text:p>
          </table:table-cell>
          <table:table-cell table:style-name="ce1" office:value-type="string" calcext:value-type="string">
            <text:p>C_16_1364_Gabor</text:p>
          </table:table-cell>
          <table:table-cell table:style-name="ce1" office:value-type="string" calcext:value-type="string">
            <text:p>C_16_6820_Gabor</text:p>
          </table:table-cell>
          <table:table-cell table:style-name="ce1" office:value-type="string" calcext:value-type="string">
            <text:p>C_16_9548_Gabor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01184138018434" calcext:value-type="float">
            <text:p>0.801184138</text:p>
          </table:table-cell>
          <table:table-cell office:value-type="float" office:value="0.793135178541101" calcext:value-type="float">
            <text:p>0.7931351785</text:p>
          </table:table-cell>
          <table:table-cell office:value-type="float" office:value="0.777698902465582" calcext:value-type="float">
            <text:p>0.7776989025</text:p>
          </table:table-cell>
          <table:table-cell office:value-type="float" office:value="0.804499444911129" calcext:value-type="float">
            <text:p>0.8044994449</text:p>
          </table:table-cell>
          <table:table-cell office:value-type="float" office:value="0.720689291328697" calcext:value-type="float">
            <text:p>0.7206892913</text:p>
          </table:table-cell>
          <table:table-cell office:value-type="float" office:value="0.711973151505589" calcext:value-type="float">
            <text:p>0.7119731515</text:p>
          </table:table-cell>
          <table:table-cell office:value-type="float" office:value="0.65225253743004" calcext:value-type="float">
            <text:p>0.6522525374</text:p>
          </table:table-cell>
          <table:table-cell office:value-type="float" office:value="0.741555399912227" calcext:value-type="float">
            <text:p>0.7415553999</text:p>
          </table:table-cell>
          <table:table-cell office:value-type="float" office:value="0.856325659153625" calcext:value-type="float">
            <text:p>0.8563256592</text:p>
          </table:table-cell>
          <table:table-cell office:value-type="float" office:value="0.813700725499342" calcext:value-type="float">
            <text:p>0.8137007255</text:p>
          </table:table-cell>
          <table:table-cell office:value-type="float" office:value="0.760772099018325" calcext:value-type="float">
            <text:p>0.760772099</text:p>
          </table:table-cell>
          <table:table-cell office:value-type="float" office:value="0.780287553351511" calcext:value-type="float">
            <text:p>0.7802875534</text:p>
          </table:table-cell>
          <table:table-cell office:value-type="float" office:value="0.771157870893975" calcext:value-type="float">
            <text:p>0.7711578709</text:p>
          </table:table-cell>
          <table:table-cell office:value-type="float" office:value="0.792608107210031" calcext:value-type="float">
            <text:p>0.7926081072</text:p>
          </table:table-cell>
          <table:table-cell office:value-type="float" office:value="0.670559352367335" calcext:value-type="float">
            <text:p>0.6705593524</text:p>
          </table:table-cell>
          <table:table-cell office:value-type="float" office:value="0.724981748624519" calcext:value-type="float">
            <text:p>0.7249817486</text:p>
          </table:table-cell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41353146813844" calcext:value-type="float">
            <text:p>0.2413531468</text:p>
          </table:table-cell>
          <table:table-cell office:value-type="float" office:value="0.357972872931098" calcext:value-type="float">
            <text:p>0.3579728729</text:p>
          </table:table-cell>
          <table:table-cell office:value-type="float" office:value="0.327857633530015" calcext:value-type="float">
            <text:p>0.3278576335</text:p>
          </table:table-cell>
          <table:table-cell office:value-type="float" office:value="0.372134145430672" calcext:value-type="float">
            <text:p>0.3721341454</text:p>
          </table:table-cell>
          <table:table-cell office:value-type="float" office:value="0.217295279653902" calcext:value-type="float">
            <text:p>0.2172952797</text:p>
          </table:table-cell>
          <table:table-cell office:value-type="float" office:value="0.310094547366807" calcext:value-type="float">
            <text:p>0.3100945474</text:p>
          </table:table-cell>
          <table:table-cell office:value-type="float" office:value="0.145639241312487" calcext:value-type="float">
            <text:p>0.1456392413</text:p>
          </table:table-cell>
          <table:table-cell office:value-type="float" office:value="0.26954850921201" calcext:value-type="float">
            <text:p>0.2695485092</text:p>
          </table:table-cell>
          <table:table-cell office:value-type="float" office:value="0.342080977025747" calcext:value-type="float">
            <text:p>0.342080977</text:p>
          </table:table-cell>
          <table:table-cell office:value-type="float" office:value="0.395240980338506" calcext:value-type="float">
            <text:p>0.3952409803</text:p>
          </table:table-cell>
          <table:table-cell office:value-type="float" office:value="0.316880706098968" calcext:value-type="float">
            <text:p>0.3168807061</text:p>
          </table:table-cell>
          <table:table-cell office:value-type="float" office:value="0.258794685027784" calcext:value-type="float">
            <text:p>0.258794685</text:p>
          </table:table-cell>
          <table:table-cell office:value-type="float" office:value="0.28444275422389" calcext:value-type="float">
            <text:p>0.2844427542</text:p>
          </table:table-cell>
          <table:table-cell office:value-type="float" office:value="0.31429265370896" calcext:value-type="float">
            <text:p>0.3142926537</text:p>
          </table:table-cell>
          <table:table-cell office:value-type="float" office:value="0.166220504894715" calcext:value-type="float">
            <text:p>0.1662205049</text:p>
          </table:table-cell>
          <table:table-cell office:value-type="float" office:value="0.135461470805958" calcext:value-type="float">
            <text:p>0.1354614708</text:p>
          </table:table-cell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35124132840054" calcext:value-type="float">
            <text:p>0.3512413284</text:p>
          </table:table-cell>
          <table:table-cell office:value-type="float" office:value="0.431617370708912" calcext:value-type="float">
            <text:p>0.4316173707</text:p>
          </table:table-cell>
          <table:table-cell office:value-type="float" office:value="0.436713580181817" calcext:value-type="float">
            <text:p>0.4367135802</text:p>
          </table:table-cell>
          <table:table-cell office:value-type="float" office:value="0.48522486484036" calcext:value-type="float">
            <text:p>0.4852248648</text:p>
          </table:table-cell>
          <table:table-cell office:value-type="float" office:value="0.248096444208832" calcext:value-type="float">
            <text:p>0.2480964442</text:p>
          </table:table-cell>
          <table:table-cell office:value-type="float" office:value="0.33667763983503" calcext:value-type="float">
            <text:p>0.3366776398</text:p>
          </table:table-cell>
          <table:table-cell office:value-type="float" office:value="0.292025035990206" calcext:value-type="float">
            <text:p>0.292025036</text:p>
          </table:table-cell>
          <table:table-cell office:value-type="float" office:value="0.387938050483189" calcext:value-type="float">
            <text:p>0.3879380505</text:p>
          </table:table-cell>
          <table:table-cell office:value-type="float" office:value="0.360266244282689" calcext:value-type="float">
            <text:p>0.3602662443</text:p>
          </table:table-cell>
          <table:table-cell office:value-type="float" office:value="0.421420344325897" calcext:value-type="float">
            <text:p>0.4214203443</text:p>
          </table:table-cell>
          <table:table-cell office:value-type="float" office:value="0.441121308472696" calcext:value-type="float">
            <text:p>0.4411213085</text:p>
          </table:table-cell>
          <table:table-cell office:value-type="float" office:value="0.473402815936911" calcext:value-type="float">
            <text:p>0.4734028159</text:p>
          </table:table-cell>
          <table:table-cell office:value-type="float" office:value="0.287609525301066" calcext:value-type="float">
            <text:p>0.2876095253</text:p>
          </table:table-cell>
          <table:table-cell office:value-type="float" office:value="0.392739316992121" calcext:value-type="float">
            <text:p>0.392739317</text:p>
          </table:table-cell>
          <table:table-cell office:value-type="float" office:value="0.334265480726726" calcext:value-type="float">
            <text:p>0.3342654807</text:p>
          </table:table-cell>
          <table:table-cell office:value-type="float" office:value="0.394960092865401" calcext:value-type="float">
            <text:p>0.3949600929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257260932042501" calcext:value-type="float">
            <text:p>0.257260932</text:p>
          </table:table-cell>
          <table:table-cell office:value-type="float" office:value="0.249166224600411" calcext:value-type="float">
            <text:p>0.2491662246</text:p>
          </table:table-cell>
          <table:table-cell office:value-type="float" office:value="0.224304095091408" calcext:value-type="float">
            <text:p>0.2243040951</text:p>
          </table:table-cell>
          <table:table-cell office:value-type="float" office:value="0.406690945960424" calcext:value-type="float">
            <text:p>0.406690946</text:p>
          </table:table-cell>
          <table:table-cell office:value-type="float" office:value="0.160801334007309" calcext:value-type="float">
            <text:p>0.160801334</text:p>
          </table:table-cell>
          <table:table-cell office:value-type="float" office:value="0.148239632444674" calcext:value-type="float">
            <text:p>0.1482396324</text:p>
          </table:table-cell>
          <table:table-cell office:value-type="float" office:value="0.0311431033600903" calcext:value-type="float">
            <text:p>0.0311431034</text:p>
          </table:table-cell>
          <table:table-cell office:value-type="float" office:value="0.300225473865707" calcext:value-type="float">
            <text:p>0.3002254739</text:p>
          </table:table-cell>
          <table:table-cell office:value-type="float" office:value="0.301596447266145" calcext:value-type="float">
            <text:p>0.3015964473</text:p>
          </table:table-cell>
          <table:table-cell office:value-type="float" office:value="0.289685662638629" calcext:value-type="float">
            <text:p>0.2896856626</text:p>
          </table:table-cell>
          <table:table-cell office:value-type="float" office:value="0.227703162540781" calcext:value-type="float">
            <text:p>0.2277031625</text:p>
          </table:table-cell>
          <table:table-cell office:value-type="float" office:value="0.286996694943399" calcext:value-type="float">
            <text:p>0.2869966949</text:p>
          </table:table-cell>
          <table:table-cell office:value-type="float" office:value="0.22184296648906" calcext:value-type="float">
            <text:p>0.2218429665</text:p>
          </table:table-cell>
          <table:table-cell office:value-type="float" office:value="0.29136576095331" calcext:value-type="float">
            <text:p>0.291365761</text:p>
          </table:table-cell>
          <table:table-cell office:value-type="float" office:value="0.177052235581409" calcext:value-type="float">
            <text:p>0.1770522356</text:p>
          </table:table-cell>
          <table:table-cell office:value-type="float" office:value="0.182811960780333" calcext:value-type="float">
            <text:p>0.1828119608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641124203368255" calcext:value-type="float">
            <text:p>0.6411242034</text:p>
          </table:table-cell>
          <table:table-cell office:value-type="float" office:value="0.629558195202612" calcext:value-type="float">
            <text:p>0.6295581952</text:p>
          </table:table-cell>
          <table:table-cell office:value-type="float" office:value="0.47707491172239" calcext:value-type="float">
            <text:p>0.4770749117</text:p>
          </table:table-cell>
          <table:table-cell office:value-type="float" office:value="0.635282115570963" calcext:value-type="float">
            <text:p>0.6352821156</text:p>
          </table:table-cell>
          <table:table-cell office:value-type="float" office:value="0.470369409118436" calcext:value-type="float">
            <text:p>0.4703694091</text:p>
          </table:table-cell>
          <table:table-cell office:value-type="float" office:value="0.49428704261415" calcext:value-type="float">
            <text:p>0.4942870426</text:p>
          </table:table-cell>
          <table:table-cell office:value-type="float" office:value="0.261737913245568" calcext:value-type="float">
            <text:p>0.2617379132</text:p>
          </table:table-cell>
          <table:table-cell office:value-type="float" office:value="0.495655758744876" calcext:value-type="float">
            <text:p>0.4956557587</text:p>
          </table:table-cell>
          <table:table-cell office:value-type="float" office:value="0.610004134597036" calcext:value-type="float">
            <text:p>0.6100041346</text:p>
          </table:table-cell>
          <table:table-cell office:value-type="float" office:value="0.528873190489129" calcext:value-type="float">
            <text:p>0.5288731905</text:p>
          </table:table-cell>
          <table:table-cell office:value-type="float" office:value="0.548680611998438" calcext:value-type="float">
            <text:p>0.548680612</text:p>
          </table:table-cell>
          <table:table-cell office:value-type="float" office:value="0.536197772792928" calcext:value-type="float">
            <text:p>0.5361977728</text:p>
          </table:table-cell>
          <table:table-cell office:value-type="float" office:value="0.513597811613501" calcext:value-type="float">
            <text:p>0.5135978116</text:p>
          </table:table-cell>
          <table:table-cell office:value-type="float" office:value="0.535305927066757" calcext:value-type="float">
            <text:p>0.5353059271</text:p>
          </table:table-cell>
          <table:table-cell office:value-type="float" office:value="0.365818408011514" calcext:value-type="float">
            <text:p>0.365818408</text:p>
          </table:table-cell>
          <table:table-cell office:value-type="float" office:value="0.484573900072886" calcext:value-type="float">
            <text:p>0.4845739001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196532999164578" calcext:value-type="float">
            <text:p>0.1965329992</text:p>
          </table:table-cell>
          <table:table-cell office:value-type="float" office:value="0.509193167615609" calcext:value-type="float">
            <text:p>0.5091931676</text:p>
          </table:table-cell>
          <table:table-cell office:value-type="float" office:value="0.478168496173018" calcext:value-type="float">
            <text:p>0.4781684962</text:p>
          </table:table-cell>
          <table:table-cell office:value-type="float" office:value="0.396262092308978" calcext:value-type="float">
            <text:p>0.3962620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8389237779809" calcext:value-type="float">
            <text:p>0.2283892378</text:p>
          </table:table-cell>
          <table:table-cell office:value-type="float" office:value="0.335091774303195" calcext:value-type="float">
            <text:p>0.3350917743</text:p>
          </table:table-cell>
          <table:table-cell office:value-type="float" office:value="0.0547218155197657" calcext:value-type="float">
            <text:p>0.0547218155</text:p>
          </table:table-cell>
          <table:table-cell office:value-type="float" office:value="0.274165352711318" calcext:value-type="float">
            <text:p>0.2741653527</text:p>
          </table:table-cell>
          <table:table-cell office:value-type="float" office:value="0.487540570090481" calcext:value-type="float">
            <text:p>0.4875405701</text:p>
          </table:table-cell>
          <table:table-cell office:value-type="float" office:value="0.598851684952224" calcext:value-type="float">
            <text:p>0.598851685</text:p>
          </table:table-cell>
          <table:table-cell office:value-type="float" office:value="0.00238280238280238" calcext:value-type="float">
            <text:p>0.0023828024</text:p>
          </table:table-cell>
          <table:table-cell office:value-type="float" office:value="0.147272142627461" calcext:value-type="float">
            <text:p>0.1472721426</text:p>
          </table:table-cell>
          <table:table-cell office:value-type="float" office:value="0.322306330218653" calcext:value-type="float">
            <text:p>0.3223063302</text:p>
          </table:table-cell>
          <table:table-cell office:value-type="float" office:value="0.533444037051943" calcext:value-type="float">
            <text:p>0.5334440371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07542967886711" calcext:value-type="float">
            <text:p>0.1075429679</text:p>
          </table:table-cell>
          <table:table-cell office:value-type="float" office:value="0.162618017992964" calcext:value-type="float">
            <text:p>0.162618018</text:p>
          </table:table-cell>
          <table:table-cell office:value-type="float" office:value="0.195065392542627" calcext:value-type="float">
            <text:p>0.1950653925</text:p>
          </table:table-cell>
          <table:table-cell office:value-type="float" office:value="0.226608911708926" calcext:value-type="float">
            <text:p>0.2266089117</text:p>
          </table:table-cell>
          <table:table-cell office:value-type="float" office:value="0.101285669488868" calcext:value-type="float">
            <text:p>0.1012856695</text:p>
          </table:table-cell>
          <table:table-cell office:value-type="float" office:value="0.0998383737666953" calcext:value-type="float">
            <text:p>0.0998383738</text:p>
          </table:table-cell>
          <table:table-cell office:value-type="float" office:value="0.0357801002472326" calcext:value-type="float">
            <text:p>0.0357801002</text:p>
          </table:table-cell>
          <table:table-cell office:value-type="float" office:value="0.226029207691799" calcext:value-type="float">
            <text:p>0.2260292077</text:p>
          </table:table-cell>
          <table:table-cell office:value-type="float" office:value="0.112528306268992" calcext:value-type="float">
            <text:p>0.1125283063</text:p>
          </table:table-cell>
          <table:table-cell office:value-type="float" office:value="0.190190636752691" calcext:value-type="float">
            <text:p>0.1901906368</text:p>
          </table:table-cell>
          <table:table-cell office:value-type="float" office:value="0.168609577186186" calcext:value-type="float">
            <text:p>0.1686095772</text:p>
          </table:table-cell>
          <table:table-cell office:value-type="float" office:value="0.202120741860716" calcext:value-type="float">
            <text:p>0.2021207419</text:p>
          </table:table-cell>
          <table:table-cell office:value-type="float" office:value="0.0831704984825178" calcext:value-type="float">
            <text:p>0.0831704985</text:p>
          </table:table-cell>
          <table:table-cell office:value-type="float" office:value="0.219679026355653" calcext:value-type="float">
            <text:p>0.2196790264</text:p>
          </table:table-cell>
          <table:table-cell office:value-type="float" office:value="0.0805534261281546" calcext:value-type="float">
            <text:p>0.0805534261</text:p>
          </table:table-cell>
          <table:table-cell office:value-type="float" office:value="0.217054627878981" calcext:value-type="float">
            <text:p>0.2170546279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392918613228424" calcext:value-type="float">
            <text:p>0.3929186132</text:p>
          </table:table-cell>
          <table:table-cell office:value-type="float" office:value="0.540891721152147" calcext:value-type="float">
            <text:p>0.5408917212</text:p>
          </table:table-cell>
          <table:table-cell office:value-type="float" office:value="0.418813874860276" calcext:value-type="float">
            <text:p>0.4188138749</text:p>
          </table:table-cell>
          <table:table-cell office:value-type="float" office:value="0.47707525396927" calcext:value-type="float">
            <text:p>0.477075254</text:p>
          </table:table-cell>
          <table:table-cell office:value-type="float" office:value="0.349131723845828" calcext:value-type="float">
            <text:p>0.3491317238</text:p>
          </table:table-cell>
          <table:table-cell office:value-type="float" office:value="0.567286922869229" calcext:value-type="float">
            <text:p>0.5672869229</text:p>
          </table:table-cell>
          <table:table-cell office:value-type="float" office:value="0.394821994242671" calcext:value-type="float">
            <text:p>0.3948219942</text:p>
          </table:table-cell>
          <table:table-cell office:value-type="float" office:value="0.421090650279116" calcext:value-type="float">
            <text:p>0.4210906503</text:p>
          </table:table-cell>
          <table:table-cell office:value-type="float" office:value="0.501811347066224" calcext:value-type="float">
            <text:p>0.5018113471</text:p>
          </table:table-cell>
          <table:table-cell office:value-type="float" office:value="0.454660905750919" calcext:value-type="float">
            <text:p>0.4546609058</text:p>
          </table:table-cell>
          <table:table-cell office:value-type="float" office:value="0.406896901637126" calcext:value-type="float">
            <text:p>0.4068969016</text:p>
          </table:table-cell>
          <table:table-cell office:value-type="float" office:value="0.415899897694184" calcext:value-type="float">
            <text:p>0.4158998977</text:p>
          </table:table-cell>
          <table:table-cell office:value-type="float" office:value="0.443084847007193" calcext:value-type="float">
            <text:p>0.443084847</text:p>
          </table:table-cell>
          <table:table-cell office:value-type="float" office:value="0.450459597248389" calcext:value-type="float">
            <text:p>0.4504595972</text:p>
          </table:table-cell>
          <table:table-cell office:value-type="float" office:value="0.384930253169435" calcext:value-type="float">
            <text:p>0.3849302532</text:p>
          </table:table-cell>
          <table:table-cell office:value-type="float" office:value="0.394630224708711" calcext:value-type="float">
            <text:p>0.3946302247</text:p>
          </table:table-cell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8"/>
          <table:table-cell office:value-type="float" office:value="0.459206732642406" calcext:value-type="float">
            <text:p>0.4592067326</text:p>
          </table:table-cell>
          <table:table-cell office:value-type="float" office:value="0.499976105137395" calcext:value-type="float">
            <text:p>0.4999761051</text:p>
          </table:table-cell>
          <table:table-cell office:value-type="float" office:value="0.621414089402375" calcext:value-type="float">
            <text:p>0.6214140894</text:p>
          </table:table-cell>
          <table:table-cell office:value-type="float" office:value="0.666523859326369" calcext:value-type="float">
            <text:p>0.6665238593</text:p>
          </table:table-cell>
          <table:table-cell office:value-type="float" office:value="0.0715445764595265" calcext:value-type="float">
            <text:p>0.0715445765</text:p>
          </table:table-cell>
          <table:table-cell office:value-type="float" office:value="0.578292578292578" calcext:value-type="float">
            <text:p>0.5782925783</text:p>
          </table:table-cell>
          <table:table-cell office:value-type="float" office:value="0.527639824402667" calcext:value-type="float">
            <text:p>0.5276398244</text:p>
          </table:table-cell>
          <table:table-cell office:value-type="float" office:value="0.670661301609517" calcext:value-type="float">
            <text:p>0.6706613016</text:p>
          </table:table-cell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8"/>
          <table:table-cell office:value-type="float" office:value="0.029880694143167" calcext:value-type="float">
            <text:p>0.0298806941</text:p>
          </table:table-cell>
          <table:table-cell office:value-type="float" office:value="0.25880243100528" calcext:value-type="float">
            <text:p>0.258802431</text:p>
          </table:table-cell>
          <table:table-cell office:value-type="float" office:value="0.203202471067203" calcext:value-type="float">
            <text:p>0.2032024711</text:p>
          </table:table-cell>
          <table:table-cell office:value-type="float" office:value="0.300900420196092" calcext:value-type="float">
            <text:p>0.3009004202</text:p>
          </table:table-cell>
          <table:table-cell office:value-type="float" office:value="0.0125821058471892" calcext:value-type="float">
            <text:p>0.0125821058</text:p>
          </table:table-cell>
          <table:table-cell office:value-type="float" office:value="0.180676004942435" calcext:value-type="float">
            <text:p>0.1806760049</text:p>
          </table:table-cell>
          <table:table-cell office:value-type="float" office:value="0.09364922013551" calcext:value-type="float">
            <text:p>0.0936492201</text:p>
          </table:table-cell>
          <table:table-cell office:value-type="float" office:value="0.170480717400892" calcext:value-type="float">
            <text:p>0.1704807174</text:p>
          </table:table-cell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8"/>
          <table:table-cell office:value-type="float" office:value="0.373967530618058" calcext:value-type="float">
            <text:p>0.3739675306</text:p>
          </table:table-cell>
          <table:table-cell office:value-type="float" office:value="0.306995119683941" calcext:value-type="float">
            <text:p>0.3069951197</text:p>
          </table:table-cell>
          <table:table-cell office:value-type="float" office:value="0.336435082957434" calcext:value-type="float">
            <text:p>0.336435083</text:p>
          </table:table-cell>
          <table:table-cell office:value-type="float" office:value="0.269943324600332" calcext:value-type="float">
            <text:p>0.2699433246</text:p>
          </table:table-cell>
          <table:table-cell office:value-type="float" office:value="0.203555406481909" calcext:value-type="float">
            <text:p>0.2035554065</text:p>
          </table:table-cell>
          <table:table-cell office:value-type="float" office:value="0.352127817319099" calcext:value-type="float">
            <text:p>0.3521278173</text:p>
          </table:table-cell>
          <table:table-cell office:value-type="float" office:value="0.0515110937844297" calcext:value-type="float">
            <text:p>0.0515110938</text:p>
          </table:table-cell>
          <table:table-cell office:value-type="float" office:value="0.236713223290405" calcext:value-type="float">
            <text:p>0.2367132233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8"/>
          <table:table-cell office:value-type="float" office:value="0.786643236071343" calcext:value-type="float">
            <text:p>0.7866432361</text:p>
          </table:table-cell>
          <table:table-cell office:value-type="float" office:value="0.815246464129472" calcext:value-type="float">
            <text:p>0.8152464641</text:p>
          </table:table-cell>
          <table:table-cell office:value-type="float" office:value="0.769078923818539" calcext:value-type="float">
            <text:p>0.7690789238</text:p>
          </table:table-cell>
          <table:table-cell office:value-type="float" office:value="0.777814711978413" calcext:value-type="float">
            <text:p>0.777814712</text:p>
          </table:table-cell>
          <table:table-cell office:value-type="float" office:value="0.776951845674168" calcext:value-type="float">
            <text:p>0.7769518457</text:p>
          </table:table-cell>
          <table:table-cell office:value-type="float" office:value="0.830807825837068" calcext:value-type="float">
            <text:p>0.8308078258</text:p>
          </table:table-cell>
          <table:table-cell office:value-type="float" office:value="0.731049693610948" calcext:value-type="float">
            <text:p>0.7310496936</text:p>
          </table:table-cell>
          <table:table-cell office:value-type="float" office:value="0.777147054194428" calcext:value-type="float">
            <text:p>0.7771470542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8"/>
          <table:table-cell office:value-type="float" office:value="0.689523436072364" calcext:value-type="float">
            <text:p>0.6895234361</text:p>
          </table:table-cell>
          <table:table-cell office:value-type="float" office:value="0.72374169196402" calcext:value-type="float">
            <text:p>0.723741692</text:p>
          </table:table-cell>
          <table:table-cell office:value-type="float" office:value="0.637404994920202" calcext:value-type="float">
            <text:p>0.6374049949</text:p>
          </table:table-cell>
          <table:table-cell office:value-type="float" office:value="0.667524954565291" calcext:value-type="float">
            <text:p>0.6675249546</text:p>
          </table:table-cell>
          <table:table-cell office:value-type="float" office:value="0.686276151583082" calcext:value-type="float">
            <text:p>0.6862761516</text:p>
          </table:table-cell>
          <table:table-cell office:value-type="float" office:value="0.719922077766594" calcext:value-type="float">
            <text:p>0.7199220778</text:p>
          </table:table-cell>
          <table:table-cell office:value-type="float" office:value="0.592705989733974" calcext:value-type="float">
            <text:p>0.5927059897</text:p>
          </table:table-cell>
          <table:table-cell office:value-type="float" office:value="0.654984214790602" calcext:value-type="float">
            <text:p>0.6549842148</text:p>
          </table:table-cell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8"/>
          <table:table-cell office:value-type="float" office:value="0.548205068829562" calcext:value-type="float">
            <text:p>0.5482050688</text:p>
          </table:table-cell>
          <table:table-cell office:value-type="float" office:value="0.534940003355612" calcext:value-type="float">
            <text:p>0.5349400034</text:p>
          </table:table-cell>
          <table:table-cell office:value-type="float" office:value="0.54795134726979" calcext:value-type="float">
            <text:p>0.5479513473</text:p>
          </table:table-cell>
          <table:table-cell office:value-type="float" office:value="0.579262909622758" calcext:value-type="float">
            <text:p>0.5792629096</text:p>
          </table:table-cell>
          <table:table-cell office:value-type="float" office:value="0.52192726030807" calcext:value-type="float">
            <text:p>0.5219272603</text:p>
          </table:table-cell>
          <table:table-cell office:value-type="float" office:value="0.513348131330692" calcext:value-type="float">
            <text:p>0.5133481313</text:p>
          </table:table-cell>
          <table:table-cell office:value-type="float" office:value="0.436127943919674" calcext:value-type="float">
            <text:p>0.4361279439</text:p>
          </table:table-cell>
          <table:table-cell office:value-type="float" office:value="0.537953247246262" calcext:value-type="float">
            <text:p>0.5379532472</text:p>
          </table:table-cell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0.370558795428763" calcext:value-type="float">
            <text:p>0.3705587954</text:p>
          </table:table-cell>
          <table:table-cell office:value-type="float" office:value="0.300039005709017" calcext:value-type="float">
            <text:p>0.3000390057</text:p>
          </table:table-cell>
          <table:table-cell office:value-type="float" office:value="0.338140888470427" calcext:value-type="float">
            <text:p>0.3381408885</text:p>
          </table:table-cell>
          <table:table-cell office:value-type="float" office:value="0.324591875535734" calcext:value-type="float">
            <text:p>0.3245918755</text:p>
          </table:table-cell>
          <table:table-cell office:value-type="float" office:value="0.350827481648479" calcext:value-type="float">
            <text:p>0.3508274816</text:p>
          </table:table-cell>
          <table:table-cell office:value-type="float" office:value="0.299196940196642" calcext:value-type="float">
            <text:p>0.2991969402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4714666580869" calcext:value-type="float">
            <text:p>0.9471466658</text:p>
          </table:table-cell>
          <table:table-cell office:value-type="float" office:value="0.935904283622555" calcext:value-type="float">
            <text:p>0.9359042836</text:p>
          </table:table-cell>
          <table:table-cell office:value-type="float" office:value="0.816445037777668" calcext:value-type="float">
            <text:p>0.8164450378</text:p>
          </table:table-cell>
          <table:table-cell office:value-type="float" office:value="0.867565082607313" calcext:value-type="float">
            <text:p>0.8675650826</text:p>
          </table:table-cell>
          <table:table-cell office:value-type="float" office:value="0.938235904327696" calcext:value-type="float">
            <text:p>0.9382359043</text:p>
          </table:table-cell>
          <table:table-cell office:value-type="float" office:value="0.928269738236844" calcext:value-type="float">
            <text:p>0.9282697382</text:p>
          </table:table-cell>
          <table:table-cell office:value-type="float" office:value="0.784630515286592" calcext:value-type="float">
            <text:p>0.7846305153</text:p>
          </table:table-cell>
          <table:table-cell office:value-type="float" office:value="0.85197548785724" calcext:value-type="float">
            <text:p>0.8519754879</text:p>
          </table:table-cell>
          <table:table-cell office:value-type="float" office:value="0.839465557770237" calcext:value-type="float">
            <text:p>0.8394655578</text:p>
          </table:table-cell>
          <table:table-cell office:value-type="float" office:value="0.783157432615314" calcext:value-type="float">
            <text:p>0.7831574326</text:p>
          </table:table-cell>
          <table:table-cell office:value-type="float" office:value="0.576968527044829" calcext:value-type="float">
            <text:p>0.576968527</text:p>
          </table:table-cell>
          <table:table-cell office:value-type="float" office:value="0.571066720314647" calcext:value-type="float">
            <text:p>0.5710667203</text:p>
          </table:table-cell>
          <table:table-cell office:value-type="float" office:value="0.834592279871705" calcext:value-type="float">
            <text:p>0.8345922799</text:p>
          </table:table-cell>
          <table:table-cell office:value-type="float" office:value="0.791369612917211" calcext:value-type="float">
            <text:p>0.7913696129</text:p>
          </table:table-cell>
          <table:table-cell office:value-type="float" office:value="0.531905756040393" calcext:value-type="float">
            <text:p>0.531905756</text:p>
          </table:table-cell>
          <table:table-cell office:value-type="float" office:value="0.569521826892189" calcext:value-type="float">
            <text:p>0.569521826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31:.B146])" office:value-type="float" office:value="0.437367221636886" calcext:value-type="float">
            <text:p>0.4373672216</text:p>
          </table:table-cell>
          <table:table-cell table:formula="of:=AVERAGE([.C131:.C146])" office:value-type="float" office:value="0.512228559151934" calcext:value-type="float">
            <text:p>0.5122285592</text:p>
          </table:table-cell>
          <table:table-cell table:formula="of:=AVERAGE([.D131:.D146])" office:value-type="float" office:value="0.461349102704978" calcext:value-type="float">
            <text:p>0.4613491027</text:p>
          </table:table-cell>
          <table:table-cell table:formula="of:=AVERAGE([.E131:.E146])" office:value-type="float" office:value="0.519038095256448" calcext:value-type="float">
            <text:p>0.5190380953</text:p>
          </table:table-cell>
          <table:table-cell table:formula="of:=AVERAGE([.F131:.F146])" office:value-type="float" office:value="0.356211672886619" calcext:value-type="float">
            <text:p>0.3562116729</text:p>
          </table:table-cell>
          <table:table-cell table:formula="of:=AVERAGE([.G131:.G146])" office:value-type="float" office:value="0.399629672071002" calcext:value-type="float">
            <text:p>0.3996296721</text:p>
          </table:table-cell>
          <table:table-cell table:formula="of:=AVERAGE([.H131:.H146])" office:value-type="float" office:value="0.3140466309883" calcext:value-type="float">
            <text:p>0.314046631</text:p>
          </table:table-cell>
          <table:table-cell table:formula="of:=AVERAGE([.I131:.I146])" office:value-type="float" office:value="0.447678923594373" calcext:value-type="float">
            <text:p>0.4476789236</text:p>
          </table:table-cell>
          <table:table-cell table:formula="of:=AVERAGE([.J131:.J146])" office:value-type="float" office:value="0.42913919920796" calcext:value-type="float">
            <text:p>0.4291391992</text:p>
          </table:table-cell>
          <table:table-cell table:formula="of:=AVERAGE([.K131:.K146])" office:value-type="float" office:value="0.455674815399842" calcext:value-type="float">
            <text:p>0.4556748154</text:p>
          </table:table-cell>
          <table:table-cell table:formula="of:=AVERAGE([.L131:.L146])" office:value-type="float" office:value="0.463826198059509" calcext:value-type="float">
            <text:p>0.4638261981</text:p>
          </table:table-cell>
          <table:table-cell table:formula="of:=AVERAGE([.M131:.M146])" office:value-type="float" office:value="0.480351734554536" calcext:value-type="float">
            <text:p>0.4803517346</text:p>
          </table:table-cell>
          <table:table-cell table:formula="of:=AVERAGE([.N131:.N146])" office:value-type="float" office:value="0.37830372444313" calcext:value-type="float">
            <text:p>0.3783037244</text:p>
          </table:table-cell>
          <table:table-cell table:formula="of:=AVERAGE([.O131:.O146])" office:value-type="float" office:value="0.464678653506506" calcext:value-type="float">
            <text:p>0.4646786535</text:p>
          </table:table-cell>
          <table:table-cell table:formula="of:=AVERAGE([.P131:.P146])" office:value-type="float" office:value="0.363570187148376" calcext:value-type="float">
            <text:p>0.3635701871</text:p>
          </table:table-cell>
          <table:table-cell table:formula="of:=AVERAGE([.Q131:.Q146])" office:value-type="float" office:value="0.436536036775604" calcext:value-type="float">
            <text:p>0.4365360368</text:p>
          </table:table-cell>
        </table:table-row>
      </table:table>
      <table:table table:name="Sheet2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Compare 9 with 16 classes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C_9_682</text:p>
          </table:table-cell>
          <table:table-cell table:style-name="ce1" office:value-type="string" calcext:value-type="string">
            <text:p>C_16_682</text:p>
          </table:table-cell>
          <table:table-cell table:style-name="ce1" office:value-type="string" calcext:value-type="string">
            <text:p>C_9_1364</text:p>
          </table:table-cell>
          <table:table-cell table:style-name="ce1" office:value-type="string" calcext:value-type="string">
            <text:p>C_16_1364</text:p>
          </table:table-cell>
          <table:table-cell table:style-name="ce1" office:value-type="string" calcext:value-type="string">
            <text:p>C_9_6820</text:p>
          </table:table-cell>
          <table:table-cell table:style-name="ce1" office:value-type="string" calcext:value-type="string">
            <text:p>C_16_6820</text:p>
          </table:table-cell>
          <table:table-cell table:style-name="ce1" office:value-type="string" calcext:value-type="string">
            <text:p>C_9_9548</text:p>
          </table:table-cell>
          <table:table-cell table:style-name="ce1" office:value-type="string" calcext:value-type="string">
            <text:p>C_16_9548</text:p>
          </table:table-cell>
          <table:table-cell table:style-name="ce1" table:number-columns-repeated="2"/>
          <table:table-cell table:style-name="ce1" office:value-type="string" calcext:value-type="string">
            <text:p>C_9_682_Gabor</text:p>
          </table:table-cell>
          <table:table-cell table:style-name="ce1" office:value-type="string" calcext:value-type="string">
            <text:p>C_16_682_Gabor</text:p>
          </table:table-cell>
          <table:table-cell table:style-name="ce1" office:value-type="string" calcext:value-type="string">
            <text:p>C_9_1364_Gabor</text:p>
          </table:table-cell>
          <table:table-cell table:style-name="ce1" office:value-type="string" calcext:value-type="string">
            <text:p>C_16_1364_Gabor</text:p>
          </table:table-cell>
          <table:table-cell table:style-name="ce1" office:value-type="string" calcext:value-type="string">
            <text:p>C_9_6820_Gabor</text:p>
          </table:table-cell>
          <table:table-cell table:style-name="ce1" office:value-type="string" calcext:value-type="string">
            <text:p>C_16_6820_Gabor</text:p>
          </table:table-cell>
          <table:table-cell table:style-name="ce1" office:value-type="string" calcext:value-type="string">
            <text:p>C_9_9548_Gabor</text:p>
          </table:table-cell>
          <table:table-cell table:style-name="ce1" office:value-type="string" calcext:value-type="string">
            <text:p>C_16_9548_Gabor</text:p>
          </table:table-cell>
          <table:table-cell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01184138018434" calcext:value-type="float">
            <text:p>0.801184138</text:p>
          </table:table-cell>
          <table:table-cell office:value-type="float" office:value="0.856325659153625" calcext:value-type="float">
            <text:p>0.8563256592</text:p>
          </table:table-cell>
          <table:table-cell office:value-type="float" office:value="0.793135178541101" calcext:value-type="float">
            <text:p>0.7931351785</text:p>
          </table:table-cell>
          <table:table-cell office:value-type="float" office:value="0.813700725499342" calcext:value-type="float">
            <text:p>0.8137007255</text:p>
          </table:table-cell>
          <table:table-cell office:value-type="float" office:value="0.777698902465582" calcext:value-type="float">
            <text:p>0.7776989025</text:p>
          </table:table-cell>
          <table:table-cell office:value-type="float" office:value="0.760772099018325" calcext:value-type="float">
            <text:p>0.760772099</text:p>
          </table:table-cell>
          <table:table-cell office:value-type="float" office:value="0.804499444911129" calcext:value-type="float">
            <text:p>0.8044994449</text:p>
          </table:table-cell>
          <table:table-cell office:value-type="float" office:value="0.780287553351511" calcext:value-type="float">
            <text:p>0.7802875534</text:p>
          </table:table-cell>
          <table:table-cell table:number-columns-repeated="2"/>
          <table:table-cell office:value-type="float" office:value="0.720689291328697" calcext:value-type="float">
            <text:p>0.7206892913</text:p>
          </table:table-cell>
          <table:table-cell office:value-type="float" office:value="0.771157870893975" calcext:value-type="float">
            <text:p>0.7711578709</text:p>
          </table:table-cell>
          <table:table-cell office:value-type="float" office:value="0.711973151505589" calcext:value-type="float">
            <text:p>0.7119731515</text:p>
          </table:table-cell>
          <table:table-cell office:value-type="float" office:value="0.792608107210031" calcext:value-type="float">
            <text:p>0.7926081072</text:p>
          </table:table-cell>
          <table:table-cell office:value-type="float" office:value="0.65225253743004" calcext:value-type="float">
            <text:p>0.6522525374</text:p>
          </table:table-cell>
          <table:table-cell office:value-type="float" office:value="0.670559352367335" calcext:value-type="float">
            <text:p>0.6705593524</text:p>
          </table:table-cell>
          <table:table-cell office:value-type="float" office:value="0.741555399912227" calcext:value-type="float">
            <text:p>0.7415553999</text:p>
          </table:table-cell>
          <table:table-cell office:value-type="float" office:value="0.724981748624519" calcext:value-type="float">
            <text:p>0.7249817486</text:p>
          </table:table-cell>
          <table:table-cell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41353146813844" calcext:value-type="float">
            <text:p>0.2413531468</text:p>
          </table:table-cell>
          <table:table-cell office:value-type="float" office:value="0.342080977025747" calcext:value-type="float">
            <text:p>0.342080977</text:p>
          </table:table-cell>
          <table:table-cell office:value-type="float" office:value="0.357972872931098" calcext:value-type="float">
            <text:p>0.3579728729</text:p>
          </table:table-cell>
          <table:table-cell office:value-type="float" office:value="0.395240980338506" calcext:value-type="float">
            <text:p>0.3952409803</text:p>
          </table:table-cell>
          <table:table-cell office:value-type="float" office:value="0.327857633530015" calcext:value-type="float">
            <text:p>0.3278576335</text:p>
          </table:table-cell>
          <table:table-cell office:value-type="float" office:value="0.316880706098968" calcext:value-type="float">
            <text:p>0.3168807061</text:p>
          </table:table-cell>
          <table:table-cell office:value-type="float" office:value="0.372134145430672" calcext:value-type="float">
            <text:p>0.3721341454</text:p>
          </table:table-cell>
          <table:table-cell office:value-type="float" office:value="0.258794685027784" calcext:value-type="float">
            <text:p>0.258794685</text:p>
          </table:table-cell>
          <table:table-cell table:number-columns-repeated="2"/>
          <table:table-cell office:value-type="float" office:value="0.217295279653902" calcext:value-type="float">
            <text:p>0.2172952797</text:p>
          </table:table-cell>
          <table:table-cell office:value-type="float" office:value="0.28444275422389" calcext:value-type="float">
            <text:p>0.2844427542</text:p>
          </table:table-cell>
          <table:table-cell office:value-type="float" office:value="0.310094547366807" calcext:value-type="float">
            <text:p>0.3100945474</text:p>
          </table:table-cell>
          <table:table-cell office:value-type="float" office:value="0.31429265370896" calcext:value-type="float">
            <text:p>0.3142926537</text:p>
          </table:table-cell>
          <table:table-cell office:value-type="float" office:value="0.145639241312487" calcext:value-type="float">
            <text:p>0.1456392413</text:p>
          </table:table-cell>
          <table:table-cell office:value-type="float" office:value="0.166220504894715" calcext:value-type="float">
            <text:p>0.1662205049</text:p>
          </table:table-cell>
          <table:table-cell office:value-type="float" office:value="0.26954850921201" calcext:value-type="float">
            <text:p>0.2695485092</text:p>
          </table:table-cell>
          <table:table-cell office:value-type="float" office:value="0.135461470805958" calcext:value-type="float">
            <text:p>0.1354614708</text:p>
          </table:table-cell>
          <table:table-cell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35124132840054" calcext:value-type="float">
            <text:p>0.3512413284</text:p>
          </table:table-cell>
          <table:table-cell office:value-type="float" office:value="0.360266244282689" calcext:value-type="float">
            <text:p>0.3602662443</text:p>
          </table:table-cell>
          <table:table-cell office:value-type="float" office:value="0.431617370708912" calcext:value-type="float">
            <text:p>0.4316173707</text:p>
          </table:table-cell>
          <table:table-cell office:value-type="float" office:value="0.421420344325897" calcext:value-type="float">
            <text:p>0.4214203443</text:p>
          </table:table-cell>
          <table:table-cell office:value-type="float" office:value="0.436713580181817" calcext:value-type="float">
            <text:p>0.4367135802</text:p>
          </table:table-cell>
          <table:table-cell office:value-type="float" office:value="0.441121308472696" calcext:value-type="float">
            <text:p>0.4411213085</text:p>
          </table:table-cell>
          <table:table-cell office:value-type="float" office:value="0.48522486484036" calcext:value-type="float">
            <text:p>0.4852248648</text:p>
          </table:table-cell>
          <table:table-cell office:value-type="float" office:value="0.473402815936911" calcext:value-type="float">
            <text:p>0.4734028159</text:p>
          </table:table-cell>
          <table:table-cell table:number-columns-repeated="2"/>
          <table:table-cell office:value-type="float" office:value="0.248096444208832" calcext:value-type="float">
            <text:p>0.2480964442</text:p>
          </table:table-cell>
          <table:table-cell office:value-type="float" office:value="0.287609525301066" calcext:value-type="float">
            <text:p>0.2876095253</text:p>
          </table:table-cell>
          <table:table-cell office:value-type="float" office:value="0.33667763983503" calcext:value-type="float">
            <text:p>0.3366776398</text:p>
          </table:table-cell>
          <table:table-cell office:value-type="float" office:value="0.392739316992121" calcext:value-type="float">
            <text:p>0.392739317</text:p>
          </table:table-cell>
          <table:table-cell office:value-type="float" office:value="0.292025035990206" calcext:value-type="float">
            <text:p>0.292025036</text:p>
          </table:table-cell>
          <table:table-cell office:value-type="float" office:value="0.334265480726726" calcext:value-type="float">
            <text:p>0.3342654807</text:p>
          </table:table-cell>
          <table:table-cell office:value-type="float" office:value="0.387938050483189" calcext:value-type="float">
            <text:p>0.3879380505</text:p>
          </table:table-cell>
          <table:table-cell office:value-type="float" office:value="0.394960092865401" calcext:value-type="float">
            <text:p>0.3949600929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257260932042501" calcext:value-type="float">
            <text:p>0.257260932</text:p>
          </table:table-cell>
          <table:table-cell office:value-type="float" office:value="0.301596447266145" calcext:value-type="float">
            <text:p>0.3015964473</text:p>
          </table:table-cell>
          <table:table-cell office:value-type="float" office:value="0.249166224600411" calcext:value-type="float">
            <text:p>0.2491662246</text:p>
          </table:table-cell>
          <table:table-cell office:value-type="float" office:value="0.289685662638629" calcext:value-type="float">
            <text:p>0.2896856626</text:p>
          </table:table-cell>
          <table:table-cell office:value-type="float" office:value="0.224304095091408" calcext:value-type="float">
            <text:p>0.2243040951</text:p>
          </table:table-cell>
          <table:table-cell office:value-type="float" office:value="0.227703162540781" calcext:value-type="float">
            <text:p>0.2277031625</text:p>
          </table:table-cell>
          <table:table-cell office:value-type="float" office:value="0.406690945960424" calcext:value-type="float">
            <text:p>0.406690946</text:p>
          </table:table-cell>
          <table:table-cell office:value-type="float" office:value="0.286996694943399" calcext:value-type="float">
            <text:p>0.2869966949</text:p>
          </table:table-cell>
          <table:table-cell table:number-columns-repeated="2"/>
          <table:table-cell office:value-type="float" office:value="0.160801334007309" calcext:value-type="float">
            <text:p>0.160801334</text:p>
          </table:table-cell>
          <table:table-cell office:value-type="float" office:value="0.22184296648906" calcext:value-type="float">
            <text:p>0.2218429665</text:p>
          </table:table-cell>
          <table:table-cell office:value-type="float" office:value="0.148239632444674" calcext:value-type="float">
            <text:p>0.1482396324</text:p>
          </table:table-cell>
          <table:table-cell office:value-type="float" office:value="0.29136576095331" calcext:value-type="float">
            <text:p>0.291365761</text:p>
          </table:table-cell>
          <table:table-cell office:value-type="float" office:value="0.0311431033600903" calcext:value-type="float">
            <text:p>0.0311431034</text:p>
          </table:table-cell>
          <table:table-cell office:value-type="float" office:value="0.177052235581409" calcext:value-type="float">
            <text:p>0.1770522356</text:p>
          </table:table-cell>
          <table:table-cell office:value-type="float" office:value="0.300225473865707" calcext:value-type="float">
            <text:p>0.3002254739</text:p>
          </table:table-cell>
          <table:table-cell office:value-type="float" office:value="0.182811960780333" calcext:value-type="float">
            <text:p>0.1828119608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641124203368255" calcext:value-type="float">
            <text:p>0.6411242034</text:p>
          </table:table-cell>
          <table:table-cell office:value-type="float" office:value="0.610004134597036" calcext:value-type="float">
            <text:p>0.6100041346</text:p>
          </table:table-cell>
          <table:table-cell office:value-type="float" office:value="0.629558195202612" calcext:value-type="float">
            <text:p>0.6295581952</text:p>
          </table:table-cell>
          <table:table-cell office:value-type="float" office:value="0.528873190489129" calcext:value-type="float">
            <text:p>0.5288731905</text:p>
          </table:table-cell>
          <table:table-cell office:value-type="float" office:value="0.47707491172239" calcext:value-type="float">
            <text:p>0.4770749117</text:p>
          </table:table-cell>
          <table:table-cell office:value-type="float" office:value="0.548680611998438" calcext:value-type="float">
            <text:p>0.548680612</text:p>
          </table:table-cell>
          <table:table-cell office:value-type="float" office:value="0.635282115570963" calcext:value-type="float">
            <text:p>0.6352821156</text:p>
          </table:table-cell>
          <table:table-cell office:value-type="float" office:value="0.536197772792928" calcext:value-type="float">
            <text:p>0.5361977728</text:p>
          </table:table-cell>
          <table:table-cell table:number-columns-repeated="2"/>
          <table:table-cell office:value-type="float" office:value="0.470369409118436" calcext:value-type="float">
            <text:p>0.4703694091</text:p>
          </table:table-cell>
          <table:table-cell office:value-type="float" office:value="0.513597811613501" calcext:value-type="float">
            <text:p>0.5135978116</text:p>
          </table:table-cell>
          <table:table-cell office:value-type="float" office:value="0.49428704261415" calcext:value-type="float">
            <text:p>0.4942870426</text:p>
          </table:table-cell>
          <table:table-cell office:value-type="float" office:value="0.535305927066757" calcext:value-type="float">
            <text:p>0.5353059271</text:p>
          </table:table-cell>
          <table:table-cell office:value-type="float" office:value="0.261737913245568" calcext:value-type="float">
            <text:p>0.2617379132</text:p>
          </table:table-cell>
          <table:table-cell office:value-type="float" office:value="0.365818408011514" calcext:value-type="float">
            <text:p>0.365818408</text:p>
          </table:table-cell>
          <table:table-cell office:value-type="float" office:value="0.495655758744876" calcext:value-type="float">
            <text:p>0.4956557587</text:p>
          </table:table-cell>
          <table:table-cell office:value-type="float" office:value="0.484573900072886" calcext:value-type="float">
            <text:p>0.4845739001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196532999164578" calcext:value-type="float">
            <text:p>0.1965329992</text:p>
          </table:table-cell>
          <table:table-cell office:value-type="float" office:value="0.0547218155197657" calcext:value-type="float">
            <text:p>0.0547218155</text:p>
          </table:table-cell>
          <table:table-cell office:value-type="float" office:value="0.509193167615609" calcext:value-type="float">
            <text:p>0.5091931676</text:p>
          </table:table-cell>
          <table:table-cell office:value-type="float" office:value="0.274165352711318" calcext:value-type="float">
            <text:p>0.2741653527</text:p>
          </table:table-cell>
          <table:table-cell office:value-type="float" office:value="0.478168496173018" calcext:value-type="float">
            <text:p>0.4781684962</text:p>
          </table:table-cell>
          <table:table-cell office:value-type="float" office:value="0.487540570090481" calcext:value-type="float">
            <text:p>0.4875405701</text:p>
          </table:table-cell>
          <table:table-cell office:value-type="float" office:value="0.396262092308978" calcext:value-type="float">
            <text:p>0.3962620923</text:p>
          </table:table-cell>
          <table:table-cell office:value-type="float" office:value="0.598851684952224" calcext:value-type="float">
            <text:p>0.5988516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238280238280238" calcext:value-type="float">
            <text:p>0.0023828024</text:p>
          </table:table-cell>
          <table:table-cell office:value-type="float" office:value="0" calcext:value-type="float">
            <text:p>0</text:p>
          </table:table-cell>
          <table:table-cell office:value-type="float" office:value="0.147272142627461" calcext:value-type="float">
            <text:p>0.1472721426</text:p>
          </table:table-cell>
          <table:table-cell office:value-type="float" office:value="0.228389237779809" calcext:value-type="float">
            <text:p>0.2283892378</text:p>
          </table:table-cell>
          <table:table-cell office:value-type="float" office:value="0.322306330218653" calcext:value-type="float">
            <text:p>0.3223063302</text:p>
          </table:table-cell>
          <table:table-cell office:value-type="float" office:value="0.335091774303195" calcext:value-type="float">
            <text:p>0.3350917743</text:p>
          </table:table-cell>
          <table:table-cell office:value-type="float" office:value="0.533444037051943" calcext:value-type="float">
            <text:p>0.5334440371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07542967886711" calcext:value-type="float">
            <text:p>0.1075429679</text:p>
          </table:table-cell>
          <table:table-cell office:value-type="float" office:value="0.112528306268992" calcext:value-type="float">
            <text:p>0.1125283063</text:p>
          </table:table-cell>
          <table:table-cell office:value-type="float" office:value="0.162618017992964" calcext:value-type="float">
            <text:p>0.162618018</text:p>
          </table:table-cell>
          <table:table-cell office:value-type="float" office:value="0.190190636752691" calcext:value-type="float">
            <text:p>0.1901906368</text:p>
          </table:table-cell>
          <table:table-cell office:value-type="float" office:value="0.195065392542627" calcext:value-type="float">
            <text:p>0.1950653925</text:p>
          </table:table-cell>
          <table:table-cell office:value-type="float" office:value="0.168609577186186" calcext:value-type="float">
            <text:p>0.1686095772</text:p>
          </table:table-cell>
          <table:table-cell office:value-type="float" office:value="0.226608911708926" calcext:value-type="float">
            <text:p>0.2266089117</text:p>
          </table:table-cell>
          <table:table-cell office:value-type="float" office:value="0.202120741860716" calcext:value-type="float">
            <text:p>0.2021207419</text:p>
          </table:table-cell>
          <table:table-cell table:number-columns-repeated="2"/>
          <table:table-cell office:value-type="float" office:value="0.101285669488868" calcext:value-type="float">
            <text:p>0.1012856695</text:p>
          </table:table-cell>
          <table:table-cell office:value-type="float" office:value="0.0831704984825178" calcext:value-type="float">
            <text:p>0.0831704985</text:p>
          </table:table-cell>
          <table:table-cell office:value-type="float" office:value="0.0998383737666953" calcext:value-type="float">
            <text:p>0.0998383738</text:p>
          </table:table-cell>
          <table:table-cell office:value-type="float" office:value="0.219679026355653" calcext:value-type="float">
            <text:p>0.2196790264</text:p>
          </table:table-cell>
          <table:table-cell office:value-type="float" office:value="0.0357801002472326" calcext:value-type="float">
            <text:p>0.0357801002</text:p>
          </table:table-cell>
          <table:table-cell office:value-type="float" office:value="0.0805534261281546" calcext:value-type="float">
            <text:p>0.0805534261</text:p>
          </table:table-cell>
          <table:table-cell office:value-type="float" office:value="0.226029207691799" calcext:value-type="float">
            <text:p>0.2260292077</text:p>
          </table:table-cell>
          <table:table-cell office:value-type="float" office:value="0.217054627878981" calcext:value-type="float">
            <text:p>0.2170546279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392918613228424" calcext:value-type="float">
            <text:p>0.3929186132</text:p>
          </table:table-cell>
          <table:table-cell office:value-type="float" office:value="0.501811347066224" calcext:value-type="float">
            <text:p>0.5018113471</text:p>
          </table:table-cell>
          <table:table-cell office:value-type="float" office:value="0.540891721152147" calcext:value-type="float">
            <text:p>0.5408917212</text:p>
          </table:table-cell>
          <table:table-cell office:value-type="float" office:value="0.454660905750919" calcext:value-type="float">
            <text:p>0.4546609058</text:p>
          </table:table-cell>
          <table:table-cell office:value-type="float" office:value="0.418813874860276" calcext:value-type="float">
            <text:p>0.4188138749</text:p>
          </table:table-cell>
          <table:table-cell office:value-type="float" office:value="0.406896901637126" calcext:value-type="float">
            <text:p>0.4068969016</text:p>
          </table:table-cell>
          <table:table-cell office:value-type="float" office:value="0.47707525396927" calcext:value-type="float">
            <text:p>0.477075254</text:p>
          </table:table-cell>
          <table:table-cell office:value-type="float" office:value="0.415899897694184" calcext:value-type="float">
            <text:p>0.4158998977</text:p>
          </table:table-cell>
          <table:table-cell table:number-columns-repeated="2"/>
          <table:table-cell office:value-type="float" office:value="0.349131723845828" calcext:value-type="float">
            <text:p>0.3491317238</text:p>
          </table:table-cell>
          <table:table-cell office:value-type="float" office:value="0.443084847007193" calcext:value-type="float">
            <text:p>0.443084847</text:p>
          </table:table-cell>
          <table:table-cell office:value-type="float" office:value="0.567286922869229" calcext:value-type="float">
            <text:p>0.5672869229</text:p>
          </table:table-cell>
          <table:table-cell office:value-type="float" office:value="0.450459597248389" calcext:value-type="float">
            <text:p>0.4504595972</text:p>
          </table:table-cell>
          <table:table-cell office:value-type="float" office:value="0.394821994242671" calcext:value-type="float">
            <text:p>0.3948219942</text:p>
          </table:table-cell>
          <table:table-cell office:value-type="float" office:value="0.384930253169435" calcext:value-type="float">
            <text:p>0.3849302532</text:p>
          </table:table-cell>
          <table:table-cell office:value-type="float" office:value="0.421090650279116" calcext:value-type="float">
            <text:p>0.4210906503</text:p>
          </table:table-cell>
          <table:table-cell office:value-type="float" office:value="0.394630224708711" calcext:value-type="float">
            <text:p>0.3946302247</text:p>
          </table:table-cell>
          <table:table-cell/>
        </table:table-row>
        <table:table-row table:style-name="ro1">
          <table:table-cell office:value-type="string" calcext:value-type="string">
            <text:p>Gravel_N</text:p>
          </table:table-cell>
          <table:table-cell/>
          <table:table-cell office:value-type="float" office:value="0.459206732642406" calcext:value-type="float">
            <text:p>0.4592067326</text:p>
          </table:table-cell>
          <table:table-cell/>
          <table:table-cell office:value-type="float" office:value="0.499976105137395" calcext:value-type="float">
            <text:p>0.4999761051</text:p>
          </table:table-cell>
          <table:table-cell/>
          <table:table-cell office:value-type="float" office:value="0.621414089402375" calcext:value-type="float">
            <text:p>0.6214140894</text:p>
          </table:table-cell>
          <table:table-cell/>
          <table:table-cell office:value-type="float" office:value="0.666523859326369" calcext:value-type="float">
            <text:p>0.6665238593</text:p>
          </table:table-cell>
          <table:table-cell table:number-columns-repeated="3"/>
          <table:table-cell office:value-type="float" office:value="0.0715445764595265" calcext:value-type="float">
            <text:p>0.0715445765</text:p>
          </table:table-cell>
          <table:table-cell/>
          <table:table-cell office:value-type="float" office:value="0.578292578292578" calcext:value-type="float">
            <text:p>0.5782925783</text:p>
          </table:table-cell>
          <table:table-cell/>
          <table:table-cell office:value-type="float" office:value="0.527639824402667" calcext:value-type="float">
            <text:p>0.5276398244</text:p>
          </table:table-cell>
          <table:table-cell/>
          <table:table-cell office:value-type="float" office:value="0.670661301609517" calcext:value-type="float">
            <text:p>0.6706613016</text:p>
          </table:table-cell>
          <table:table-cell/>
        </table:table-row>
        <table:table-row table:style-name="ro1">
          <table:table-cell office:value-type="string" calcext:value-type="string">
            <text:p>Mud_N</text:p>
          </table:table-cell>
          <table:table-cell/>
          <table:table-cell office:value-type="float" office:value="0.029880694143167" calcext:value-type="float">
            <text:p>0.0298806941</text:p>
          </table:table-cell>
          <table:table-cell/>
          <table:table-cell office:value-type="float" office:value="0.25880243100528" calcext:value-type="float">
            <text:p>0.258802431</text:p>
          </table:table-cell>
          <table:table-cell/>
          <table:table-cell office:value-type="float" office:value="0.203202471067203" calcext:value-type="float">
            <text:p>0.2032024711</text:p>
          </table:table-cell>
          <table:table-cell/>
          <table:table-cell office:value-type="float" office:value="0.300900420196092" calcext:value-type="float">
            <text:p>0.3009004202</text:p>
          </table:table-cell>
          <table:table-cell table:number-columns-repeated="3"/>
          <table:table-cell office:value-type="float" office:value="0.0125821058471892" calcext:value-type="float">
            <text:p>0.0125821058</text:p>
          </table:table-cell>
          <table:table-cell/>
          <table:table-cell office:value-type="float" office:value="0.180676004942435" calcext:value-type="float">
            <text:p>0.1806760049</text:p>
          </table:table-cell>
          <table:table-cell/>
          <table:table-cell office:value-type="float" office:value="0.09364922013551" calcext:value-type="float">
            <text:p>0.0936492201</text:p>
          </table:table-cell>
          <table:table-cell/>
          <table:table-cell office:value-type="float" office:value="0.170480717400892" calcext:value-type="float">
            <text:p>0.1704807174</text:p>
          </table:table-cell>
          <table:table-cell/>
        </table:table-row>
        <table:table-row table:style-name="ro1">
          <table:table-cell office:value-type="string" calcext:value-type="string">
            <text:p>Sand_N</text:p>
          </table:table-cell>
          <table:table-cell/>
          <table:table-cell office:value-type="float" office:value="0.373967530618058" calcext:value-type="float">
            <text:p>0.3739675306</text:p>
          </table:table-cell>
          <table:table-cell/>
          <table:table-cell office:value-type="float" office:value="0.306995119683941" calcext:value-type="float">
            <text:p>0.3069951197</text:p>
          </table:table-cell>
          <table:table-cell/>
          <table:table-cell office:value-type="float" office:value="0.336435082957434" calcext:value-type="float">
            <text:p>0.336435083</text:p>
          </table:table-cell>
          <table:table-cell/>
          <table:table-cell office:value-type="float" office:value="0.269943324600332" calcext:value-type="float">
            <text:p>0.2699433246</text:p>
          </table:table-cell>
          <table:table-cell table:number-columns-repeated="3"/>
          <table:table-cell office:value-type="float" office:value="0.203555406481909" calcext:value-type="float">
            <text:p>0.2035554065</text:p>
          </table:table-cell>
          <table:table-cell/>
          <table:table-cell office:value-type="float" office:value="0.352127817319099" calcext:value-type="float">
            <text:p>0.3521278173</text:p>
          </table:table-cell>
          <table:table-cell/>
          <table:table-cell office:value-type="float" office:value="0.0515110937844297" calcext:value-type="float">
            <text:p>0.0515110938</text:p>
          </table:table-cell>
          <table:table-cell/>
          <table:table-cell office:value-type="float" office:value="0.236713223290405" calcext:value-type="float">
            <text:p>0.2367132233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/>
          <table:table-cell office:value-type="float" office:value="0.786643236071343" calcext:value-type="float">
            <text:p>0.7866432361</text:p>
          </table:table-cell>
          <table:table-cell/>
          <table:table-cell office:value-type="float" office:value="0.815246464129472" calcext:value-type="float">
            <text:p>0.8152464641</text:p>
          </table:table-cell>
          <table:table-cell/>
          <table:table-cell office:value-type="float" office:value="0.769078923818539" calcext:value-type="float">
            <text:p>0.7690789238</text:p>
          </table:table-cell>
          <table:table-cell/>
          <table:table-cell office:value-type="float" office:value="0.777814711978413" calcext:value-type="float">
            <text:p>0.777814712</text:p>
          </table:table-cell>
          <table:table-cell table:number-columns-repeated="3"/>
          <table:table-cell office:value-type="float" office:value="0.776951845674168" calcext:value-type="float">
            <text:p>0.7769518457</text:p>
          </table:table-cell>
          <table:table-cell/>
          <table:table-cell office:value-type="float" office:value="0.830807825837068" calcext:value-type="float">
            <text:p>0.8308078258</text:p>
          </table:table-cell>
          <table:table-cell/>
          <table:table-cell office:value-type="float" office:value="0.731049693610948" calcext:value-type="float">
            <text:p>0.7310496936</text:p>
          </table:table-cell>
          <table:table-cell/>
          <table:table-cell office:value-type="float" office:value="0.777147054194428" calcext:value-type="float">
            <text:p>0.7771470542</text:p>
          </table:table-cell>
          <table:table-cell/>
        </table:table-row>
        <table:table-row table:style-name="ro1">
          <table:table-cell office:value-type="string" calcext:value-type="string">
            <text:p>Vegetation</text:p>
          </table:table-cell>
          <table:table-cell/>
          <table:table-cell office:value-type="float" office:value="0.689523436072364" calcext:value-type="float">
            <text:p>0.6895234361</text:p>
          </table:table-cell>
          <table:table-cell/>
          <table:table-cell office:value-type="float" office:value="0.72374169196402" calcext:value-type="float">
            <text:p>0.723741692</text:p>
          </table:table-cell>
          <table:table-cell/>
          <table:table-cell office:value-type="float" office:value="0.637404994920202" calcext:value-type="float">
            <text:p>0.6374049949</text:p>
          </table:table-cell>
          <table:table-cell/>
          <table:table-cell office:value-type="float" office:value="0.667524954565291" calcext:value-type="float">
            <text:p>0.6675249546</text:p>
          </table:table-cell>
          <table:table-cell table:number-columns-repeated="3"/>
          <table:table-cell office:value-type="float" office:value="0.686276151583082" calcext:value-type="float">
            <text:p>0.6862761516</text:p>
          </table:table-cell>
          <table:table-cell/>
          <table:table-cell office:value-type="float" office:value="0.719922077766594" calcext:value-type="float">
            <text:p>0.7199220778</text:p>
          </table:table-cell>
          <table:table-cell/>
          <table:table-cell office:value-type="float" office:value="0.592705989733974" calcext:value-type="float">
            <text:p>0.5927059897</text:p>
          </table:table-cell>
          <table:table-cell/>
          <table:table-cell office:value-type="float" office:value="0.654984214790602" calcext:value-type="float">
            <text:p>0.6549842148</text:p>
          </table:table-cell>
          <table:table-cell/>
        </table:table-row>
        <table:table-row table:style-name="ro1">
          <table:table-cell office:value-type="string" calcext:value-type="string">
            <text:p>Grass_N</text:p>
          </table:table-cell>
          <table:table-cell/>
          <table:table-cell office:value-type="float" office:value="0.548205068829562" calcext:value-type="float">
            <text:p>0.5482050688</text:p>
          </table:table-cell>
          <table:table-cell/>
          <table:table-cell office:value-type="float" office:value="0.534940003355612" calcext:value-type="float">
            <text:p>0.5349400034</text:p>
          </table:table-cell>
          <table:table-cell/>
          <table:table-cell office:value-type="float" office:value="0.54795134726979" calcext:value-type="float">
            <text:p>0.5479513473</text:p>
          </table:table-cell>
          <table:table-cell/>
          <table:table-cell office:value-type="float" office:value="0.579262909622758" calcext:value-type="float">
            <text:p>0.5792629096</text:p>
          </table:table-cell>
          <table:table-cell table:number-columns-repeated="3"/>
          <table:table-cell office:value-type="float" office:value="0.52192726030807" calcext:value-type="float">
            <text:p>0.5219272603</text:p>
          </table:table-cell>
          <table:table-cell/>
          <table:table-cell office:value-type="float" office:value="0.513348131330692" calcext:value-type="float">
            <text:p>0.5133481313</text:p>
          </table:table-cell>
          <table:table-cell/>
          <table:table-cell office:value-type="float" office:value="0.436127943919674" calcext:value-type="float">
            <text:p>0.4361279439</text:p>
          </table:table-cell>
          <table:table-cell/>
          <table:table-cell office:value-type="float" office:value="0.537953247246262" calcext:value-type="float">
            <text:p>0.5379532472</text:p>
          </table:table-cell>
          <table:table-cell/>
        </table:table-row>
        <table:table-row table:style-name="ro1">
          <table:table-cell office:value-type="string" calcext:value-type="string">
            <text:p>Snow_N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370558795428763" calcext:value-type="float">
            <text:p>0.3705587954</text:p>
          </table:table-cell>
          <table:table-cell/>
          <table:table-cell office:value-type="float" office:value="0.300039005709017" calcext:value-type="float">
            <text:p>0.3000390057</text:p>
          </table:table-cell>
          <table:table-cell table:number-columns-repeated="3"/>
          <table:table-cell office:value-type="float" office:value="0.338140888470427" calcext:value-type="float">
            <text:p>0.3381408885</text:p>
          </table:table-cell>
          <table:table-cell/>
          <table:table-cell office:value-type="float" office:value="0.324591875535734" calcext:value-type="float">
            <text:p>0.3245918755</text:p>
          </table:table-cell>
          <table:table-cell/>
          <table:table-cell office:value-type="float" office:value="0.350827481648479" calcext:value-type="float">
            <text:p>0.3508274816</text:p>
          </table:table-cell>
          <table:table-cell/>
          <table:table-cell office:value-type="float" office:value="0.299196940196642" calcext:value-type="float">
            <text:p>0.2991969402</text:p>
          </table:table-cell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4714666580869" calcext:value-type="float">
            <text:p>0.9471466658</text:p>
          </table:table-cell>
          <table:table-cell office:value-type="float" office:value="0.839465557770237" calcext:value-type="float">
            <text:p>0.8394655578</text:p>
          </table:table-cell>
          <table:table-cell office:value-type="float" office:value="0.935904283622555" calcext:value-type="float">
            <text:p>0.9359042836</text:p>
          </table:table-cell>
          <table:table-cell office:value-type="float" office:value="0.783157432615314" calcext:value-type="float">
            <text:p>0.7831574326</text:p>
          </table:table-cell>
          <table:table-cell office:value-type="float" office:value="0.816445037777668" calcext:value-type="float">
            <text:p>0.8164450378</text:p>
          </table:table-cell>
          <table:table-cell office:value-type="float" office:value="0.576968527044829" calcext:value-type="float">
            <text:p>0.576968527</text:p>
          </table:table-cell>
          <table:table-cell office:value-type="float" office:value="0.867565082607313" calcext:value-type="float">
            <text:p>0.8675650826</text:p>
          </table:table-cell>
          <table:table-cell office:value-type="float" office:value="0.571066720314647" calcext:value-type="float">
            <text:p>0.5710667203</text:p>
          </table:table-cell>
          <table:table-cell table:number-columns-repeated="2"/>
          <table:table-cell office:value-type="float" office:value="0.938235904327696" calcext:value-type="float">
            <text:p>0.9382359043</text:p>
          </table:table-cell>
          <table:table-cell office:value-type="float" office:value="0.834592279871705" calcext:value-type="float">
            <text:p>0.8345922799</text:p>
          </table:table-cell>
          <table:table-cell office:value-type="float" office:value="0.928269738236844" calcext:value-type="float">
            <text:p>0.9282697382</text:p>
          </table:table-cell>
          <table:table-cell office:value-type="float" office:value="0.791369612917211" calcext:value-type="float">
            <text:p>0.7913696129</text:p>
          </table:table-cell>
          <table:table-cell office:value-type="float" office:value="0.784630515286592" calcext:value-type="float">
            <text:p>0.7846305153</text:p>
          </table:table-cell>
          <table:table-cell office:value-type="float" office:value="0.531905756040393" calcext:value-type="float">
            <text:p>0.531905756</text:p>
          </table:table-cell>
          <table:table-cell office:value-type="float" office:value="0.85197548785724" calcext:value-type="float">
            <text:p>0.8519754879</text:p>
          </table:table-cell>
          <table:table-cell office:value-type="float" office:value="0.569521826892189" calcext:value-type="float">
            <text:p>0.5695218269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4:.B19])" office:value-type="float" office:value="0.437367221636886" calcext:value-type="float">
            <text:p>0.4373672216</text:p>
          </table:table-cell>
          <table:table-cell table:formula="of:=AVERAGE([.C4:.C19])" office:value-type="float" office:value="0.42913919920796" calcext:value-type="float">
            <text:p>0.4291391992</text:p>
          </table:table-cell>
          <table:table-cell table:formula="of:=AVERAGE([.D4:.D19])" office:value-type="float" office:value="0.512228559151934" calcext:value-type="float">
            <text:p>0.5122285592</text:p>
          </table:table-cell>
          <table:table-cell table:formula="of:=AVERAGE([.E4:.E19])" office:value-type="float" office:value="0.455674815399842" calcext:value-type="float">
            <text:p>0.4556748154</text:p>
          </table:table-cell>
          <table:table-cell table:formula="of:=AVERAGE([.F4:.F19])" office:value-type="float" office:value="0.461349102704978" calcext:value-type="float">
            <text:p>0.4613491027</text:p>
          </table:table-cell>
          <table:table-cell table:formula="of:=AVERAGE([.G4:.G19])" office:value-type="float" office:value="0.463826198059509" calcext:value-type="float">
            <text:p>0.4638261981</text:p>
          </table:table-cell>
          <table:table-cell table:formula="of:=AVERAGE([.H4:.H19])" office:value-type="float" office:value="0.519038095256448" calcext:value-type="float">
            <text:p>0.5190380953</text:p>
          </table:table-cell>
          <table:table-cell table:formula="of:=AVERAGE([.I4:.I19])" office:value-type="float" office:value="0.480351734554536" calcext:value-type="float">
            <text:p>0.4803517346</text:p>
          </table:table-cell>
          <table:table-cell table:number-columns-repeated="2"/>
          <table:table-cell table:formula="of:=AVERAGE([.L4:.L19])" office:value-type="float" office:value="0.356211672886619" calcext:value-type="float">
            <text:p>0.3562116729</text:p>
          </table:table-cell>
          <table:table-cell table:formula="of:=AVERAGE([.M4:.M19])" office:value-type="float" office:value="0.37830372444313" calcext:value-type="float">
            <text:p>0.3783037244</text:p>
          </table:table-cell>
          <table:table-cell table:formula="of:=AVERAGE([.N4:.N19])" office:value-type="float" office:value="0.399629672071002" calcext:value-type="float">
            <text:p>0.3996296721</text:p>
          </table:table-cell>
          <table:table-cell table:formula="of:=AVERAGE([.O4:.O19])" office:value-type="float" office:value="0.464678653506506" calcext:value-type="float">
            <text:p>0.4646786535</text:p>
          </table:table-cell>
          <table:table-cell table:formula="of:=AVERAGE([.P4:.P19])" office:value-type="float" office:value="0.3140466309883" calcext:value-type="float">
            <text:p>0.314046631</text:p>
          </table:table-cell>
          <table:table-cell table:formula="of:=AVERAGE([.Q4:.Q19])" office:value-type="float" office:value="0.363570187148376" calcext:value-type="float">
            <text:p>0.3635701871</text:p>
          </table:table-cell>
          <table:table-cell table:formula="of:=AVERAGE([.R4:.R19])" office:value-type="float" office:value="0.447678923594373" calcext:value-type="float">
            <text:p>0.4476789236</text:p>
          </table:table-cell>
          <table:table-cell table:formula="of:=AVERAGE([.S4:.S19])" office:value-type="float" office:value="0.436536036775604" calcext:value-type="float">
            <text:p>0.4365360368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Compare with Gabor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C_9_682</text:p>
          </table:table-cell>
          <table:table-cell table:style-name="ce1" office:value-type="string" calcext:value-type="string">
            <text:p>C_9_682_Gabor</text:p>
          </table:table-cell>
          <table:table-cell table:style-name="ce1" office:value-type="string" calcext:value-type="string">
            <text:p>C_9_1364</text:p>
          </table:table-cell>
          <table:table-cell table:style-name="ce1" office:value-type="string" calcext:value-type="string">
            <text:p>C_9_1364_Gabor</text:p>
          </table:table-cell>
          <table:table-cell table:style-name="ce1" office:value-type="string" calcext:value-type="string">
            <text:p>C_9_6820</text:p>
          </table:table-cell>
          <table:table-cell table:style-name="ce1" office:value-type="string" calcext:value-type="string">
            <text:p>C_9_6820_Gabor</text:p>
          </table:table-cell>
          <table:table-cell table:style-name="ce1" office:value-type="string" calcext:value-type="string">
            <text:p>C_9_9548</text:p>
          </table:table-cell>
          <table:table-cell table:style-name="ce1" office:value-type="string" calcext:value-type="string">
            <text:p>C_9_9548_Gabor</text:p>
          </table:table-cell>
          <table:table-cell table:number-columns-repeated="2"/>
          <table:table-cell table:style-name="ce1" office:value-type="string" calcext:value-type="string">
            <text:p>C_16_682</text:p>
          </table:table-cell>
          <table:table-cell table:style-name="ce1" office:value-type="string" calcext:value-type="string">
            <text:p>C_16_682_Gabor</text:p>
          </table:table-cell>
          <table:table-cell table:style-name="ce1" office:value-type="string" calcext:value-type="string">
            <text:p>C_16_1364</text:p>
          </table:table-cell>
          <table:table-cell table:style-name="ce1" office:value-type="string" calcext:value-type="string">
            <text:p>C_16_1364_Gabor</text:p>
          </table:table-cell>
          <table:table-cell table:style-name="ce1" office:value-type="string" calcext:value-type="string">
            <text:p>C_16_6820</text:p>
          </table:table-cell>
          <table:table-cell table:style-name="ce1" office:value-type="string" calcext:value-type="string">
            <text:p>C_16_6820_Gabor</text:p>
          </table:table-cell>
          <table:table-cell table:style-name="ce1" office:value-type="string" calcext:value-type="string">
            <text:p>C_16_9548</text:p>
          </table:table-cell>
          <table:table-cell table:style-name="ce1" office:value-type="string" calcext:value-type="string">
            <text:p>C_16_9548_Gabor</text:p>
          </table:table-cell>
          <table:table-cell/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01184138018434" calcext:value-type="float">
            <text:p>0.801184138</text:p>
          </table:table-cell>
          <table:table-cell office:value-type="float" office:value="0.720689291328697" calcext:value-type="float">
            <text:p>0.7206892913</text:p>
          </table:table-cell>
          <table:table-cell office:value-type="float" office:value="0.793135178541101" calcext:value-type="float">
            <text:p>0.7931351785</text:p>
          </table:table-cell>
          <table:table-cell office:value-type="float" office:value="0.711973151505589" calcext:value-type="float">
            <text:p>0.7119731515</text:p>
          </table:table-cell>
          <table:table-cell office:value-type="float" office:value="0.777698902465582" calcext:value-type="float">
            <text:p>0.7776989025</text:p>
          </table:table-cell>
          <table:table-cell office:value-type="float" office:value="0.65225253743004" calcext:value-type="float">
            <text:p>0.6522525374</text:p>
          </table:table-cell>
          <table:table-cell office:value-type="float" office:value="0.804499444911129" calcext:value-type="float">
            <text:p>0.8044994449</text:p>
          </table:table-cell>
          <table:table-cell office:value-type="float" office:value="0.741555399912227" calcext:value-type="float">
            <text:p>0.7415553999</text:p>
          </table:table-cell>
          <table:table-cell table:number-columns-repeated="2"/>
          <table:table-cell office:value-type="float" office:value="0.856325659153625" calcext:value-type="float">
            <text:p>0.8563256592</text:p>
          </table:table-cell>
          <table:table-cell office:value-type="float" office:value="0.771157870893975" calcext:value-type="float">
            <text:p>0.7711578709</text:p>
          </table:table-cell>
          <table:table-cell office:value-type="float" office:value="0.813700725499342" calcext:value-type="float">
            <text:p>0.8137007255</text:p>
          </table:table-cell>
          <table:table-cell office:value-type="float" office:value="0.792608107210031" calcext:value-type="float">
            <text:p>0.7926081072</text:p>
          </table:table-cell>
          <table:table-cell office:value-type="float" office:value="0.760772099018325" calcext:value-type="float">
            <text:p>0.760772099</text:p>
          </table:table-cell>
          <table:table-cell office:value-type="float" office:value="0.670559352367335" calcext:value-type="float">
            <text:p>0.6705593524</text:p>
          </table:table-cell>
          <table:table-cell office:value-type="float" office:value="0.780287553351511" calcext:value-type="float">
            <text:p>0.7802875534</text:p>
          </table:table-cell>
          <table:table-cell office:value-type="float" office:value="0.724981748624519" calcext:value-type="float">
            <text:p>0.7249817486</text:p>
          </table:table-cell>
          <table:table-cell/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41353146813844" calcext:value-type="float">
            <text:p>0.2413531468</text:p>
          </table:table-cell>
          <table:table-cell office:value-type="float" office:value="0.217295279653902" calcext:value-type="float">
            <text:p>0.2172952797</text:p>
          </table:table-cell>
          <table:table-cell office:value-type="float" office:value="0.357972872931098" calcext:value-type="float">
            <text:p>0.3579728729</text:p>
          </table:table-cell>
          <table:table-cell office:value-type="float" office:value="0.310094547366807" calcext:value-type="float">
            <text:p>0.3100945474</text:p>
          </table:table-cell>
          <table:table-cell office:value-type="float" office:value="0.327857633530015" calcext:value-type="float">
            <text:p>0.3278576335</text:p>
          </table:table-cell>
          <table:table-cell office:value-type="float" office:value="0.145639241312487" calcext:value-type="float">
            <text:p>0.1456392413</text:p>
          </table:table-cell>
          <table:table-cell office:value-type="float" office:value="0.372134145430672" calcext:value-type="float">
            <text:p>0.3721341454</text:p>
          </table:table-cell>
          <table:table-cell office:value-type="float" office:value="0.26954850921201" calcext:value-type="float">
            <text:p>0.2695485092</text:p>
          </table:table-cell>
          <table:table-cell table:number-columns-repeated="2"/>
          <table:table-cell office:value-type="float" office:value="0.342080977025747" calcext:value-type="float">
            <text:p>0.342080977</text:p>
          </table:table-cell>
          <table:table-cell office:value-type="float" office:value="0.28444275422389" calcext:value-type="float">
            <text:p>0.2844427542</text:p>
          </table:table-cell>
          <table:table-cell office:value-type="float" office:value="0.395240980338506" calcext:value-type="float">
            <text:p>0.3952409803</text:p>
          </table:table-cell>
          <table:table-cell office:value-type="float" office:value="0.31429265370896" calcext:value-type="float">
            <text:p>0.3142926537</text:p>
          </table:table-cell>
          <table:table-cell office:value-type="float" office:value="0.316880706098968" calcext:value-type="float">
            <text:p>0.3168807061</text:p>
          </table:table-cell>
          <table:table-cell office:value-type="float" office:value="0.166220504894715" calcext:value-type="float">
            <text:p>0.1662205049</text:p>
          </table:table-cell>
          <table:table-cell office:value-type="float" office:value="0.258794685027784" calcext:value-type="float">
            <text:p>0.258794685</text:p>
          </table:table-cell>
          <table:table-cell office:value-type="float" office:value="0.135461470805958" calcext:value-type="float">
            <text:p>0.1354614708</text:p>
          </table:table-cell>
          <table:table-cell/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35124132840054" calcext:value-type="float">
            <text:p>0.3512413284</text:p>
          </table:table-cell>
          <table:table-cell office:value-type="float" office:value="0.248096444208832" calcext:value-type="float">
            <text:p>0.2480964442</text:p>
          </table:table-cell>
          <table:table-cell office:value-type="float" office:value="0.431617370708912" calcext:value-type="float">
            <text:p>0.4316173707</text:p>
          </table:table-cell>
          <table:table-cell office:value-type="float" office:value="0.33667763983503" calcext:value-type="float">
            <text:p>0.3366776398</text:p>
          </table:table-cell>
          <table:table-cell office:value-type="float" office:value="0.436713580181817" calcext:value-type="float">
            <text:p>0.4367135802</text:p>
          </table:table-cell>
          <table:table-cell office:value-type="float" office:value="0.292025035990206" calcext:value-type="float">
            <text:p>0.292025036</text:p>
          </table:table-cell>
          <table:table-cell office:value-type="float" office:value="0.48522486484036" calcext:value-type="float">
            <text:p>0.4852248648</text:p>
          </table:table-cell>
          <table:table-cell office:value-type="float" office:value="0.387938050483189" calcext:value-type="float">
            <text:p>0.3879380505</text:p>
          </table:table-cell>
          <table:table-cell table:number-columns-repeated="2"/>
          <table:table-cell office:value-type="float" office:value="0.360266244282689" calcext:value-type="float">
            <text:p>0.3602662443</text:p>
          </table:table-cell>
          <table:table-cell office:value-type="float" office:value="0.287609525301066" calcext:value-type="float">
            <text:p>0.2876095253</text:p>
          </table:table-cell>
          <table:table-cell office:value-type="float" office:value="0.421420344325897" calcext:value-type="float">
            <text:p>0.4214203443</text:p>
          </table:table-cell>
          <table:table-cell office:value-type="float" office:value="0.392739316992121" calcext:value-type="float">
            <text:p>0.392739317</text:p>
          </table:table-cell>
          <table:table-cell office:value-type="float" office:value="0.441121308472696" calcext:value-type="float">
            <text:p>0.4411213085</text:p>
          </table:table-cell>
          <table:table-cell office:value-type="float" office:value="0.334265480726726" calcext:value-type="float">
            <text:p>0.3342654807</text:p>
          </table:table-cell>
          <table:table-cell office:value-type="float" office:value="0.473402815936911" calcext:value-type="float">
            <text:p>0.4734028159</text:p>
          </table:table-cell>
          <table:table-cell office:value-type="float" office:value="0.394960092865401" calcext:value-type="float">
            <text:p>0.3949600929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257260932042501" calcext:value-type="float">
            <text:p>0.257260932</text:p>
          </table:table-cell>
          <table:table-cell office:value-type="float" office:value="0.160801334007309" calcext:value-type="float">
            <text:p>0.160801334</text:p>
          </table:table-cell>
          <table:table-cell office:value-type="float" office:value="0.249166224600411" calcext:value-type="float">
            <text:p>0.2491662246</text:p>
          </table:table-cell>
          <table:table-cell office:value-type="float" office:value="0.148239632444674" calcext:value-type="float">
            <text:p>0.1482396324</text:p>
          </table:table-cell>
          <table:table-cell office:value-type="float" office:value="0.224304095091408" calcext:value-type="float">
            <text:p>0.2243040951</text:p>
          </table:table-cell>
          <table:table-cell office:value-type="float" office:value="0.0311431033600903" calcext:value-type="float">
            <text:p>0.0311431034</text:p>
          </table:table-cell>
          <table:table-cell office:value-type="float" office:value="0.406690945960424" calcext:value-type="float">
            <text:p>0.406690946</text:p>
          </table:table-cell>
          <table:table-cell office:value-type="float" office:value="0.300225473865707" calcext:value-type="float">
            <text:p>0.3002254739</text:p>
          </table:table-cell>
          <table:table-cell table:number-columns-repeated="2"/>
          <table:table-cell office:value-type="float" office:value="0.301596447266145" calcext:value-type="float">
            <text:p>0.3015964473</text:p>
          </table:table-cell>
          <table:table-cell office:value-type="float" office:value="0.22184296648906" calcext:value-type="float">
            <text:p>0.2218429665</text:p>
          </table:table-cell>
          <table:table-cell office:value-type="float" office:value="0.289685662638629" calcext:value-type="float">
            <text:p>0.2896856626</text:p>
          </table:table-cell>
          <table:table-cell office:value-type="float" office:value="0.29136576095331" calcext:value-type="float">
            <text:p>0.291365761</text:p>
          </table:table-cell>
          <table:table-cell office:value-type="float" office:value="0.227703162540781" calcext:value-type="float">
            <text:p>0.2277031625</text:p>
          </table:table-cell>
          <table:table-cell office:value-type="float" office:value="0.177052235581409" calcext:value-type="float">
            <text:p>0.1770522356</text:p>
          </table:table-cell>
          <table:table-cell office:value-type="float" office:value="0.286996694943399" calcext:value-type="float">
            <text:p>0.2869966949</text:p>
          </table:table-cell>
          <table:table-cell office:value-type="float" office:value="0.182811960780333" calcext:value-type="float">
            <text:p>0.1828119608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641124203368255" calcext:value-type="float">
            <text:p>0.6411242034</text:p>
          </table:table-cell>
          <table:table-cell office:value-type="float" office:value="0.470369409118436" calcext:value-type="float">
            <text:p>0.4703694091</text:p>
          </table:table-cell>
          <table:table-cell office:value-type="float" office:value="0.629558195202612" calcext:value-type="float">
            <text:p>0.6295581952</text:p>
          </table:table-cell>
          <table:table-cell office:value-type="float" office:value="0.49428704261415" calcext:value-type="float">
            <text:p>0.4942870426</text:p>
          </table:table-cell>
          <table:table-cell office:value-type="float" office:value="0.47707491172239" calcext:value-type="float">
            <text:p>0.4770749117</text:p>
          </table:table-cell>
          <table:table-cell office:value-type="float" office:value="0.261737913245568" calcext:value-type="float">
            <text:p>0.2617379132</text:p>
          </table:table-cell>
          <table:table-cell office:value-type="float" office:value="0.635282115570963" calcext:value-type="float">
            <text:p>0.6352821156</text:p>
          </table:table-cell>
          <table:table-cell office:value-type="float" office:value="0.495655758744876" calcext:value-type="float">
            <text:p>0.4956557587</text:p>
          </table:table-cell>
          <table:table-cell table:number-columns-repeated="2"/>
          <table:table-cell office:value-type="float" office:value="0.610004134597036" calcext:value-type="float">
            <text:p>0.6100041346</text:p>
          </table:table-cell>
          <table:table-cell office:value-type="float" office:value="0.513597811613501" calcext:value-type="float">
            <text:p>0.5135978116</text:p>
          </table:table-cell>
          <table:table-cell office:value-type="float" office:value="0.528873190489129" calcext:value-type="float">
            <text:p>0.5288731905</text:p>
          </table:table-cell>
          <table:table-cell office:value-type="float" office:value="0.535305927066757" calcext:value-type="float">
            <text:p>0.5353059271</text:p>
          </table:table-cell>
          <table:table-cell office:value-type="float" office:value="0.548680611998438" calcext:value-type="float">
            <text:p>0.548680612</text:p>
          </table:table-cell>
          <table:table-cell office:value-type="float" office:value="0.365818408011514" calcext:value-type="float">
            <text:p>0.365818408</text:p>
          </table:table-cell>
          <table:table-cell office:value-type="float" office:value="0.536197772792928" calcext:value-type="float">
            <text:p>0.5361977728</text:p>
          </table:table-cell>
          <table:table-cell office:value-type="float" office:value="0.484573900072886" calcext:value-type="float">
            <text:p>0.4845739001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196532999164578" calcext:value-type="float">
            <text:p>0.1965329992</text:p>
          </table:table-cell>
          <table:table-cell office:value-type="float" office:value="0" calcext:value-type="float">
            <text:p>0</text:p>
          </table:table-cell>
          <table:table-cell office:value-type="float" office:value="0.509193167615609" calcext:value-type="float">
            <text:p>0.5091931676</text:p>
          </table:table-cell>
          <table:table-cell office:value-type="float" office:value="0" calcext:value-type="float">
            <text:p>0</text:p>
          </table:table-cell>
          <table:table-cell office:value-type="float" office:value="0.478168496173018" calcext:value-type="float">
            <text:p>0.4781684962</text:p>
          </table:table-cell>
          <table:table-cell office:value-type="float" office:value="0.228389237779809" calcext:value-type="float">
            <text:p>0.2283892378</text:p>
          </table:table-cell>
          <table:table-cell office:value-type="float" office:value="0.396262092308978" calcext:value-type="float">
            <text:p>0.3962620923</text:p>
          </table:table-cell>
          <table:table-cell office:value-type="float" office:value="0.335091774303195" calcext:value-type="float">
            <text:p>0.3350917743</text:p>
          </table:table-cell>
          <table:table-cell table:number-columns-repeated="2"/>
          <table:table-cell office:value-type="float" office:value="0.0547218155197657" calcext:value-type="float">
            <text:p>0.0547218155</text:p>
          </table:table-cell>
          <table:table-cell office:value-type="float" office:value="0.00238280238280238" calcext:value-type="float">
            <text:p>0.0023828024</text:p>
          </table:table-cell>
          <table:table-cell office:value-type="float" office:value="0.274165352711318" calcext:value-type="float">
            <text:p>0.2741653527</text:p>
          </table:table-cell>
          <table:table-cell office:value-type="float" office:value="0.147272142627461" calcext:value-type="float">
            <text:p>0.1472721426</text:p>
          </table:table-cell>
          <table:table-cell office:value-type="float" office:value="0.487540570090481" calcext:value-type="float">
            <text:p>0.4875405701</text:p>
          </table:table-cell>
          <table:table-cell office:value-type="float" office:value="0.322306330218653" calcext:value-type="float">
            <text:p>0.3223063302</text:p>
          </table:table-cell>
          <table:table-cell office:value-type="float" office:value="0.598851684952224" calcext:value-type="float">
            <text:p>0.598851685</text:p>
          </table:table-cell>
          <table:table-cell office:value-type="float" office:value="0.533444037051943" calcext:value-type="float">
            <text:p>0.5334440371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07542967886711" calcext:value-type="float">
            <text:p>0.1075429679</text:p>
          </table:table-cell>
          <table:table-cell office:value-type="float" office:value="0.101285669488868" calcext:value-type="float">
            <text:p>0.1012856695</text:p>
          </table:table-cell>
          <table:table-cell office:value-type="float" office:value="0.162618017992964" calcext:value-type="float">
            <text:p>0.162618018</text:p>
          </table:table-cell>
          <table:table-cell office:value-type="float" office:value="0.0998383737666953" calcext:value-type="float">
            <text:p>0.0998383738</text:p>
          </table:table-cell>
          <table:table-cell office:value-type="float" office:value="0.195065392542627" calcext:value-type="float">
            <text:p>0.1950653925</text:p>
          </table:table-cell>
          <table:table-cell office:value-type="float" office:value="0.0357801002472326" calcext:value-type="float">
            <text:p>0.0357801002</text:p>
          </table:table-cell>
          <table:table-cell office:value-type="float" office:value="0.226608911708926" calcext:value-type="float">
            <text:p>0.2266089117</text:p>
          </table:table-cell>
          <table:table-cell office:value-type="float" office:value="0.226029207691799" calcext:value-type="float">
            <text:p>0.2260292077</text:p>
          </table:table-cell>
          <table:table-cell table:number-columns-repeated="2"/>
          <table:table-cell office:value-type="float" office:value="0.112528306268992" calcext:value-type="float">
            <text:p>0.1125283063</text:p>
          </table:table-cell>
          <table:table-cell office:value-type="float" office:value="0.0831704984825178" calcext:value-type="float">
            <text:p>0.0831704985</text:p>
          </table:table-cell>
          <table:table-cell office:value-type="float" office:value="0.190190636752691" calcext:value-type="float">
            <text:p>0.1901906368</text:p>
          </table:table-cell>
          <table:table-cell office:value-type="float" office:value="0.219679026355653" calcext:value-type="float">
            <text:p>0.2196790264</text:p>
          </table:table-cell>
          <table:table-cell office:value-type="float" office:value="0.168609577186186" calcext:value-type="float">
            <text:p>0.1686095772</text:p>
          </table:table-cell>
          <table:table-cell office:value-type="float" office:value="0.0805534261281546" calcext:value-type="float">
            <text:p>0.0805534261</text:p>
          </table:table-cell>
          <table:table-cell office:value-type="float" office:value="0.202120741860716" calcext:value-type="float">
            <text:p>0.2021207419</text:p>
          </table:table-cell>
          <table:table-cell office:value-type="float" office:value="0.217054627878981" calcext:value-type="float">
            <text:p>0.2170546279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392918613228424" calcext:value-type="float">
            <text:p>0.3929186132</text:p>
          </table:table-cell>
          <table:table-cell office:value-type="float" office:value="0.349131723845828" calcext:value-type="float">
            <text:p>0.3491317238</text:p>
          </table:table-cell>
          <table:table-cell office:value-type="float" office:value="0.540891721152147" calcext:value-type="float">
            <text:p>0.5408917212</text:p>
          </table:table-cell>
          <table:table-cell office:value-type="float" office:value="0.567286922869229" calcext:value-type="float">
            <text:p>0.5672869229</text:p>
          </table:table-cell>
          <table:table-cell office:value-type="float" office:value="0.418813874860276" calcext:value-type="float">
            <text:p>0.4188138749</text:p>
          </table:table-cell>
          <table:table-cell office:value-type="float" office:value="0.394821994242671" calcext:value-type="float">
            <text:p>0.3948219942</text:p>
          </table:table-cell>
          <table:table-cell office:value-type="float" office:value="0.47707525396927" calcext:value-type="float">
            <text:p>0.477075254</text:p>
          </table:table-cell>
          <table:table-cell office:value-type="float" office:value="0.421090650279116" calcext:value-type="float">
            <text:p>0.4210906503</text:p>
          </table:table-cell>
          <table:table-cell table:number-columns-repeated="2"/>
          <table:table-cell office:value-type="float" office:value="0.501811347066224" calcext:value-type="float">
            <text:p>0.5018113471</text:p>
          </table:table-cell>
          <table:table-cell office:value-type="float" office:value="0.443084847007193" calcext:value-type="float">
            <text:p>0.443084847</text:p>
          </table:table-cell>
          <table:table-cell office:value-type="float" office:value="0.454660905750919" calcext:value-type="float">
            <text:p>0.4546609058</text:p>
          </table:table-cell>
          <table:table-cell office:value-type="float" office:value="0.450459597248389" calcext:value-type="float">
            <text:p>0.4504595972</text:p>
          </table:table-cell>
          <table:table-cell office:value-type="float" office:value="0.406896901637126" calcext:value-type="float">
            <text:p>0.4068969016</text:p>
          </table:table-cell>
          <table:table-cell office:value-type="float" office:value="0.384930253169435" calcext:value-type="float">
            <text:p>0.3849302532</text:p>
          </table:table-cell>
          <table:table-cell office:value-type="float" office:value="0.415899897694184" calcext:value-type="float">
            <text:p>0.4158998977</text:p>
          </table:table-cell>
          <table:table-cell office:value-type="float" office:value="0.394630224708711" calcext:value-type="float">
            <text:p>0.3946302247</text:p>
          </table:table-cell>
          <table:table-cell/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10"/>
          <table:table-cell office:value-type="float" office:value="0.459206732642406" calcext:value-type="float">
            <text:p>0.4592067326</text:p>
          </table:table-cell>
          <table:table-cell office:value-type="float" office:value="0.0715445764595265" calcext:value-type="float">
            <text:p>0.0715445765</text:p>
          </table:table-cell>
          <table:table-cell office:value-type="float" office:value="0.499976105137395" calcext:value-type="float">
            <text:p>0.4999761051</text:p>
          </table:table-cell>
          <table:table-cell office:value-type="float" office:value="0.578292578292578" calcext:value-type="float">
            <text:p>0.5782925783</text:p>
          </table:table-cell>
          <table:table-cell office:value-type="float" office:value="0.621414089402375" calcext:value-type="float">
            <text:p>0.6214140894</text:p>
          </table:table-cell>
          <table:table-cell office:value-type="float" office:value="0.527639824402667" calcext:value-type="float">
            <text:p>0.5276398244</text:p>
          </table:table-cell>
          <table:table-cell office:value-type="float" office:value="0.666523859326369" calcext:value-type="float">
            <text:p>0.6665238593</text:p>
          </table:table-cell>
          <table:table-cell office:value-type="float" office:value="0.670661301609517" calcext:value-type="float">
            <text:p>0.6706613016</text:p>
          </table:table-cell>
          <table:table-cell/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10"/>
          <table:table-cell office:value-type="float" office:value="0.029880694143167" calcext:value-type="float">
            <text:p>0.0298806941</text:p>
          </table:table-cell>
          <table:table-cell office:value-type="float" office:value="0.0125821058471892" calcext:value-type="float">
            <text:p>0.0125821058</text:p>
          </table:table-cell>
          <table:table-cell office:value-type="float" office:value="0.25880243100528" calcext:value-type="float">
            <text:p>0.258802431</text:p>
          </table:table-cell>
          <table:table-cell office:value-type="float" office:value="0.180676004942435" calcext:value-type="float">
            <text:p>0.1806760049</text:p>
          </table:table-cell>
          <table:table-cell office:value-type="float" office:value="0.203202471067203" calcext:value-type="float">
            <text:p>0.2032024711</text:p>
          </table:table-cell>
          <table:table-cell office:value-type="float" office:value="0.09364922013551" calcext:value-type="float">
            <text:p>0.0936492201</text:p>
          </table:table-cell>
          <table:table-cell office:value-type="float" office:value="0.300900420196092" calcext:value-type="float">
            <text:p>0.3009004202</text:p>
          </table:table-cell>
          <table:table-cell office:value-type="float" office:value="0.170480717400892" calcext:value-type="float">
            <text:p>0.1704807174</text:p>
          </table:table-cell>
          <table:table-cell/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10"/>
          <table:table-cell office:value-type="float" office:value="0.373967530618058" calcext:value-type="float">
            <text:p>0.3739675306</text:p>
          </table:table-cell>
          <table:table-cell office:value-type="float" office:value="0.203555406481909" calcext:value-type="float">
            <text:p>0.2035554065</text:p>
          </table:table-cell>
          <table:table-cell office:value-type="float" office:value="0.306995119683941" calcext:value-type="float">
            <text:p>0.3069951197</text:p>
          </table:table-cell>
          <table:table-cell office:value-type="float" office:value="0.352127817319099" calcext:value-type="float">
            <text:p>0.3521278173</text:p>
          </table:table-cell>
          <table:table-cell office:value-type="float" office:value="0.336435082957434" calcext:value-type="float">
            <text:p>0.336435083</text:p>
          </table:table-cell>
          <table:table-cell office:value-type="float" office:value="0.0515110937844297" calcext:value-type="float">
            <text:p>0.0515110938</text:p>
          </table:table-cell>
          <table:table-cell office:value-type="float" office:value="0.269943324600332" calcext:value-type="float">
            <text:p>0.2699433246</text:p>
          </table:table-cell>
          <table:table-cell office:value-type="float" office:value="0.236713223290405" calcext:value-type="float">
            <text:p>0.2367132233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10"/>
          <table:table-cell office:value-type="float" office:value="0.786643236071343" calcext:value-type="float">
            <text:p>0.7866432361</text:p>
          </table:table-cell>
          <table:table-cell office:value-type="float" office:value="0.776951845674168" calcext:value-type="float">
            <text:p>0.7769518457</text:p>
          </table:table-cell>
          <table:table-cell office:value-type="float" office:value="0.815246464129472" calcext:value-type="float">
            <text:p>0.8152464641</text:p>
          </table:table-cell>
          <table:table-cell office:value-type="float" office:value="0.830807825837068" calcext:value-type="float">
            <text:p>0.8308078258</text:p>
          </table:table-cell>
          <table:table-cell office:value-type="float" office:value="0.769078923818539" calcext:value-type="float">
            <text:p>0.7690789238</text:p>
          </table:table-cell>
          <table:table-cell office:value-type="float" office:value="0.731049693610948" calcext:value-type="float">
            <text:p>0.7310496936</text:p>
          </table:table-cell>
          <table:table-cell office:value-type="float" office:value="0.777814711978413" calcext:value-type="float">
            <text:p>0.777814712</text:p>
          </table:table-cell>
          <table:table-cell office:value-type="float" office:value="0.777147054194428" calcext:value-type="float">
            <text:p>0.7771470542</text:p>
          </table:table-cell>
          <table:table-cell/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10"/>
          <table:table-cell office:value-type="float" office:value="0.689523436072364" calcext:value-type="float">
            <text:p>0.6895234361</text:p>
          </table:table-cell>
          <table:table-cell office:value-type="float" office:value="0.686276151583082" calcext:value-type="float">
            <text:p>0.6862761516</text:p>
          </table:table-cell>
          <table:table-cell office:value-type="float" office:value="0.72374169196402" calcext:value-type="float">
            <text:p>0.723741692</text:p>
          </table:table-cell>
          <table:table-cell office:value-type="float" office:value="0.719922077766594" calcext:value-type="float">
            <text:p>0.7199220778</text:p>
          </table:table-cell>
          <table:table-cell office:value-type="float" office:value="0.637404994920202" calcext:value-type="float">
            <text:p>0.6374049949</text:p>
          </table:table-cell>
          <table:table-cell office:value-type="float" office:value="0.592705989733974" calcext:value-type="float">
            <text:p>0.5927059897</text:p>
          </table:table-cell>
          <table:table-cell office:value-type="float" office:value="0.667524954565291" calcext:value-type="float">
            <text:p>0.6675249546</text:p>
          </table:table-cell>
          <table:table-cell office:value-type="float" office:value="0.654984214790602" calcext:value-type="float">
            <text:p>0.6549842148</text:p>
          </table:table-cell>
          <table:table-cell/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10"/>
          <table:table-cell office:value-type="float" office:value="0.548205068829562" calcext:value-type="float">
            <text:p>0.5482050688</text:p>
          </table:table-cell>
          <table:table-cell office:value-type="float" office:value="0.52192726030807" calcext:value-type="float">
            <text:p>0.5219272603</text:p>
          </table:table-cell>
          <table:table-cell office:value-type="float" office:value="0.534940003355612" calcext:value-type="float">
            <text:p>0.5349400034</text:p>
          </table:table-cell>
          <table:table-cell office:value-type="float" office:value="0.513348131330692" calcext:value-type="float">
            <text:p>0.5133481313</text:p>
          </table:table-cell>
          <table:table-cell office:value-type="float" office:value="0.54795134726979" calcext:value-type="float">
            <text:p>0.5479513473</text:p>
          </table:table-cell>
          <table:table-cell office:value-type="float" office:value="0.436127943919674" calcext:value-type="float">
            <text:p>0.4361279439</text:p>
          </table:table-cell>
          <table:table-cell office:value-type="float" office:value="0.579262909622758" calcext:value-type="float">
            <text:p>0.5792629096</text:p>
          </table:table-cell>
          <table:table-cell office:value-type="float" office:value="0.537953247246262" calcext:value-type="float">
            <text:p>0.5379532472</text:p>
          </table:table-cell>
          <table:table-cell/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0.338140888470427" calcext:value-type="float">
            <text:p>0.3381408885</text:p>
          </table:table-cell>
          <table:table-cell office:value-type="float" office:value="0" calcext:value-type="float">
            <text:p>0</text:p>
          </table:table-cell>
          <table:table-cell office:value-type="float" office:value="0.324591875535734" calcext:value-type="float">
            <text:p>0.3245918755</text:p>
          </table:table-cell>
          <table:table-cell office:value-type="float" office:value="0.370558795428763" calcext:value-type="float">
            <text:p>0.3705587954</text:p>
          </table:table-cell>
          <table:table-cell office:value-type="float" office:value="0.350827481648479" calcext:value-type="float">
            <text:p>0.3508274816</text:p>
          </table:table-cell>
          <table:table-cell office:value-type="float" office:value="0.300039005709017" calcext:value-type="float">
            <text:p>0.3000390057</text:p>
          </table:table-cell>
          <table:table-cell office:value-type="float" office:value="0.299196940196642" calcext:value-type="float">
            <text:p>0.2991969402</text:p>
          </table:table-cell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4714666580869" calcext:value-type="float">
            <text:p>0.9471466658</text:p>
          </table:table-cell>
          <table:table-cell office:value-type="float" office:value="0.938235904327696" calcext:value-type="float">
            <text:p>0.9382359043</text:p>
          </table:table-cell>
          <table:table-cell office:value-type="float" office:value="0.935904283622555" calcext:value-type="float">
            <text:p>0.9359042836</text:p>
          </table:table-cell>
          <table:table-cell office:value-type="float" office:value="0.928269738236844" calcext:value-type="float">
            <text:p>0.9282697382</text:p>
          </table:table-cell>
          <table:table-cell office:value-type="float" office:value="0.816445037777668" calcext:value-type="float">
            <text:p>0.8164450378</text:p>
          </table:table-cell>
          <table:table-cell office:value-type="float" office:value="0.784630515286592" calcext:value-type="float">
            <text:p>0.7846305153</text:p>
          </table:table-cell>
          <table:table-cell office:value-type="float" office:value="0.867565082607313" calcext:value-type="float">
            <text:p>0.8675650826</text:p>
          </table:table-cell>
          <table:table-cell office:value-type="float" office:value="0.85197548785724" calcext:value-type="float">
            <text:p>0.8519754879</text:p>
          </table:table-cell>
          <table:table-cell table:number-columns-repeated="2"/>
          <table:table-cell office:value-type="float" office:value="0.839465557770237" calcext:value-type="float">
            <text:p>0.8394655578</text:p>
          </table:table-cell>
          <table:table-cell office:value-type="float" office:value="0.834592279871705" calcext:value-type="float">
            <text:p>0.8345922799</text:p>
          </table:table-cell>
          <table:table-cell office:value-type="float" office:value="0.783157432615314" calcext:value-type="float">
            <text:p>0.7831574326</text:p>
          </table:table-cell>
          <table:table-cell office:value-type="float" office:value="0.791369612917211" calcext:value-type="float">
            <text:p>0.7913696129</text:p>
          </table:table-cell>
          <table:table-cell office:value-type="float" office:value="0.576968527044829" calcext:value-type="float">
            <text:p>0.576968527</text:p>
          </table:table-cell>
          <table:table-cell office:value-type="float" office:value="0.531905756040393" calcext:value-type="float">
            <text:p>0.531905756</text:p>
          </table:table-cell>
          <table:table-cell office:value-type="float" office:value="0.571066720314647" calcext:value-type="float">
            <text:p>0.5710667203</text:p>
          </table:table-cell>
          <table:table-cell office:value-type="float" office:value="0.569521826892189" calcext:value-type="float">
            <text:p>0.5695218269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27:.B42])" office:value-type="float" office:value="0.437367221636886" calcext:value-type="float">
            <text:p>0.4373672216</text:p>
          </table:table-cell>
          <table:table-cell table:formula="of:=AVERAGE([.C27:.C42])" office:value-type="float" office:value="0.356211672886619" calcext:value-type="float">
            <text:p>0.3562116729</text:p>
          </table:table-cell>
          <table:table-cell table:formula="of:=AVERAGE([.D27:.D42])" office:value-type="float" office:value="0.512228559151934" calcext:value-type="float">
            <text:p>0.5122285592</text:p>
          </table:table-cell>
          <table:table-cell table:formula="of:=AVERAGE([.E27:.E42])" office:value-type="float" office:value="0.399629672071002" calcext:value-type="float">
            <text:p>0.3996296721</text:p>
          </table:table-cell>
          <table:table-cell table:formula="of:=AVERAGE([.F27:.F42])" office:value-type="float" office:value="0.461349102704978" calcext:value-type="float">
            <text:p>0.4613491027</text:p>
          </table:table-cell>
          <table:table-cell table:formula="of:=AVERAGE([.G27:.G42])" office:value-type="float" office:value="0.3140466309883" calcext:value-type="float">
            <text:p>0.314046631</text:p>
          </table:table-cell>
          <table:table-cell table:formula="of:=AVERAGE([.H27:.H42])" office:value-type="float" office:value="0.519038095256448" calcext:value-type="float">
            <text:p>0.5190380953</text:p>
          </table:table-cell>
          <table:table-cell table:formula="of:=AVERAGE([.I27:.I42])" office:value-type="float" office:value="0.447678923594373" calcext:value-type="float">
            <text:p>0.4476789236</text:p>
          </table:table-cell>
          <table:table-cell table:formula="of:=AVERAGE([.J27:.J42])" office:value-type="string" office:string-value="" calcext:value-type="error">
            <text:p>#DIV/0!</text:p>
          </table:table-cell>
          <table:table-cell table:formula="of:=AVERAGE([.K27:.K42])" office:value-type="string" office:string-value="" calcext:value-type="error">
            <text:p>#DIV/0!</text:p>
          </table:table-cell>
          <table:table-cell table:formula="of:=AVERAGE([.L27:.L42])" office:value-type="float" office:value="0.42913919920796" calcext:value-type="float">
            <text:p>0.4291391992</text:p>
          </table:table-cell>
          <table:table-cell table:formula="of:=AVERAGE([.M27:.M42])" office:value-type="float" office:value="0.37830372444313" calcext:value-type="float">
            <text:p>0.3783037244</text:p>
          </table:table-cell>
          <table:table-cell table:formula="of:=AVERAGE([.N27:.N42])" office:value-type="float" office:value="0.455674815399842" calcext:value-type="float">
            <text:p>0.4556748154</text:p>
          </table:table-cell>
          <table:table-cell table:formula="of:=AVERAGE([.O27:.O42])" office:value-type="float" office:value="0.464678653506506" calcext:value-type="float">
            <text:p>0.4646786535</text:p>
          </table:table-cell>
          <table:table-cell table:formula="of:=AVERAGE([.P27:.P42])" office:value-type="float" office:value="0.463826198059509" calcext:value-type="float">
            <text:p>0.4638261981</text:p>
          </table:table-cell>
          <table:table-cell table:formula="of:=AVERAGE([.Q27:.Q42])" office:value-type="float" office:value="0.363570187148376" calcext:value-type="float">
            <text:p>0.3635701871</text:p>
          </table:table-cell>
          <table:table-cell table:formula="of:=AVERAGE([.R27:.R42])" office:value-type="float" office:value="0.480351734554536" calcext:value-type="float">
            <text:p>0.4803517346</text:p>
          </table:table-cell>
          <table:table-cell table:formula="of:=AVERAGE([.S27:.S42])" office:value-type="float" office:value="0.436536036775604" calcext:value-type="float">
            <text:p>0.4365360368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Compare augmentation effect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C_9_682</text:p>
          </table:table-cell>
          <table:table-cell table:style-name="ce1" office:value-type="string" calcext:value-type="string">
            <text:p>C_9_1364</text:p>
          </table:table-cell>
          <table:table-cell table:style-name="ce1" office:value-type="string" calcext:value-type="string">
            <text:p>C_9_6820</text:p>
          </table:table-cell>
          <table:table-cell table:style-name="ce1" office:value-type="string" calcext:value-type="string">
            <text:p>C_9_9548</text:p>
          </table:table-cell>
          <table:table-cell/>
          <table:table-cell table:style-name="ce1" office:value-type="string" calcext:value-type="string">
            <text:p>C_16_682</text:p>
          </table:table-cell>
          <table:table-cell table:style-name="ce1" office:value-type="string" calcext:value-type="string">
            <text:p>C_16_1364</text:p>
          </table:table-cell>
          <table:table-cell table:style-name="ce1" office:value-type="string" calcext:value-type="string">
            <text:p>C_16_6820</text:p>
          </table:table-cell>
          <table:table-cell table:style-name="ce1" office:value-type="string" calcext:value-type="string">
            <text:p>C_16_9548</text:p>
          </table:table-cell>
          <table:table-cell/>
          <table:table-cell table:style-name="ce1" office:value-type="string" calcext:value-type="string">
            <text:p>C_9_682_Gabor</text:p>
          </table:table-cell>
          <table:table-cell table:style-name="ce1" office:value-type="string" calcext:value-type="string">
            <text:p>C_9_1364_Gabor</text:p>
          </table:table-cell>
          <table:table-cell table:style-name="ce1" office:value-type="string" calcext:value-type="string">
            <text:p>C_9_6820_Gabor</text:p>
          </table:table-cell>
          <table:table-cell table:style-name="ce1" office:value-type="string" calcext:value-type="string">
            <text:p>C_9_9548_Gabor</text:p>
          </table:table-cell>
          <table:table-cell/>
          <table:table-cell table:style-name="ce1" office:value-type="string" calcext:value-type="string">
            <text:p>C_16_682_Gabor</text:p>
          </table:table-cell>
          <table:table-cell table:style-name="ce1" office:value-type="string" calcext:value-type="string">
            <text:p>C_16_1364_Gabor</text:p>
          </table:table-cell>
          <table:table-cell table:style-name="ce1" office:value-type="string" calcext:value-type="string">
            <text:p>C_16_6820_Gabor</text:p>
          </table:table-cell>
          <table:table-cell table:style-name="ce1" office:value-type="string" calcext:value-type="string">
            <text:p>C_16_9548_Gabor</text:p>
          </table:table-cell>
        </table:table-row>
        <table:table-row table:style-name="ro1">
          <table:table-cell office:value-type="string" calcext:value-type="string">
            <text:p>Asphalt</text:p>
          </table:table-cell>
          <table:table-cell office:value-type="float" office:value="0.801184138018434" calcext:value-type="float">
            <text:p>0.801184138</text:p>
          </table:table-cell>
          <table:table-cell office:value-type="float" office:value="0.793135178541101" calcext:value-type="float">
            <text:p>0.7931351785</text:p>
          </table:table-cell>
          <table:table-cell office:value-type="float" office:value="0.777698902465582" calcext:value-type="float">
            <text:p>0.7776989025</text:p>
          </table:table-cell>
          <table:table-cell office:value-type="float" office:value="0.804499444911129" calcext:value-type="float">
            <text:p>0.8044994449</text:p>
          </table:table-cell>
          <table:table-cell/>
          <table:table-cell office:value-type="float" office:value="0.856325659153625" calcext:value-type="float">
            <text:p>0.8563256592</text:p>
          </table:table-cell>
          <table:table-cell office:value-type="float" office:value="0.813700725499342" calcext:value-type="float">
            <text:p>0.8137007255</text:p>
          </table:table-cell>
          <table:table-cell office:value-type="float" office:value="0.760772099018325" calcext:value-type="float">
            <text:p>0.760772099</text:p>
          </table:table-cell>
          <table:table-cell office:value-type="float" office:value="0.780287553351511" calcext:value-type="float">
            <text:p>0.7802875534</text:p>
          </table:table-cell>
          <table:table-cell/>
          <table:table-cell office:value-type="float" office:value="0.720689291328697" calcext:value-type="float">
            <text:p>0.7206892913</text:p>
          </table:table-cell>
          <table:table-cell office:value-type="float" office:value="0.711973151505589" calcext:value-type="float">
            <text:p>0.7119731515</text:p>
          </table:table-cell>
          <table:table-cell office:value-type="float" office:value="0.65225253743004" calcext:value-type="float">
            <text:p>0.6522525374</text:p>
          </table:table-cell>
          <table:table-cell office:value-type="float" office:value="0.741555399912227" calcext:value-type="float">
            <text:p>0.7415553999</text:p>
          </table:table-cell>
          <table:table-cell/>
          <table:table-cell office:value-type="float" office:value="0.771157870893975" calcext:value-type="float">
            <text:p>0.7711578709</text:p>
          </table:table-cell>
          <table:table-cell office:value-type="float" office:value="0.792608107210031" calcext:value-type="float">
            <text:p>0.7926081072</text:p>
          </table:table-cell>
          <table:table-cell office:value-type="float" office:value="0.670559352367335" calcext:value-type="float">
            <text:p>0.6705593524</text:p>
          </table:table-cell>
          <table:table-cell office:value-type="float" office:value="0.724981748624519" calcext:value-type="float">
            <text:p>0.7249817486</text:p>
          </table:table-cell>
        </table:table-row>
        <table:table-row table:style-name="ro1">
          <table:table-cell office:value-type="string" calcext:value-type="string">
            <text:p>Gravel_H</text:p>
          </table:table-cell>
          <table:table-cell office:value-type="float" office:value="0.241353146813844" calcext:value-type="float">
            <text:p>0.2413531468</text:p>
          </table:table-cell>
          <table:table-cell office:value-type="float" office:value="0.357972872931098" calcext:value-type="float">
            <text:p>0.3579728729</text:p>
          </table:table-cell>
          <table:table-cell office:value-type="float" office:value="0.327857633530015" calcext:value-type="float">
            <text:p>0.3278576335</text:p>
          </table:table-cell>
          <table:table-cell office:value-type="float" office:value="0.372134145430672" calcext:value-type="float">
            <text:p>0.3721341454</text:p>
          </table:table-cell>
          <table:table-cell/>
          <table:table-cell office:value-type="float" office:value="0.342080977025747" calcext:value-type="float">
            <text:p>0.342080977</text:p>
          </table:table-cell>
          <table:table-cell office:value-type="float" office:value="0.395240980338506" calcext:value-type="float">
            <text:p>0.3952409803</text:p>
          </table:table-cell>
          <table:table-cell office:value-type="float" office:value="0.316880706098968" calcext:value-type="float">
            <text:p>0.3168807061</text:p>
          </table:table-cell>
          <table:table-cell office:value-type="float" office:value="0.258794685027784" calcext:value-type="float">
            <text:p>0.258794685</text:p>
          </table:table-cell>
          <table:table-cell/>
          <table:table-cell office:value-type="float" office:value="0.217295279653902" calcext:value-type="float">
            <text:p>0.2172952797</text:p>
          </table:table-cell>
          <table:table-cell office:value-type="float" office:value="0.310094547366807" calcext:value-type="float">
            <text:p>0.3100945474</text:p>
          </table:table-cell>
          <table:table-cell office:value-type="float" office:value="0.145639241312487" calcext:value-type="float">
            <text:p>0.1456392413</text:p>
          </table:table-cell>
          <table:table-cell office:value-type="float" office:value="0.26954850921201" calcext:value-type="float">
            <text:p>0.2695485092</text:p>
          </table:table-cell>
          <table:table-cell/>
          <table:table-cell office:value-type="float" office:value="0.28444275422389" calcext:value-type="float">
            <text:p>0.2844427542</text:p>
          </table:table-cell>
          <table:table-cell office:value-type="float" office:value="0.31429265370896" calcext:value-type="float">
            <text:p>0.3142926537</text:p>
          </table:table-cell>
          <table:table-cell office:value-type="float" office:value="0.166220504894715" calcext:value-type="float">
            <text:p>0.1662205049</text:p>
          </table:table-cell>
          <table:table-cell office:value-type="float" office:value="0.135461470805958" calcext:value-type="float">
            <text:p>0.1354614708</text:p>
          </table:table-cell>
        </table:table-row>
        <table:table-row table:style-name="ro1">
          <table:table-cell office:value-type="string" calcext:value-type="string">
            <text:p>Gravel_L</text:p>
          </table:table-cell>
          <table:table-cell office:value-type="float" office:value="0.35124132840054" calcext:value-type="float">
            <text:p>0.3512413284</text:p>
          </table:table-cell>
          <table:table-cell office:value-type="float" office:value="0.431617370708912" calcext:value-type="float">
            <text:p>0.4316173707</text:p>
          </table:table-cell>
          <table:table-cell office:value-type="float" office:value="0.436713580181817" calcext:value-type="float">
            <text:p>0.4367135802</text:p>
          </table:table-cell>
          <table:table-cell office:value-type="float" office:value="0.48522486484036" calcext:value-type="float">
            <text:p>0.4852248648</text:p>
          </table:table-cell>
          <table:table-cell/>
          <table:table-cell office:value-type="float" office:value="0.360266244282689" calcext:value-type="float">
            <text:p>0.3602662443</text:p>
          </table:table-cell>
          <table:table-cell office:value-type="float" office:value="0.421420344325897" calcext:value-type="float">
            <text:p>0.4214203443</text:p>
          </table:table-cell>
          <table:table-cell office:value-type="float" office:value="0.441121308472696" calcext:value-type="float">
            <text:p>0.4411213085</text:p>
          </table:table-cell>
          <table:table-cell office:value-type="float" office:value="0.473402815936911" calcext:value-type="float">
            <text:p>0.4734028159</text:p>
          </table:table-cell>
          <table:table-cell/>
          <table:table-cell office:value-type="float" office:value="0.248096444208832" calcext:value-type="float">
            <text:p>0.2480964442</text:p>
          </table:table-cell>
          <table:table-cell office:value-type="float" office:value="0.33667763983503" calcext:value-type="float">
            <text:p>0.3366776398</text:p>
          </table:table-cell>
          <table:table-cell office:value-type="float" office:value="0.292025035990206" calcext:value-type="float">
            <text:p>0.292025036</text:p>
          </table:table-cell>
          <table:table-cell office:value-type="float" office:value="0.387938050483189" calcext:value-type="float">
            <text:p>0.3879380505</text:p>
          </table:table-cell>
          <table:table-cell/>
          <table:table-cell office:value-type="float" office:value="0.287609525301066" calcext:value-type="float">
            <text:p>0.2876095253</text:p>
          </table:table-cell>
          <table:table-cell office:value-type="float" office:value="0.392739316992121" calcext:value-type="float">
            <text:p>0.392739317</text:p>
          </table:table-cell>
          <table:table-cell office:value-type="float" office:value="0.334265480726726" calcext:value-type="float">
            <text:p>0.3342654807</text:p>
          </table:table-cell>
          <table:table-cell office:value-type="float" office:value="0.394960092865401" calcext:value-type="float">
            <text:p>0.3949600929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257260932042501" calcext:value-type="float">
            <text:p>0.257260932</text:p>
          </table:table-cell>
          <table:table-cell office:value-type="float" office:value="0.249166224600411" calcext:value-type="float">
            <text:p>0.2491662246</text:p>
          </table:table-cell>
          <table:table-cell office:value-type="float" office:value="0.224304095091408" calcext:value-type="float">
            <text:p>0.2243040951</text:p>
          </table:table-cell>
          <table:table-cell office:value-type="float" office:value="0.406690945960424" calcext:value-type="float">
            <text:p>0.406690946</text:p>
          </table:table-cell>
          <table:table-cell/>
          <table:table-cell office:value-type="float" office:value="0.301596447266145" calcext:value-type="float">
            <text:p>0.3015964473</text:p>
          </table:table-cell>
          <table:table-cell office:value-type="float" office:value="0.289685662638629" calcext:value-type="float">
            <text:p>0.2896856626</text:p>
          </table:table-cell>
          <table:table-cell office:value-type="float" office:value="0.227703162540781" calcext:value-type="float">
            <text:p>0.2277031625</text:p>
          </table:table-cell>
          <table:table-cell office:value-type="float" office:value="0.286996694943399" calcext:value-type="float">
            <text:p>0.2869966949</text:p>
          </table:table-cell>
          <table:table-cell/>
          <table:table-cell office:value-type="float" office:value="0.160801334007309" calcext:value-type="float">
            <text:p>0.160801334</text:p>
          </table:table-cell>
          <table:table-cell office:value-type="float" office:value="0.148239632444674" calcext:value-type="float">
            <text:p>0.1482396324</text:p>
          </table:table-cell>
          <table:table-cell office:value-type="float" office:value="0.0311431033600903" calcext:value-type="float">
            <text:p>0.0311431034</text:p>
          </table:table-cell>
          <table:table-cell office:value-type="float" office:value="0.300225473865707" calcext:value-type="float">
            <text:p>0.3002254739</text:p>
          </table:table-cell>
          <table:table-cell/>
          <table:table-cell office:value-type="float" office:value="0.22184296648906" calcext:value-type="float">
            <text:p>0.2218429665</text:p>
          </table:table-cell>
          <table:table-cell office:value-type="float" office:value="0.29136576095331" calcext:value-type="float">
            <text:p>0.291365761</text:p>
          </table:table-cell>
          <table:table-cell office:value-type="float" office:value="0.177052235581409" calcext:value-type="float">
            <text:p>0.1770522356</text:p>
          </table:table-cell>
          <table:table-cell office:value-type="float" office:value="0.182811960780333" calcext:value-type="float">
            <text:p>0.1828119608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641124203368255" calcext:value-type="float">
            <text:p>0.6411242034</text:p>
          </table:table-cell>
          <table:table-cell office:value-type="float" office:value="0.629558195202612" calcext:value-type="float">
            <text:p>0.6295581952</text:p>
          </table:table-cell>
          <table:table-cell office:value-type="float" office:value="0.47707491172239" calcext:value-type="float">
            <text:p>0.4770749117</text:p>
          </table:table-cell>
          <table:table-cell office:value-type="float" office:value="0.635282115570963" calcext:value-type="float">
            <text:p>0.6352821156</text:p>
          </table:table-cell>
          <table:table-cell/>
          <table:table-cell office:value-type="float" office:value="0.610004134597036" calcext:value-type="float">
            <text:p>0.6100041346</text:p>
          </table:table-cell>
          <table:table-cell office:value-type="float" office:value="0.528873190489129" calcext:value-type="float">
            <text:p>0.5288731905</text:p>
          </table:table-cell>
          <table:table-cell office:value-type="float" office:value="0.548680611998438" calcext:value-type="float">
            <text:p>0.548680612</text:p>
          </table:table-cell>
          <table:table-cell office:value-type="float" office:value="0.536197772792928" calcext:value-type="float">
            <text:p>0.5361977728</text:p>
          </table:table-cell>
          <table:table-cell/>
          <table:table-cell office:value-type="float" office:value="0.470369409118436" calcext:value-type="float">
            <text:p>0.4703694091</text:p>
          </table:table-cell>
          <table:table-cell office:value-type="float" office:value="0.49428704261415" calcext:value-type="float">
            <text:p>0.4942870426</text:p>
          </table:table-cell>
          <table:table-cell office:value-type="float" office:value="0.261737913245568" calcext:value-type="float">
            <text:p>0.2617379132</text:p>
          </table:table-cell>
          <table:table-cell office:value-type="float" office:value="0.495655758744876" calcext:value-type="float">
            <text:p>0.4956557587</text:p>
          </table:table-cell>
          <table:table-cell/>
          <table:table-cell office:value-type="float" office:value="0.513597811613501" calcext:value-type="float">
            <text:p>0.5135978116</text:p>
          </table:table-cell>
          <table:table-cell office:value-type="float" office:value="0.535305927066757" calcext:value-type="float">
            <text:p>0.5353059271</text:p>
          </table:table-cell>
          <table:table-cell office:value-type="float" office:value="0.365818408011514" calcext:value-type="float">
            <text:p>0.365818408</text:p>
          </table:table-cell>
          <table:table-cell office:value-type="float" office:value="0.484573900072886" calcext:value-type="float">
            <text:p>0.4845739001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196532999164578" calcext:value-type="float">
            <text:p>0.1965329992</text:p>
          </table:table-cell>
          <table:table-cell office:value-type="float" office:value="0.509193167615609" calcext:value-type="float">
            <text:p>0.5091931676</text:p>
          </table:table-cell>
          <table:table-cell office:value-type="float" office:value="0.478168496173018" calcext:value-type="float">
            <text:p>0.4781684962</text:p>
          </table:table-cell>
          <table:table-cell office:value-type="float" office:value="0.396262092308978" calcext:value-type="float">
            <text:p>0.3962620923</text:p>
          </table:table-cell>
          <table:table-cell/>
          <table:table-cell office:value-type="float" office:value="0.0547218155197657" calcext:value-type="float">
            <text:p>0.0547218155</text:p>
          </table:table-cell>
          <table:table-cell office:value-type="float" office:value="0.274165352711318" calcext:value-type="float">
            <text:p>0.2741653527</text:p>
          </table:table-cell>
          <table:table-cell office:value-type="float" office:value="0.487540570090481" calcext:value-type="float">
            <text:p>0.4875405701</text:p>
          </table:table-cell>
          <table:table-cell office:value-type="float" office:value="0.598851684952224" calcext:value-type="float">
            <text:p>0.5988516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28389237779809" calcext:value-type="float">
            <text:p>0.2283892378</text:p>
          </table:table-cell>
          <table:table-cell office:value-type="float" office:value="0.335091774303195" calcext:value-type="float">
            <text:p>0.3350917743</text:p>
          </table:table-cell>
          <table:table-cell/>
          <table:table-cell office:value-type="float" office:value="0.00238280238280238" calcext:value-type="float">
            <text:p>0.0023828024</text:p>
          </table:table-cell>
          <table:table-cell office:value-type="float" office:value="0.147272142627461" calcext:value-type="float">
            <text:p>0.1472721426</text:p>
          </table:table-cell>
          <table:table-cell office:value-type="float" office:value="0.322306330218653" calcext:value-type="float">
            <text:p>0.3223063302</text:p>
          </table:table-cell>
          <table:table-cell office:value-type="float" office:value="0.533444037051943" calcext:value-type="float">
            <text:p>0.5334440371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.107542967886711" calcext:value-type="float">
            <text:p>0.1075429679</text:p>
          </table:table-cell>
          <table:table-cell office:value-type="float" office:value="0.162618017992964" calcext:value-type="float">
            <text:p>0.162618018</text:p>
          </table:table-cell>
          <table:table-cell office:value-type="float" office:value="0.195065392542627" calcext:value-type="float">
            <text:p>0.1950653925</text:p>
          </table:table-cell>
          <table:table-cell office:value-type="float" office:value="0.226608911708926" calcext:value-type="float">
            <text:p>0.2266089117</text:p>
          </table:table-cell>
          <table:table-cell/>
          <table:table-cell office:value-type="float" office:value="0.112528306268992" calcext:value-type="float">
            <text:p>0.1125283063</text:p>
          </table:table-cell>
          <table:table-cell office:value-type="float" office:value="0.190190636752691" calcext:value-type="float">
            <text:p>0.1901906368</text:p>
          </table:table-cell>
          <table:table-cell office:value-type="float" office:value="0.168609577186186" calcext:value-type="float">
            <text:p>0.1686095772</text:p>
          </table:table-cell>
          <table:table-cell office:value-type="float" office:value="0.202120741860716" calcext:value-type="float">
            <text:p>0.2021207419</text:p>
          </table:table-cell>
          <table:table-cell/>
          <table:table-cell office:value-type="float" office:value="0.101285669488868" calcext:value-type="float">
            <text:p>0.1012856695</text:p>
          </table:table-cell>
          <table:table-cell office:value-type="float" office:value="0.0998383737666953" calcext:value-type="float">
            <text:p>0.0998383738</text:p>
          </table:table-cell>
          <table:table-cell office:value-type="float" office:value="0.0357801002472326" calcext:value-type="float">
            <text:p>0.0357801002</text:p>
          </table:table-cell>
          <table:table-cell office:value-type="float" office:value="0.226029207691799" calcext:value-type="float">
            <text:p>0.2260292077</text:p>
          </table:table-cell>
          <table:table-cell/>
          <table:table-cell office:value-type="float" office:value="0.0831704984825178" calcext:value-type="float">
            <text:p>0.0831704985</text:p>
          </table:table-cell>
          <table:table-cell office:value-type="float" office:value="0.219679026355653" calcext:value-type="float">
            <text:p>0.2196790264</text:p>
          </table:table-cell>
          <table:table-cell office:value-type="float" office:value="0.0805534261281546" calcext:value-type="float">
            <text:p>0.0805534261</text:p>
          </table:table-cell>
          <table:table-cell office:value-type="float" office:value="0.217054627878981" calcext:value-type="float">
            <text:p>0.2170546279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392918613228424" calcext:value-type="float">
            <text:p>0.3929186132</text:p>
          </table:table-cell>
          <table:table-cell office:value-type="float" office:value="0.540891721152147" calcext:value-type="float">
            <text:p>0.5408917212</text:p>
          </table:table-cell>
          <table:table-cell office:value-type="float" office:value="0.418813874860276" calcext:value-type="float">
            <text:p>0.4188138749</text:p>
          </table:table-cell>
          <table:table-cell office:value-type="float" office:value="0.47707525396927" calcext:value-type="float">
            <text:p>0.477075254</text:p>
          </table:table-cell>
          <table:table-cell/>
          <table:table-cell office:value-type="float" office:value="0.501811347066224" calcext:value-type="float">
            <text:p>0.5018113471</text:p>
          </table:table-cell>
          <table:table-cell office:value-type="float" office:value="0.454660905750919" calcext:value-type="float">
            <text:p>0.4546609058</text:p>
          </table:table-cell>
          <table:table-cell office:value-type="float" office:value="0.406896901637126" calcext:value-type="float">
            <text:p>0.4068969016</text:p>
          </table:table-cell>
          <table:table-cell office:value-type="float" office:value="0.415899897694184" calcext:value-type="float">
            <text:p>0.4158998977</text:p>
          </table:table-cell>
          <table:table-cell/>
          <table:table-cell office:value-type="float" office:value="0.349131723845828" calcext:value-type="float">
            <text:p>0.3491317238</text:p>
          </table:table-cell>
          <table:table-cell office:value-type="float" office:value="0.567286922869229" calcext:value-type="float">
            <text:p>0.5672869229</text:p>
          </table:table-cell>
          <table:table-cell office:value-type="float" office:value="0.394821994242671" calcext:value-type="float">
            <text:p>0.3948219942</text:p>
          </table:table-cell>
          <table:table-cell office:value-type="float" office:value="0.421090650279116" calcext:value-type="float">
            <text:p>0.4210906503</text:p>
          </table:table-cell>
          <table:table-cell/>
          <table:table-cell office:value-type="float" office:value="0.443084847007193" calcext:value-type="float">
            <text:p>0.443084847</text:p>
          </table:table-cell>
          <table:table-cell office:value-type="float" office:value="0.450459597248389" calcext:value-type="float">
            <text:p>0.4504595972</text:p>
          </table:table-cell>
          <table:table-cell office:value-type="float" office:value="0.384930253169435" calcext:value-type="float">
            <text:p>0.3849302532</text:p>
          </table:table-cell>
          <table:table-cell office:value-type="float" office:value="0.394630224708711" calcext:value-type="float">
            <text:p>0.3946302247</text:p>
          </table:table-cell>
        </table:table-row>
        <table:table-row table:style-name="ro1">
          <table:table-cell office:value-type="string" calcext:value-type="string">
            <text:p>Gravel_N</text:p>
          </table:table-cell>
          <table:table-cell table:number-columns-repeated="5"/>
          <table:table-cell office:value-type="float" office:value="0.459206732642406" calcext:value-type="float">
            <text:p>0.4592067326</text:p>
          </table:table-cell>
          <table:table-cell office:value-type="float" office:value="0.499976105137395" calcext:value-type="float">
            <text:p>0.4999761051</text:p>
          </table:table-cell>
          <table:table-cell office:value-type="float" office:value="0.621414089402375" calcext:value-type="float">
            <text:p>0.6214140894</text:p>
          </table:table-cell>
          <table:table-cell office:value-type="float" office:value="0.666523859326369" calcext:value-type="float">
            <text:p>0.6665238593</text:p>
          </table:table-cell>
          <table:table-cell table:number-columns-repeated="6"/>
          <table:table-cell office:value-type="float" office:value="0.0715445764595265" calcext:value-type="float">
            <text:p>0.0715445765</text:p>
          </table:table-cell>
          <table:table-cell office:value-type="float" office:value="0.578292578292578" calcext:value-type="float">
            <text:p>0.5782925783</text:p>
          </table:table-cell>
          <table:table-cell office:value-type="float" office:value="0.527639824402667" calcext:value-type="float">
            <text:p>0.5276398244</text:p>
          </table:table-cell>
          <table:table-cell office:value-type="float" office:value="0.670661301609517" calcext:value-type="float">
            <text:p>0.6706613016</text:p>
          </table:table-cell>
        </table:table-row>
        <table:table-row table:style-name="ro1">
          <table:table-cell office:value-type="string" calcext:value-type="string">
            <text:p>Mud_N</text:p>
          </table:table-cell>
          <table:table-cell table:number-columns-repeated="5"/>
          <table:table-cell office:value-type="float" office:value="0.029880694143167" calcext:value-type="float">
            <text:p>0.0298806941</text:p>
          </table:table-cell>
          <table:table-cell office:value-type="float" office:value="0.25880243100528" calcext:value-type="float">
            <text:p>0.258802431</text:p>
          </table:table-cell>
          <table:table-cell office:value-type="float" office:value="0.203202471067203" calcext:value-type="float">
            <text:p>0.2032024711</text:p>
          </table:table-cell>
          <table:table-cell office:value-type="float" office:value="0.300900420196092" calcext:value-type="float">
            <text:p>0.3009004202</text:p>
          </table:table-cell>
          <table:table-cell table:number-columns-repeated="6"/>
          <table:table-cell office:value-type="float" office:value="0.0125821058471892" calcext:value-type="float">
            <text:p>0.0125821058</text:p>
          </table:table-cell>
          <table:table-cell office:value-type="float" office:value="0.180676004942435" calcext:value-type="float">
            <text:p>0.1806760049</text:p>
          </table:table-cell>
          <table:table-cell office:value-type="float" office:value="0.09364922013551" calcext:value-type="float">
            <text:p>0.0936492201</text:p>
          </table:table-cell>
          <table:table-cell office:value-type="float" office:value="0.170480717400892" calcext:value-type="float">
            <text:p>0.1704807174</text:p>
          </table:table-cell>
        </table:table-row>
        <table:table-row table:style-name="ro1">
          <table:table-cell office:value-type="string" calcext:value-type="string">
            <text:p>Sand_N</text:p>
          </table:table-cell>
          <table:table-cell table:number-columns-repeated="5"/>
          <table:table-cell office:value-type="float" office:value="0.373967530618058" calcext:value-type="float">
            <text:p>0.3739675306</text:p>
          </table:table-cell>
          <table:table-cell office:value-type="float" office:value="0.306995119683941" calcext:value-type="float">
            <text:p>0.3069951197</text:p>
          </table:table-cell>
          <table:table-cell office:value-type="float" office:value="0.336435082957434" calcext:value-type="float">
            <text:p>0.336435083</text:p>
          </table:table-cell>
          <table:table-cell office:value-type="float" office:value="0.269943324600332" calcext:value-type="float">
            <text:p>0.2699433246</text:p>
          </table:table-cell>
          <table:table-cell table:number-columns-repeated="6"/>
          <table:table-cell office:value-type="float" office:value="0.203555406481909" calcext:value-type="float">
            <text:p>0.2035554065</text:p>
          </table:table-cell>
          <table:table-cell office:value-type="float" office:value="0.352127817319099" calcext:value-type="float">
            <text:p>0.3521278173</text:p>
          </table:table-cell>
          <table:table-cell office:value-type="float" office:value="0.0515110937844297" calcext:value-type="float">
            <text:p>0.0515110938</text:p>
          </table:table-cell>
          <table:table-cell office:value-type="float" office:value="0.236713223290405" calcext:value-type="float">
            <text:p>0.2367132233</text:p>
          </table:table-cell>
        </table:table-row>
        <table:table-row table:style-name="ro1">
          <table:table-cell office:value-type="string" calcext:value-type="string">
            <text:p>Sky</text:p>
          </table:table-cell>
          <table:table-cell table:number-columns-repeated="5"/>
          <table:table-cell office:value-type="float" office:value="0.786643236071343" calcext:value-type="float">
            <text:p>0.7866432361</text:p>
          </table:table-cell>
          <table:table-cell office:value-type="float" office:value="0.815246464129472" calcext:value-type="float">
            <text:p>0.8152464641</text:p>
          </table:table-cell>
          <table:table-cell office:value-type="float" office:value="0.769078923818539" calcext:value-type="float">
            <text:p>0.7690789238</text:p>
          </table:table-cell>
          <table:table-cell office:value-type="float" office:value="0.777814711978413" calcext:value-type="float">
            <text:p>0.777814712</text:p>
          </table:table-cell>
          <table:table-cell table:number-columns-repeated="6"/>
          <table:table-cell office:value-type="float" office:value="0.776951845674168" calcext:value-type="float">
            <text:p>0.7769518457</text:p>
          </table:table-cell>
          <table:table-cell office:value-type="float" office:value="0.830807825837068" calcext:value-type="float">
            <text:p>0.8308078258</text:p>
          </table:table-cell>
          <table:table-cell office:value-type="float" office:value="0.731049693610948" calcext:value-type="float">
            <text:p>0.7310496936</text:p>
          </table:table-cell>
          <table:table-cell office:value-type="float" office:value="0.777147054194428" calcext:value-type="float">
            <text:p>0.7771470542</text:p>
          </table:table-cell>
        </table:table-row>
        <table:table-row table:style-name="ro1">
          <table:table-cell office:value-type="string" calcext:value-type="string">
            <text:p>Vegetation</text:p>
          </table:table-cell>
          <table:table-cell table:number-columns-repeated="5"/>
          <table:table-cell office:value-type="float" office:value="0.689523436072364" calcext:value-type="float">
            <text:p>0.6895234361</text:p>
          </table:table-cell>
          <table:table-cell office:value-type="float" office:value="0.72374169196402" calcext:value-type="float">
            <text:p>0.723741692</text:p>
          </table:table-cell>
          <table:table-cell office:value-type="float" office:value="0.637404994920202" calcext:value-type="float">
            <text:p>0.6374049949</text:p>
          </table:table-cell>
          <table:table-cell office:value-type="float" office:value="0.667524954565291" calcext:value-type="float">
            <text:p>0.6675249546</text:p>
          </table:table-cell>
          <table:table-cell table:number-columns-repeated="6"/>
          <table:table-cell office:value-type="float" office:value="0.686276151583082" calcext:value-type="float">
            <text:p>0.6862761516</text:p>
          </table:table-cell>
          <table:table-cell office:value-type="float" office:value="0.719922077766594" calcext:value-type="float">
            <text:p>0.7199220778</text:p>
          </table:table-cell>
          <table:table-cell office:value-type="float" office:value="0.592705989733974" calcext:value-type="float">
            <text:p>0.5927059897</text:p>
          </table:table-cell>
          <table:table-cell office:value-type="float" office:value="0.654984214790602" calcext:value-type="float">
            <text:p>0.6549842148</text:p>
          </table:table-cell>
        </table:table-row>
        <table:table-row table:style-name="ro1">
          <table:table-cell office:value-type="string" calcext:value-type="string">
            <text:p>Grass_N</text:p>
          </table:table-cell>
          <table:table-cell table:number-columns-repeated="5"/>
          <table:table-cell office:value-type="float" office:value="0.548205068829562" calcext:value-type="float">
            <text:p>0.5482050688</text:p>
          </table:table-cell>
          <table:table-cell office:value-type="float" office:value="0.534940003355612" calcext:value-type="float">
            <text:p>0.5349400034</text:p>
          </table:table-cell>
          <table:table-cell office:value-type="float" office:value="0.54795134726979" calcext:value-type="float">
            <text:p>0.5479513473</text:p>
          </table:table-cell>
          <table:table-cell office:value-type="float" office:value="0.579262909622758" calcext:value-type="float">
            <text:p>0.5792629096</text:p>
          </table:table-cell>
          <table:table-cell table:number-columns-repeated="6"/>
          <table:table-cell office:value-type="float" office:value="0.52192726030807" calcext:value-type="float">
            <text:p>0.5219272603</text:p>
          </table:table-cell>
          <table:table-cell office:value-type="float" office:value="0.513348131330692" calcext:value-type="float">
            <text:p>0.5133481313</text:p>
          </table:table-cell>
          <table:table-cell office:value-type="float" office:value="0.436127943919674" calcext:value-type="float">
            <text:p>0.4361279439</text:p>
          </table:table-cell>
          <table:table-cell office:value-type="float" office:value="0.537953247246262" calcext:value-type="float">
            <text:p>0.5379532472</text:p>
          </table:table-cell>
        </table:table-row>
        <table:table-row table:style-name="ro1">
          <table:table-cell office:value-type="string" calcext:value-type="string">
            <text:p>Snow_N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office:value-type="float" office:value="0.370558795428763" calcext:value-type="float">
            <text:p>0.3705587954</text:p>
          </table:table-cell>
          <table:table-cell office:value-type="float" office:value="0.300039005709017" calcext:value-type="float">
            <text:p>0.3000390057</text:p>
          </table:table-cell>
          <table:table-cell table:number-columns-repeated="6"/>
          <table:table-cell office:value-type="float" office:value="0.338140888470427" calcext:value-type="float">
            <text:p>0.3381408885</text:p>
          </table:table-cell>
          <table:table-cell office:value-type="float" office:value="0.324591875535734" calcext:value-type="float">
            <text:p>0.3245918755</text:p>
          </table:table-cell>
          <table:table-cell office:value-type="float" office:value="0.350827481648479" calcext:value-type="float">
            <text:p>0.3508274816</text:p>
          </table:table-cell>
          <table:table-cell office:value-type="float" office:value="0.299196940196642" calcext:value-type="float">
            <text:p>0.2991969402</text:p>
          </table:table-cell>
        </table:table-row>
        <table:table-row table:style-name="ro1">
          <table:table-cell office:value-type="string" calcext:value-type="string">
            <text:p>Background</text:p>
          </table:table-cell>
          <table:table-cell office:value-type="float" office:value="0.94714666580869" calcext:value-type="float">
            <text:p>0.9471466658</text:p>
          </table:table-cell>
          <table:table-cell office:value-type="float" office:value="0.935904283622555" calcext:value-type="float">
            <text:p>0.9359042836</text:p>
          </table:table-cell>
          <table:table-cell office:value-type="float" office:value="0.816445037777668" calcext:value-type="float">
            <text:p>0.8164450378</text:p>
          </table:table-cell>
          <table:table-cell office:value-type="float" office:value="0.867565082607313" calcext:value-type="float">
            <text:p>0.8675650826</text:p>
          </table:table-cell>
          <table:table-cell/>
          <table:table-cell office:value-type="float" office:value="0.839465557770237" calcext:value-type="float">
            <text:p>0.8394655578</text:p>
          </table:table-cell>
          <table:table-cell office:value-type="float" office:value="0.783157432615314" calcext:value-type="float">
            <text:p>0.7831574326</text:p>
          </table:table-cell>
          <table:table-cell office:value-type="float" office:value="0.576968527044829" calcext:value-type="float">
            <text:p>0.576968527</text:p>
          </table:table-cell>
          <table:table-cell office:value-type="float" office:value="0.571066720314647" calcext:value-type="float">
            <text:p>0.5710667203</text:p>
          </table:table-cell>
          <table:table-cell/>
          <table:table-cell office:value-type="float" office:value="0.938235904327696" calcext:value-type="float">
            <text:p>0.9382359043</text:p>
          </table:table-cell>
          <table:table-cell office:value-type="float" office:value="0.928269738236844" calcext:value-type="float">
            <text:p>0.9282697382</text:p>
          </table:table-cell>
          <table:table-cell office:value-type="float" office:value="0.784630515286592" calcext:value-type="float">
            <text:p>0.7846305153</text:p>
          </table:table-cell>
          <table:table-cell office:value-type="float" office:value="0.85197548785724" calcext:value-type="float">
            <text:p>0.8519754879</text:p>
          </table:table-cell>
          <table:table-cell/>
          <table:table-cell office:value-type="float" office:value="0.834592279871705" calcext:value-type="float">
            <text:p>0.8345922799</text:p>
          </table:table-cell>
          <table:table-cell office:value-type="float" office:value="0.791369612917211" calcext:value-type="float">
            <text:p>0.7913696129</text:p>
          </table:table-cell>
          <table:table-cell office:value-type="float" office:value="0.531905756040393" calcext:value-type="float">
            <text:p>0.531905756</text:p>
          </table:table-cell>
          <table:table-cell office:value-type="float" office:value="0.569521826892189" calcext:value-type="float">
            <text:p>0.5695218269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50:.B65])" office:value-type="float" office:value="0.437367221636886" calcext:value-type="float">
            <text:p>0.4373672216</text:p>
          </table:table-cell>
          <table:table-cell table:formula="of:=AVERAGE([.C50:.C65])" office:value-type="float" office:value="0.512228559151934" calcext:value-type="float">
            <text:p>0.5122285592</text:p>
          </table:table-cell>
          <table:table-cell table:formula="of:=AVERAGE([.D50:.D65])" office:value-type="float" office:value="0.461349102704978" calcext:value-type="float">
            <text:p>0.4613491027</text:p>
          </table:table-cell>
          <table:table-cell table:formula="of:=AVERAGE([.E50:.E65])" office:value-type="float" office:value="0.519038095256448" calcext:value-type="float">
            <text:p>0.5190380953</text:p>
          </table:table-cell>
          <table:table-cell/>
          <table:table-cell table:formula="of:=AVERAGE([.G50:.G65])" office:value-type="float" office:value="0.42913919920796" calcext:value-type="float">
            <text:p>0.4291391992</text:p>
          </table:table-cell>
          <table:table-cell table:formula="of:=AVERAGE([.H50:.H65])" office:value-type="float" office:value="0.455674815399842" calcext:value-type="float">
            <text:p>0.4556748154</text:p>
          </table:table-cell>
          <table:table-cell table:formula="of:=AVERAGE([.I50:.I65])" office:value-type="float" office:value="0.463826198059509" calcext:value-type="float">
            <text:p>0.4638261981</text:p>
          </table:table-cell>
          <table:table-cell table:formula="of:=AVERAGE([.J50:.J65])" office:value-type="float" office:value="0.480351734554536" calcext:value-type="float">
            <text:p>0.4803517346</text:p>
          </table:table-cell>
          <table:table-cell/>
          <table:table-cell table:formula="of:=AVERAGE([.L50:.L65])" office:value-type="float" office:value="0.356211672886619" calcext:value-type="float">
            <text:p>0.3562116729</text:p>
          </table:table-cell>
          <table:table-cell table:formula="of:=AVERAGE([.M50:.M65])" office:value-type="float" office:value="0.399629672071002" calcext:value-type="float">
            <text:p>0.3996296721</text:p>
          </table:table-cell>
          <table:table-cell table:formula="of:=AVERAGE([.N50:.N65])" office:value-type="float" office:value="0.3140466309883" calcext:value-type="float">
            <text:p>0.314046631</text:p>
          </table:table-cell>
          <table:table-cell table:formula="of:=AVERAGE([.O50:.O65])" office:value-type="float" office:value="0.447678923594373" calcext:value-type="float">
            <text:p>0.4476789236</text:p>
          </table:table-cell>
          <table:table-cell/>
          <table:table-cell table:formula="of:=AVERAGE([.Q50:.Q65])" office:value-type="float" office:value="0.37830372444313" calcext:value-type="float">
            <text:p>0.3783037244</text:p>
          </table:table-cell>
          <table:table-cell table:formula="of:=AVERAGE([.R50:.R65])" office:value-type="float" office:value="0.464678653506506" calcext:value-type="float">
            <text:p>0.4646786535</text:p>
          </table:table-cell>
          <table:table-cell table:formula="of:=AVERAGE([.S50:.S65])" office:value-type="float" office:value="0.363570187148376" calcext:value-type="float">
            <text:p>0.3635701871</text:p>
          </table:table-cell>
          <table:table-cell table:formula="of:=AVERAGE([.T50:.T65])" office:value-type="float" office:value="0.436536036775604" calcext:value-type="float">
            <text:p>0.4365360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/00/0000</text:date>, <text:time style:data-style-name="N2" text:time-value="10:23:56.688637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9:20:04.957593567</meta:creation-date>
    <dc:date>2017-07-10T11:40:55.180613768</dc:date>
    <meta:editing-duration>PT12M5S</meta:editing-duration>
    <meta:editing-cycles>3</meta:editing-cycles>
    <meta:generator>LibreOffice/4.2.8.2$Linux_X86_64 LibreOffice_project/420m0$Build-2</meta:generator>
    <meta:document-statistic meta:table-count="2" meta:cell-count="2335" meta:object-count="0"/>
  </office:meta>
</office:document-meta>
</file>